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90/Configurations2/statusba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0200000002000309F1C.png"/>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application/x-openoffice-gdimetafile;windows_formatname=&quot;GDIMetaFile&quot;" manifest:full-path="Object 45/ObjectReplacements/Object 1"/>
  <manifest:file-entry manifest:media-type="" manifest:full-path="Object 45/ObjectReplacements/"/>
  <manifest:file-entry manifest:media-type="text/xml" manifest:full-path="Object 45/content.xml"/>
  <manifest:file-entry manifest:media-type="text/xml" manifest:full-path="Object 45/styles.xml"/>
  <manifest:file-entry manifest:media-type="" manifest:full-path="Object 45/Object 1/Configurations2/statusbar/"/>
  <manifest:file-entry manifest:media-type="" manifest:full-path="Object 45/Object 1/Configurations2/floater/"/>
  <manifest:file-entry manifest:media-type="" manifest:full-path="Object 45/Object 1/Configurations2/popupmenu/"/>
  <manifest:file-entry manifest:media-type="" manifest:full-path="Object 45/Object 1/Configurations2/progressbar/"/>
  <manifest:file-entry manifest:media-type="" manifest:full-path="Object 45/Object 1/Configurations2/menubar/"/>
  <manifest:file-entry manifest:media-type="" manifest:full-path="Object 45/Object 1/Configurations2/toolbar/"/>
  <manifest:file-entry manifest:media-type="" manifest:full-path="Object 45/Object 1/Configurations2/images/Bitmaps/"/>
  <manifest:file-entry manifest:media-type="" manifest:full-path="Object 45/Object 1/Configurations2/images/"/>
  <manifest:file-entry manifest:media-type="application/vnd.sun.xml.ui.configuration" manifest:full-path="Object 45/Object 1/Configurations2/"/>
  <manifest:file-entry manifest:media-type="text/xml" manifest:full-path="Object 45/Object 1/content.xml"/>
  <manifest:file-entry manifest:media-type="text/xml" manifest:full-path="Object 45/Object 1/settings.xml"/>
  <manifest:file-entry manifest:media-type="application/vnd.oasis.opendocument.formula" manifest:version="1.2" manifest:full-path="Object 45/Object 1/"/>
  <manifest:file-entry manifest:media-type="text/xml" manifest:full-path="Object 45/settings.xml"/>
  <manifest:file-entry manifest:media-type="application/vnd.oasis.opendocument.graphics"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tyles.xml"/>
  <manifest:file-entry manifest:media-type="text/xml" manifest:full-path="Object 54/settings.xml"/>
  <manifest:file-entry manifest:media-type="application/vnd.oasis.opendocument.graphics"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68/Configurations2/statusbar/"/>
  <manifest:file-entry manifest:media-type="" manifest:full-path="Object 68/Configurations2/accelerator/current.xml"/>
  <manifest:file-entry manifest:media-type="" manifest:full-path="Object 68/Configurations2/accelerato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application/x-openoffice-gdimetafile;windows_formatname=&quot;GDIMetaFile&quot;" manifest:full-path="Object 68/ObjectReplacements/Object 1"/>
  <manifest:file-entry manifest:media-type="application/x-openoffice-gdimetafile;windows_formatname=&quot;GDIMetaFile&quot;" manifest:full-path="Object 68/ObjectReplacements/Object 2"/>
  <manifest:file-entry manifest:media-type="" manifest:full-path="Object 68/ObjectReplacements/"/>
  <manifest:file-entry manifest:media-type="text/xml" manifest:full-path="Object 68/content.xml"/>
  <manifest:file-entry manifest:media-type="text/xml" manifest:full-path="Object 68/styles.xml"/>
  <manifest:file-entry manifest:media-type="" manifest:full-path="Object 68/Object 1/Configurations2/statusbar/"/>
  <manifest:file-entry manifest:media-type="" manifest:full-path="Object 68/Object 1/Configurations2/floater/"/>
  <manifest:file-entry manifest:media-type="" manifest:full-path="Object 68/Object 1/Configurations2/popupmenu/"/>
  <manifest:file-entry manifest:media-type="" manifest:full-path="Object 68/Object 1/Configurations2/progressbar/"/>
  <manifest:file-entry manifest:media-type="" manifest:full-path="Object 68/Object 1/Configurations2/menubar/"/>
  <manifest:file-entry manifest:media-type="" manifest:full-path="Object 68/Object 1/Configurations2/toolbar/"/>
  <manifest:file-entry manifest:media-type="" manifest:full-path="Object 68/Object 1/Configurations2/images/Bitmaps/"/>
  <manifest:file-entry manifest:media-type="" manifest:full-path="Object 68/Object 1/Configurations2/images/"/>
  <manifest:file-entry manifest:media-type="application/vnd.sun.xml.ui.configuration" manifest:full-path="Object 68/Object 1/Configurations2/"/>
  <manifest:file-entry manifest:media-type="text/xml" manifest:full-path="Object 68/Object 1/content.xml"/>
  <manifest:file-entry manifest:media-type="text/xml" manifest:full-path="Object 68/Object 1/settings.xml"/>
  <manifest:file-entry manifest:media-type="application/vnd.oasis.opendocument.formula" manifest:version="1.2" manifest:full-path="Object 68/Object 1/"/>
  <manifest:file-entry manifest:media-type="" manifest:full-path="Object 68/Object 2/Configurations2/statusbar/"/>
  <manifest:file-entry manifest:media-type="" manifest:full-path="Object 68/Object 2/Configurations2/floater/"/>
  <manifest:file-entry manifest:media-type="" manifest:full-path="Object 68/Object 2/Configurations2/popupmenu/"/>
  <manifest:file-entry manifest:media-type="" manifest:full-path="Object 68/Object 2/Configurations2/progressbar/"/>
  <manifest:file-entry manifest:media-type="" manifest:full-path="Object 68/Object 2/Configurations2/menubar/"/>
  <manifest:file-entry manifest:media-type="" manifest:full-path="Object 68/Object 2/Configurations2/toolbar/"/>
  <manifest:file-entry manifest:media-type="" manifest:full-path="Object 68/Object 2/Configurations2/images/Bitmaps/"/>
  <manifest:file-entry manifest:media-type="" manifest:full-path="Object 68/Object 2/Configurations2/images/"/>
  <manifest:file-entry manifest:media-type="application/vnd.sun.xml.ui.configuration" manifest:full-path="Object 68/Object 2/Configurations2/"/>
  <manifest:file-entry manifest:media-type="text/xml" manifest:full-path="Object 68/Object 2/content.xml"/>
  <manifest:file-entry manifest:media-type="text/xml" manifest:full-path="Object 68/Object 2/settings.xml"/>
  <manifest:file-entry manifest:media-type="application/vnd.oasis.opendocument.formula" manifest:version="1.2" manifest:full-path="Object 68/Object 2/"/>
  <manifest:file-entry manifest:media-type="text/xml" manifest:full-path="Object 68/settings.xml"/>
  <manifest:file-entry manifest:media-type="application/vnd.oasis.opendocument.graphics" manifest:version="1.2" manifest:full-path="Object 68/"/>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text/xml" manifest:full-path="Object 11/settings.xml"/>
  <manifest:file-entry manifest:media-type="application/vnd.oasis.opendocument.formula" manifest:version="1.2" manifest:full-path="Object 11/"/>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 manifest:full-path="Object 12/images/Bitmaps/"/>
  <manifest:file-entry manifest:media-type="" manifest:full-path="Object 12/images/"/>
  <manifest:file-entry manifest:media-type="text/xml" manifest:full-path="Object 12/settings.xml"/>
  <manifest:file-entry manifest:media-type="application/vnd.oasis.opendocument.formula" manifest:version="1.2" manifest:full-path="Object 1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application/x-openoffice-gdimetafile;windows_formatname=&quot;GDIMetaFile&quot;" manifest:full-path="Object 23/ObjectReplacements/Object 1"/>
  <manifest:file-entry manifest:media-type="" manifest:full-path="Object 23/ObjectReplacements/"/>
  <manifest:file-entry manifest:media-type="text/xml" manifest:full-path="Object 23/content.xml"/>
  <manifest:file-entry manifest:media-type="text/xml" manifest:full-path="Object 23/styles.xml"/>
  <manifest:file-entry manifest:media-type="" manifest:full-path="Object 23/Object 1/Configurations2/statusbar/"/>
  <manifest:file-entry manifest:media-type="" manifest:full-path="Object 23/Object 1/Configurations2/floater/"/>
  <manifest:file-entry manifest:media-type="" manifest:full-path="Object 23/Object 1/Configurations2/popupmenu/"/>
  <manifest:file-entry manifest:media-type="" manifest:full-path="Object 23/Object 1/Configurations2/progressbar/"/>
  <manifest:file-entry manifest:media-type="" manifest:full-path="Object 23/Object 1/Configurations2/menubar/"/>
  <manifest:file-entry manifest:media-type="" manifest:full-path="Object 23/Object 1/Configurations2/toolbar/"/>
  <manifest:file-entry manifest:media-type="" manifest:full-path="Object 23/Object 1/Configurations2/images/Bitmaps/"/>
  <manifest:file-entry manifest:media-type="" manifest:full-path="Object 23/Object 1/Configurations2/images/"/>
  <manifest:file-entry manifest:media-type="application/vnd.sun.xml.ui.configuration" manifest:full-path="Object 23/Object 1/Configurations2/"/>
  <manifest:file-entry manifest:media-type="text/xml" manifest:full-path="Object 23/Object 1/content.xml"/>
  <manifest:file-entry manifest:media-type="text/xml" manifest:full-path="Object 23/Object 1/settings.xml"/>
  <manifest:file-entry manifest:media-type="application/vnd.oasis.opendocument.formula" manifest:version="1.2" manifest:full-path="Object 23/Object 1/"/>
  <manifest:file-entry manifest:media-type="text/xml" manifest:full-path="Object 23/settings.xml"/>
  <manifest:file-entry manifest:media-type="application/vnd.oasis.opendocument.graphics"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 manifest:full-path="Object 86/Configurations2/statusba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graphics"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svg:font-family="'DejaVu Sans'" style:font-family-generic="swiss"/>
    <style:font-face style:name="XB Tabriz" svg:font-family="'XB Tabriz'"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Table4" style:family="table">
      <style:table-properties style:width="4.6in" table:align="margins"/>
    </style:style>
    <style:style style:name="Table4.A" style:family="table-column">
      <style:table-column-properties style:column-width="4.0889in" style:rel-column-width="58251*"/>
    </style:style>
    <style:style style:name="Table4.B" style:family="table-column">
      <style:table-column-properties style:column-width="0.5111in" style:rel-column-width="7284*"/>
    </style:style>
    <style:style style:name="Table4.A1" style:family="table-cell">
      <style:table-cell-properties style:vertical-align="middle" fo:padding="0.0382in" fo:border="none"/>
    </style:style>
    <style:style style:name="Table5" style:family="table">
      <style:table-properties style:width="4.6in" table:align="margins"/>
    </style:style>
    <style:style style:name="Table5.A" style:family="table-column">
      <style:table-column-properties style:column-width="4.0889in" style:rel-column-width="58251*"/>
    </style:style>
    <style:style style:name="Table5.B" style:family="table-column">
      <style:table-column-properties style:column-width="0.5111in" style:rel-column-width="7284*"/>
    </style:style>
    <style:style style:name="Table5.A1" style:family="table-cell">
      <style:table-cell-properties style:vertical-align="middle" fo:padding="0.0382in" fo:border="none"/>
    </style:style>
    <style:style style:name="Table6" style:family="table">
      <style:table-properties style:width="4.6in" table:align="margins"/>
    </style:style>
    <style:style style:name="Table6.A" style:family="table-column">
      <style:table-column-properties style:column-width="4.0889in" style:rel-column-width="58251*"/>
    </style:style>
    <style:style style:name="Table6.B" style:family="table-column">
      <style:table-column-properties style:column-width="0.5111in" style:rel-column-width="7284*"/>
    </style:style>
    <style:style style:name="Table6.A1" style:family="table-cell">
      <style:table-cell-properties style:vertical-align="middle" fo:padding="0.0382in" fo:border="none"/>
    </style:style>
    <style:style style:name="Table7" style:family="table">
      <style:table-properties style:width="4.6in" table:align="margins"/>
    </style:style>
    <style:style style:name="Table7.A" style:family="table-column">
      <style:table-column-properties style:column-width="4.0889in" style:rel-column-width="58251*"/>
    </style:style>
    <style:style style:name="Table7.B" style:family="table-column">
      <style:table-column-properties style:column-width="0.5111in" style:rel-column-width="7284*"/>
    </style:style>
    <style:style style:name="Table7.A1" style:family="table-cell">
      <style:table-cell-properties style:vertical-align="middle" fo:padding="0.0382in" fo:border="none"/>
    </style:style>
    <style:style style:name="Table2" style:family="table">
      <style:table-properties style:width="4.6in" table:align="margins"/>
    </style:style>
    <style:style style:name="Table2.A" style:family="table-column">
      <style:table-column-properties style:column-width="4.0889in" style:rel-column-width="58251*"/>
    </style:style>
    <style:style style:name="Table2.B" style:family="table-column">
      <style:table-column-properties style:column-width="0.5111in" style:rel-column-width="7284*"/>
    </style:style>
    <style:style style:name="Table2.A1" style:family="table-cell">
      <style:table-cell-properties style:vertical-align="middle" fo:padding="0.0382in" fo:border="none"/>
    </style:style>
    <style:style style:name="Table1" style:family="table">
      <style:table-properties style:width="4.6in" table:align="margins"/>
    </style:style>
    <style:style style:name="Table1.A" style:family="table-column">
      <style:table-column-properties style:column-width="4.0889in" style:rel-column-width="58251*"/>
    </style:style>
    <style:style style:name="Table1.B" style:family="table-column">
      <style:table-column-properties style:column-width="0.5111in" style:rel-column-width="7284*"/>
    </style:style>
    <style:style style:name="Table1.A1" style:family="table-cell">
      <style:table-cell-properties style:vertical-align="middle" fo:padding="0.0382in" fo:border="none"/>
    </style:style>
    <style:style style:name="Tabelle4" style:family="table">
      <style:table-properties style:width="4.6in" table:align="margins"/>
    </style:style>
    <style:style style:name="Tabelle4.A" style:family="table-column">
      <style:table-column-properties style:column-width="4.0889in" style:rel-column-width="58251*"/>
    </style:style>
    <style:style style:name="Tabelle4.B" style:family="table-column">
      <style:table-column-properties style:column-width="0.5111in" style:rel-column-width="7284*"/>
    </style:style>
    <style:style style:name="Tabelle4.A1" style:family="table-cell">
      <style:table-cell-properties style:vertical-align="middle" fo:padding="0.0382in" fo:border="none"/>
    </style:style>
    <style:style style:name="Table8" style:family="table">
      <style:table-properties style:width="4.6in" table:align="margins"/>
    </style:style>
    <style:style style:name="Table8.A" style:family="table-column">
      <style:table-column-properties style:column-width="4.0889in" style:rel-column-width="58251*"/>
    </style:style>
    <style:style style:name="Table8.B" style:family="table-column">
      <style:table-column-properties style:column-width="0.5111in" style:rel-column-width="7284*"/>
    </style:style>
    <style:style style:name="Table8.A1" style:family="table-cell">
      <style:table-cell-properties style:vertical-align="middle" fo:padding="0.0382in" fo:border="none"/>
    </style:style>
    <style:style style:name="Table3" style:family="table">
      <style:table-properties style:width="4.6in" table:align="margins"/>
    </style:style>
    <style:style style:name="Table3.A" style:family="table-column">
      <style:table-column-properties style:column-width="4.0889in" style:rel-column-width="58251*"/>
    </style:style>
    <style:style style:name="Table3.B" style:family="table-column">
      <style:table-column-properties style:column-width="0.5111in" style:rel-column-width="7284*"/>
    </style:style>
    <style:style style:name="Table3.A1" style:family="table-cell">
      <style:table-cell-properties style:vertical-align="middle" fo:padding="0.0382in" fo:border="none"/>
    </style:style>
    <style:style style:name="Table9" style:family="table">
      <style:table-properties style:width="4.6in" table:align="margins"/>
    </style:style>
    <style:style style:name="Table9.A" style:family="table-column">
      <style:table-column-properties style:column-width="4.0889in" style:rel-column-width="58251*"/>
    </style:style>
    <style:style style:name="Table9.B" style:family="table-column">
      <style:table-column-properties style:column-width="0.5111in" style:rel-column-width="7284*"/>
    </style:style>
    <style:style style:name="Table9.A1" style:family="table-cell">
      <style:table-cell-properties style:vertical-align="middle" fo:padding="0.0382in" fo:border="none"/>
    </style:style>
    <style:style style:name="Table10" style:family="table">
      <style:table-properties style:width="4.6in" table:align="margins"/>
    </style:style>
    <style:style style:name="Table10.A" style:family="table-column">
      <style:table-column-properties style:column-width="4.0889in" style:rel-column-width="58251*"/>
    </style:style>
    <style:style style:name="Table10.B" style:family="table-column">
      <style:table-column-properties style:column-width="0.5111in" style:rel-column-width="7284*"/>
    </style:style>
    <style:style style:name="Table10.A1" style:family="table-cell">
      <style:table-cell-properties style:vertical-align="middle" fo:padding="0.0382in" fo:border="none"/>
    </style:style>
    <style:style style:name="Table11" style:family="table">
      <style:table-properties style:width="4.6in" table:align="margins"/>
    </style:style>
    <style:style style:name="Table11.A" style:family="table-column">
      <style:table-column-properties style:column-width="4.0889in" style:rel-column-width="58251*"/>
    </style:style>
    <style:style style:name="Table11.B" style:family="table-column">
      <style:table-column-properties style:column-width="0.5111in" style:rel-column-width="7284*"/>
    </style:style>
    <style:style style:name="Table11.A1" style:family="table-cell">
      <style:table-cell-properties style:vertical-align="middle" fo:padding="0.0382in" fo:border="none"/>
    </style:style>
    <style:style style:name="Table12" style:family="table">
      <style:table-properties style:width="4.6in" table:align="margins"/>
    </style:style>
    <style:style style:name="Table12.A" style:family="table-column">
      <style:table-column-properties style:column-width="4.0889in" style:rel-column-width="58251*"/>
    </style:style>
    <style:style style:name="Table12.B" style:family="table-column">
      <style:table-column-properties style:column-width="0.5111in" style:rel-column-width="7284*"/>
    </style:style>
    <style:style style:name="Table12.A1" style:family="table-cell">
      <style:table-cell-properties style:vertical-align="middle" fo:padding="0.0382in" fo:border="none"/>
    </style:style>
    <style:style style:name="Table13" style:family="table">
      <style:table-properties style:width="4.6in" table:align="margins"/>
    </style:style>
    <style:style style:name="Table13.A" style:family="table-column">
      <style:table-column-properties style:column-width="4.0889in" style:rel-column-width="58251*"/>
    </style:style>
    <style:style style:name="Table13.B" style:family="table-column">
      <style:table-column-properties style:column-width="0.5111in" style:rel-column-width="7284*"/>
    </style:style>
    <style:style style:name="Table13.A1" style:family="table-cell">
      <style:table-cell-properties style:vertical-align="middle" fo:padding="0.0382in" fo:border="none"/>
    </style:style>
    <style:style style:name="Table14" style:family="table">
      <style:table-properties style:width="4.6in" table:align="margins"/>
    </style:style>
    <style:style style:name="Table14.A" style:family="table-column">
      <style:table-column-properties style:column-width="4.0889in" style:rel-column-width="58251*"/>
    </style:style>
    <style:style style:name="Table14.B" style:family="table-column">
      <style:table-column-properties style:column-width="0.5111in" style:rel-column-width="7284*"/>
    </style:style>
    <style:style style:name="Table14.A1" style:family="table-cell">
      <style:table-cell-properties style:vertical-align="middle" fo:padding="0.0382in" fo:border="none"/>
    </style:style>
    <style:style style:name="Table15" style:family="table">
      <style:table-properties style:width="4.6in" table:align="margins"/>
    </style:style>
    <style:style style:name="Table15.A" style:family="table-column">
      <style:table-column-properties style:column-width="4.0889in" style:rel-column-width="58251*"/>
    </style:style>
    <style:style style:name="Table15.B" style:family="table-column">
      <style:table-column-properties style:column-width="0.5111in" style:rel-column-width="7284*"/>
    </style:style>
    <style:style style:name="Table15.A1" style:family="table-cell">
      <style:table-cell-properties style:vertical-align="middle" fo:padding="0.0382in" fo:border="none"/>
    </style:style>
    <style:style style:name="Table16" style:family="table">
      <style:table-properties style:width="4.6in" table:align="margins"/>
    </style:style>
    <style:style style:name="Table16.A" style:family="table-column">
      <style:table-column-properties style:column-width="4.0889in" style:rel-column-width="58251*"/>
    </style:style>
    <style:style style:name="Table16.B" style:family="table-column">
      <style:table-column-properties style:column-width="0.5111in" style:rel-column-width="7284*"/>
    </style:style>
    <style:style style:name="Table16.A1" style:family="table-cell">
      <style:table-cell-properties style:vertical-align="middle" fo:padding="0.0382in" fo:border="none"/>
    </style:style>
    <style:style style:name="Table17" style:family="table">
      <style:table-properties style:width="4.6in" table:align="margins"/>
    </style:style>
    <style:style style:name="Table17.A" style:family="table-column">
      <style:table-column-properties style:column-width="4.0889in" style:rel-column-width="58251*"/>
    </style:style>
    <style:style style:name="Table17.B" style:family="table-column">
      <style:table-column-properties style:column-width="0.5111in" style:rel-column-width="7284*"/>
    </style:style>
    <style:style style:name="Table17.A1" style:family="table-cell">
      <style:table-cell-properties style:vertical-align="middle" fo:padding="0.0382in" fo:border="none"/>
    </style:style>
    <style:style style:name="Table18" style:family="table">
      <style:table-properties style:width="4.6in" table:align="margins"/>
    </style:style>
    <style:style style:name="Table18.A" style:family="table-column">
      <style:table-column-properties style:column-width="4.0889in" style:rel-column-width="58251*"/>
    </style:style>
    <style:style style:name="Table18.B" style:family="table-column">
      <style:table-column-properties style:column-width="0.5111in" style:rel-column-width="7284*"/>
    </style:style>
    <style:style style:name="Table18.A1" style:family="table-cell">
      <style:table-cell-properties style:vertical-align="middle" fo:padding="0.0382in" fo:border="none"/>
    </style:style>
    <style:style style:name="Table19" style:family="table">
      <style:table-properties style:width="4.6in" table:align="margins"/>
    </style:style>
    <style:style style:name="Table19.A" style:family="table-column">
      <style:table-column-properties style:column-width="4.0889in" style:rel-column-width="58251*"/>
    </style:style>
    <style:style style:name="Table19.B" style:family="table-column">
      <style:table-column-properties style:column-width="0.5111in" style:rel-column-width="7284*"/>
    </style:style>
    <style:style style:name="Table19.A1" style:family="table-cell">
      <style:table-cell-properties style:vertical-align="middle" fo:padding="0.0382in" fo:border="none"/>
    </style:style>
    <style:style style:name="Table20" style:family="table">
      <style:table-properties style:width="4.6in" table:align="margins"/>
    </style:style>
    <style:style style:name="Table20.A" style:family="table-column">
      <style:table-column-properties style:column-width="4.0889in" style:rel-column-width="58251*"/>
    </style:style>
    <style:style style:name="Table20.B" style:family="table-column">
      <style:table-column-properties style:column-width="0.5111in" style:rel-column-width="7284*"/>
    </style:style>
    <style:style style:name="Table20.A1" style:family="table-cell">
      <style:table-cell-properties style:vertical-align="middle" fo:padding="0.0382in" fo:border="none"/>
    </style:style>
    <style:style style:name="Table21" style:family="table">
      <style:table-properties style:width="4.6in" table:align="margins"/>
    </style:style>
    <style:style style:name="Table21.A" style:family="table-column">
      <style:table-column-properties style:column-width="4.0889in" style:rel-column-width="58251*"/>
    </style:style>
    <style:style style:name="Table21.B" style:family="table-column">
      <style:table-column-properties style:column-width="0.5111in" style:rel-column-width="7284*"/>
    </style:style>
    <style:style style:name="Table21.A1" style:family="table-cell">
      <style:table-cell-properties style:vertical-align="middle" fo:padding="0.0382in" fo:border="none"/>
    </style:style>
    <style:style style:name="Table22" style:family="table">
      <style:table-properties style:width="4.6in" table:align="margins"/>
    </style:style>
    <style:style style:name="Table22.A" style:family="table-column">
      <style:table-column-properties style:column-width="4.0889in" style:rel-column-width="58251*"/>
    </style:style>
    <style:style style:name="Table22.B" style:family="table-column">
      <style:table-column-properties style:column-width="0.5111in" style:rel-column-width="7284*"/>
    </style:style>
    <style:style style:name="Table22.A1" style:family="table-cell">
      <style:table-cell-properties style:vertical-align="middle" fo:padding="0.0382in" fo:border="none"/>
    </style:style>
    <style:style style:name="Table23" style:family="table">
      <style:table-properties style:width="4.6in" table:align="margins"/>
    </style:style>
    <style:style style:name="Table23.A" style:family="table-column">
      <style:table-column-properties style:column-width="4.0889in" style:rel-column-width="58251*"/>
    </style:style>
    <style:style style:name="Table23.B" style:family="table-column">
      <style:table-column-properties style:column-width="0.5111in" style:rel-column-width="7284*"/>
    </style:style>
    <style:style style:name="Table23.A1" style:family="table-cell">
      <style:table-cell-properties style:vertical-align="middle" fo:padding="0.0382in" fo:border="none"/>
    </style:style>
    <style:style style:name="Table24" style:family="table">
      <style:table-properties style:width="4.6in" table:align="margins"/>
    </style:style>
    <style:style style:name="Table24.A" style:family="table-column">
      <style:table-column-properties style:column-width="4.0889in" style:rel-column-width="58251*"/>
    </style:style>
    <style:style style:name="Table24.B" style:family="table-column">
      <style:table-column-properties style:column-width="0.5111in" style:rel-column-width="7284*"/>
    </style:style>
    <style:style style:name="Table24.A1" style:family="table-cell">
      <style:table-cell-properties style:vertical-align="middle" fo:padding="0.0382in" fo:border="none"/>
    </style:style>
    <style:style style:name="Table25" style:family="table">
      <style:table-properties style:width="4.6in" table:align="margins"/>
    </style:style>
    <style:style style:name="Table25.A" style:family="table-column">
      <style:table-column-properties style:column-width="4.0889in" style:rel-column-width="58251*"/>
    </style:style>
    <style:style style:name="Table25.B" style:family="table-column">
      <style:table-column-properties style:column-width="0.5111in" style:rel-column-width="7284*"/>
    </style:style>
    <style:style style:name="Table25.A1" style:family="table-cell">
      <style:table-cell-properties style:vertical-align="middle" fo:padding="0.0382in" fo:border="none"/>
    </style:style>
    <style:style style:name="Table26" style:family="table">
      <style:table-properties style:width="4.6in" table:align="margins"/>
    </style:style>
    <style:style style:name="Table26.A" style:family="table-column">
      <style:table-column-properties style:column-width="4.0889in" style:rel-column-width="58251*"/>
    </style:style>
    <style:style style:name="Table26.B" style:family="table-column">
      <style:table-column-properties style:column-width="0.5111in" style:rel-column-width="7284*"/>
    </style:style>
    <style:style style:name="Table26.A1" style:family="table-cell">
      <style:table-cell-properties style:vertical-align="middle" fo:padding="0.0382in" fo:border="none"/>
    </style:style>
    <style:style style:name="Table27" style:family="table">
      <style:table-properties style:width="4.6in" table:align="margins"/>
    </style:style>
    <style:style style:name="Table27.A" style:family="table-column">
      <style:table-column-properties style:column-width="4.0889in" style:rel-column-width="58251*"/>
    </style:style>
    <style:style style:name="Table27.B" style:family="table-column">
      <style:table-column-properties style:column-width="0.5111in" style:rel-column-width="7284*"/>
    </style:style>
    <style:style style:name="Table27.A1" style:family="table-cell">
      <style:table-cell-properties style:vertical-align="middle" fo:padding="0.0382in" fo:border="none"/>
    </style:style>
    <style:style style:name="Table28" style:family="table">
      <style:table-properties style:width="4.6in" table:align="margins"/>
    </style:style>
    <style:style style:name="Table28.A" style:family="table-column">
      <style:table-column-properties style:column-width="4.0889in" style:rel-column-width="58251*"/>
    </style:style>
    <style:style style:name="Table28.B" style:family="table-column">
      <style:table-column-properties style:column-width="0.5111in" style:rel-column-width="7284*"/>
    </style:style>
    <style:style style:name="Table28.A1" style:family="table-cell">
      <style:table-cell-properties style:vertical-align="middle" fo:padding="0.0382in" fo:border="none"/>
    </style:style>
    <style:style style:name="Table29" style:family="table">
      <style:table-properties style:width="4.6in" table:align="margins"/>
    </style:style>
    <style:style style:name="Table29.A" style:family="table-column">
      <style:table-column-properties style:column-width="4.0889in" style:rel-column-width="58251*"/>
    </style:style>
    <style:style style:name="Table29.B" style:family="table-column">
      <style:table-column-properties style:column-width="0.5111in" style:rel-column-width="7284*"/>
    </style:style>
    <style:style style:name="Table29.A1" style:family="table-cell">
      <style:table-cell-properties style:vertical-align="middle" fo:padding="0.0382in" fo:border="none"/>
    </style:style>
    <style:style style:name="P1" style:family="paragraph" style:parent-style-name="Standard">
      <style:paragraph-properties fo:text-align="end" style:justify-single-word="false" style:writing-mode="rl-tb"/>
      <style:text-properties style:font-name="XB Tabriz" fo:font-size="28pt" style:text-underline-style="none" fo:font-weight="bold" style:font-size-asian="28pt" style:font-weight-asian="bold" style:font-name-complex="XB Tabriz" style:font-size-complex="28pt" style:font-weight-complex="bold"/>
    </style:style>
    <style:style style:name="P2" style:family="paragraph" style:parent-style-name="Standard">
      <style:paragraph-properties fo:text-align="end" style:justify-single-word="false" style:writing-mode="rl-tb"/>
    </style:style>
    <style:style style:name="P3" style:family="paragraph" style:parent-style-name="Standard">
      <style:paragraph-properties fo:text-align="end" style:justify-single-word="false" style:writing-mode="rl-tb"/>
      <style:text-properties style:language-complex="ur" style:country-complex="PK"/>
    </style:style>
    <style:style style:name="P4" style:family="paragraph" style:parent-style-name="Standard">
      <style:paragraph-properties fo:text-align="justify" style:justify-single-word="false" style:writing-mode="rl-tb"/>
    </style:style>
    <style:style style:name="P5" style:family="paragraph" style:parent-style-name="Text_20_body">
      <style:paragraph-properties fo:text-align="end" style:justify-single-word="false" style:writing-mode="rl-tb"/>
      <style:text-properties style:language-complex="ur" style:country-complex="PK"/>
    </style:style>
    <style:style style:name="P6" style:family="paragraph" style:parent-style-name="text_20_body_20_2">
      <style:paragraph-properties fo:text-align="justify" style:justify-single-word="false"/>
    </style:style>
    <style:style style:name="P7" style:family="paragraph" style:parent-style-name="text_20_body_20_2">
      <style:text-properties style:language-complex="ur" style:country-complex="PK"/>
    </style:style>
    <style:style style:name="P8" style:family="paragraph" style:parent-style-name="text_20_body_20_2">
      <style:paragraph-properties fo:text-align="justify" style:justify-single-word="false"/>
      <style:text-properties style:language-complex="ur" style:country-complex="PK"/>
    </style:style>
    <style:style style:name="P9" style:family="paragraph" style:parent-style-name="text_20_body_20_2">
      <style:paragraph-properties fo:text-align="justify" style:justify-single-word="false"/>
      <style:text-properties fo:font-size="12pt" style:font-size-asian="12pt" style:font-size-complex="12pt"/>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end" style:justify-single-word="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fo:font-size="12pt" style:font-size-asian="12pt" style:font-size-complex="12pt"/>
    </style:style>
    <style:style style:name="P14" style:family="paragraph" style:parent-style-name="text_20_body_20_2">
      <style:paragraph-properties fo:margin-left="0.0063in" fo:margin-right="0in" fo:text-align="justify" style:justify-single-word="false" fo:text-indent="0in" style:auto-text-indent="false" style:writing-mode="rl-tb">
        <style:tab-stops/>
      </style:paragraph-properties>
    </style:style>
    <style:style style:name="P15" style:family="paragraph" style:parent-style-name="Standard">
      <style:text-properties fo:font-size="12pt" style:font-size-asian="12pt" style:font-size-complex="12pt"/>
    </style:style>
    <style:style style:name="P16" style:family="paragraph" style:parent-style-name="Standard">
      <style:paragraph-properties fo:text-align="justify" style:justify-single-word="false"/>
      <style:text-properties fo:font-size="12pt" style:font-size-asian="12pt" style:font-size-complex="12pt"/>
    </style:style>
    <style:style style:name="P17" style:family="paragraph" style:parent-style-name="Standard">
      <style:paragraph-properties fo:text-align="end" style:justify-single-word="false" style:writing-mode="rl-tb"/>
    </style:style>
    <style:style style:name="P18" style:family="paragraph" style:parent-style-name="Heading_20_2">
      <style:paragraph-properties fo:text-align="end" style:justify-single-word="false" style:writing-mode="rl-tb"/>
    </style:style>
    <style:style style:name="P19" style:family="paragraph" style:parent-style-name="Heading_20_2">
      <style:paragraph-properties fo:text-align="justify" style:justify-single-word="false" style:writing-mode="rl-tb"/>
      <style:text-properties style:font-name="XB Tabriz" fo:font-size="12pt" style:font-size-asian="12pt" style:font-name-complex="XB Tabriz" style:font-size-complex="12pt"/>
    </style:style>
    <style:style style:name="P20" style:family="paragraph" style:parent-style-name="Heading_20_1">
      <style:paragraph-properties fo:text-align="end" style:justify-single-word="false" style:writing-mode="rl-tb"/>
      <style:text-properties style:font-name="XB Tabriz" fo:font-size="16pt" style:font-size-asian="16pt" style:font-name-complex="XB Tabriz" style:font-size-complex="16pt" style:language-complex="ur" style:country-complex="PK"/>
    </style:style>
    <style:style style:name="P21" style:family="paragraph" style:parent-style-name="text_20_body_20_2" style:list-style-name="L1">
      <style:paragraph-properties fo:text-align="justify" style:justify-single-word="false"/>
    </style:style>
    <style:style style:name="P22" style:family="paragraph" style:parent-style-name="text_20_body_20_2">
      <style:text-properties fo:font-size="12pt" style:font-size-asian="12pt" style:font-size-complex="12pt"/>
    </style:style>
    <style:style style:name="P23" style:family="paragraph" style:parent-style-name="text_20_body_20_2" style:list-style-name="L1">
      <style:paragraph-properties fo:text-align="justify" style:justify-single-word="false" style:writing-mode="rl-tb"/>
    </style:style>
    <style:style style:name="P24" style:family="paragraph" style:parent-style-name="text_20_body_20_2" style:list-style-name="L1">
      <style:paragraph-properties fo:margin-left="0.0063in" fo:margin-right="0in" fo:text-align="justify" style:justify-single-word="false" fo:text-indent="0in" style:auto-text-indent="false" style:writing-mode="rl-tb">
        <style:tab-stops/>
      </style:paragraph-properties>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end" style:justify-single-word="false"/>
    </style:style>
    <style:style style:name="P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style:font-weight-asian="bold" style:font-name-complex="XB Tabriz" style:font-weight-complex="bold"/>
    </style:style>
    <style:style style:name="T4" style:family="text">
      <style:text-properties fo:font-weight="normal" style:font-weight-asian="normal" style:font-weight-complex="normal"/>
    </style:style>
    <style:style style:name="T5" style:family="text">
      <style:text-properties style:language-complex="ur" style:country-complex="PK"/>
    </style:style>
    <style:style style:name="T6" style:family="text">
      <style:text-properties style:font-name="XB Tabriz" style:font-name-complex="XB Tabriz"/>
    </style:style>
    <style:style style:name="T7" style:family="text">
      <style:text-properties fo:font-size="12pt" style:font-size-asian="12pt" style:font-size-complex="12pt"/>
    </style:style>
    <style:style style:name="T8"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ur" style:country-complex="PK"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ur" style:country-complex="PK"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style:style style:name="fr6" style:family="graphic" style:parent-style-name="Formula">
      <style:graphic-properties style:vertical-pos="middle" style:vertical-rel="text" draw:ole-draw-aspect="1"/>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s>
      <text:p text:style-name="P1"/>
      <text:h text:style-name="P20" text:outline-level="1"><text:alphabetical-index-mark-start text:id="IMark207751700"/><text:alphabetical-index-mark-start text:id="IMark207752012"/>مقناطیسی سرکٹ<text:alphabetical-index-mark-end text:id="IMark207752012"/><text:alphabetical-index-mark-end text:id="IMark207751700"/> اور ٹرانسفارمر </text:h>
      <text:p text:style-name="P5"/>
      <text:p text:style-name="P6"><text:span text:style-name="T5"><text:tab/></text:span><text:span text:style-name="T5"><text:sequence-ref text:reference-format="text" text:ref-name="refDrawing0">شکل 1.1</text:sequence-ref></text:span><text:span text:style-name="T5"> <text:s/>میں ایک سطہ </text:span><text:span text:style-name="T5"><draw:frame draw:style-name="fr1" draw:name="Object59" text:anchor-type="as-char" svg:width="0.198in" svg:height="0.1839in" draw:z-index="5"><draw:object xlink:href="./Object 60" xlink:type="simple" xlink:show="embed" xlink:actuate="onLoad"/><draw:image xlink:href="./ObjectReplacements/Object 60" xlink:type="simple" xlink:show="embed" xlink:actuate="onLoad"/></draw:frame></text:span><text:span text:style-name="T5"> جس میں سے <text:s/>مقناطیسی فلکس </text:span><text:span text:style-name="T5"><draw:frame draw:style-name="fr1" draw:name="Object60" text:anchor-type="as-char" svg:width="0.1992in" svg:height="0.1839in" draw:z-index="6"><draw:object xlink:href="./Object 61" xlink:type="simple" xlink:show="embed" xlink:actuate="onLoad"/><draw:image xlink:href="./ObjectReplacements/Object 61" xlink:type="simple" xlink:show="embed" xlink:actuate="onLoad"/></draw:frame></text:span><text:span text:style-name="T5">گزر رہی ہو دکھائ گئ ہے۔ یہ مقناطیسی فلکس اس سطہ کے عمودی سمت میں ہے۔ اس صورت میں اس سطہ پہ اوست مقناطیسی فلکس ڈنسٹی </text:span><text:span text:style-name="T5"><draw:frame draw:style-name="fr1" draw:name="Object62" text:anchor-type="as-char" svg:width="0.2953in" svg:height="0.2083in" draw:z-index="7"><draw:object xlink:href="./Object 63" xlink:type="simple" xlink:show="embed" xlink:actuate="onLoad"/><draw:image xlink:href="./ObjectReplacements/Object 63" xlink:type="simple" xlink:show="embed" xlink:actuate="onLoad"/></draw:frame></text:span><text:span text:style-name="T5"> کی مقدار ہم یوں معلوم کر سکتے ہیں۔</text:span></text:p>
      <text:p text:style-name="P6"/>
      <table:table table:name="Table4" table:style-name="Table4">
        <table:table-column table:style-name="Table4.A"/>
        <table:table-column table:style-name="Table4.B"/>
        <table:table-header-rows>
          <table:table-row>
            <table:table-cell table:style-name="Table4.A1" office:value-type="string">
              <text:p text:style-name="P10"><draw:frame draw:style-name="fr1" draw:name="Object61" text:anchor-type="as-char" svg:width="0.5925in" svg:height="0.3925in" draw:z-index="8"><draw:object xlink:href="./Object 62" xlink:type="simple" xlink:show="embed" xlink:actuate="onLoad"/><draw:image xlink:href="./ObjectReplacements/Object 62" xlink:type="simple" xlink:show="embed" xlink:actuate="onLoad"/></draw:frame> </text:p>
            </table:table-cell>
            <table:table-cell table:style-name="Table4.A1" office:value-type="string">
              <text:p text:style-name="P11">(<text:sequence text:ref-name="refText0" text:name="Text" text:formula="ooow:Text+1" style:num-format="1">1.1</text:sequence>)</text:p>
            </table:table-cell>
          </table:table-row>
        </table:table-header-rows>
      </table:table>
      <text:p text:style-name="P2"/>
      <text:p text:style-name="text_20_body_20_2"><text:span text:style-name="T5">اگر اس سطہ کو اتنا چھوٹا بنایا جائے کہ یہ ایک نقطہ مانند ہوجائے تو ایسے صورت میں اس نقطے پہ مقناطیسی فلکس ڈنسٹی </text:span><text:span text:style-name="T5"><draw:frame draw:style-name="fr1" draw:name="Object63" text:anchor-type="as-char" svg:width="0.1929in" svg:height="0.1839in" draw:z-index="9"><draw:object xlink:href="./Object 64" xlink:type="simple" xlink:show="embed" xlink:actuate="onLoad"/><draw:image xlink:href="./ObjectReplacements/Object 64" xlink:type="simple" xlink:show="embed" xlink:actuate="onLoad"/></draw:frame></text:span><text:span text:style-name="T5">کی مقدار کو یوں لکھا جاسکتا ہے۔</text:span></text:p>
      <text:p text:style-name="Standard"/>
      <table:table table:name="Table5" table:style-name="Table5">
        <table:table-column table:style-name="Table5.A"/>
        <table:table-column table:style-name="Table5.B"/>
        <table:table-header-rows>
          <table:table-row>
            <table:table-cell table:style-name="Table5.A1" office:value-type="string">
              <text:p text:style-name="P10"><draw:frame draw:style-name="fr1" draw:name="Object64" text:anchor-type="as-char" svg:width="0.6354in" svg:height="0.3925in" draw:z-index="10"><draw:object xlink:href="./Object 65" xlink:type="simple" xlink:show="embed" xlink:actuate="onLoad"/><draw:image xlink:href="./ObjectReplacements/Object 65" xlink:type="simple" xlink:show="embed" xlink:actuate="onLoad"/></draw:frame> </text:p>
            </table:table-cell>
            <table:table-cell table:style-name="Table5.A1" office:value-type="string">
              <text:p text:style-name="P11">(<text:sequence text:ref-name="refText1" text:name="Text" text:formula="ooow:Text+1" style:num-format="1">1.2</text:sequence>)</text:p>
            </table:table-cell>
          </table:table-row>
        </table:table-header-rows>
      </table:table>
      <text:p text:style-name="P3"/>
      <text:p text:style-name="text_20_body_20_2"><text:span text:style-name="T5">مقناطیسی فلکس </text:span><text:span text:style-name="T5"><draw:frame draw:style-name="fr1" draw:name="Object65" text:anchor-type="as-char" svg:width="0.1992in" svg:height="0.1839in" draw:z-index="11"><draw:object xlink:href="./Object 66" xlink:type="simple" xlink:show="embed" xlink:actuate="onLoad"/><draw:image xlink:href="./ObjectReplacements/Object 66" xlink:type="simple" xlink:show="embed" xlink:actuate="onLoad"/></draw:frame></text:span><text:span text:style-name="T5"> کو ویبر weber میں ناپا جاتا ہے۔ یوں مقناطیسی فلکس ڈنسٹی </text:span><text:span text:style-name="T5"><draw:frame draw:style-name="fr1" draw:name="Object66" text:anchor-type="as-char" svg:width="0.1929in" svg:height="0.1839in" draw:z-index="12"><draw:object xlink:href="./Object 67" xlink:type="simple" xlink:show="embed" xlink:actuate="onLoad"/><draw:image xlink:href="./ObjectReplacements/Object 67" xlink:type="simple" xlink:show="embed" xlink:actuate="onLoad"/></draw:frame></text:span><text:span text:style-name="T5">کو ویبر فی مربہ میٹر میں ناپا جاتا ہے جس کو عموما ٹسلہ tesla کہتے </text:span><text:soft-page-break/><text:span text:style-name="T5">ہیں۔ شکل </text:span><text:span text:style-name="T5"><text:sequence-ref text:reference-format="value" text:ref-name="refDrawing0">1.1</text:sequence-ref></text:span><text:span text:style-name="T5"> میں مقناطیسی فلکس ڈنسٹی کو ایک سکیلر scalar دکھایا گیا ہے جبکہ درحقیقت یہ ایک وکٹر vector ہے۔ لہاذا اگر</text:span><text:span text:style-name="T5"><draw:frame draw:style-name="fr1" draw:name="Object69" text:anchor-type="as-char" svg:width="0.3543in" svg:height="0.1839in" draw:z-index="14"><draw:object xlink:href="./Object 69" xlink:type="simple" xlink:show="embed" xlink:actuate="onLoad"/><draw:image xlink:href="./ObjectReplacements/Object 69" xlink:type="simple" xlink:show="embed" xlink:actuate="onLoad"/></draw:frame></text:span><text:span text:style-name="T5">اور </text:span><text:span text:style-name="T5"><draw:frame draw:style-name="fr1" draw:name="Object68" text:anchor-type="as-char" svg:width="0.2028in" svg:height="0.1839in" draw:z-index="18"><draw:object xlink:href="./Object 70" xlink:type="simple" xlink:show="embed" xlink:actuate="onLoad"/><draw:image xlink:href="./ObjectReplacements/Object 70" xlink:type="simple" xlink:show="embed" xlink:actuate="onLoad"/></draw:frame></text:span><text:span text:style-name="T5">کے معبین</text:span><text:span text:style-name="T5"><draw:frame draw:style-name="fr1" draw:name="Object70" text:anchor-type="as-char" svg:width="0.1693in" svg:height="0.1839in" draw:z-index="24"><draw:object xlink:href="./Object 71" xlink:type="simple" xlink:show="embed" xlink:actuate="onLoad"/><draw:image xlink:href="./ObjectReplacements/Object 71" xlink:type="simple" xlink:show="embed" xlink:actuate="onLoad"/></draw:frame></text:span><text:span text:style-name="T5">کا ذاویا ہو تو اس صورت میں ہم لکھ سکھتے ہیں.</text:span></text:p>
      <text:p text:style-name="Standard"/>
      <table:table table:name="Table6" table:style-name="Table6">
        <table:table-column table:style-name="Table6.A"/>
        <table:table-column table:style-name="Table6.B"/>
        <table:table-header-rows>
          <table:table-row>
            <table:table-cell table:style-name="Table6.A1" office:value-type="string">
              <text:p text:style-name="P10"><draw:frame draw:style-name="fr1" draw:name="Object71" text:anchor-type="as-char" svg:width="1.9543in" svg:height="0.2728in" draw:z-index="44"><draw:object xlink:href="./Object 72" xlink:type="simple" xlink:show="embed" xlink:actuate="onLoad"/><draw:image xlink:href="./ObjectReplacements/Object 72" xlink:type="simple" xlink:show="embed" xlink:actuate="onLoad"/></draw:frame> </text:p>
            </table:table-cell>
            <table:table-cell table:style-name="Table6.A1" office:value-type="string">
              <text:p text:style-name="P11">(<text:sequence text:ref-name="refText2" text:name="Text" text:formula="ooow:Text+1" style:num-format="1">1.3</text:sequence>)</text:p>
            </table:table-cell>
          </table:table-row>
        </table:table-header-rows>
      </table:table>
      <text:p text:style-name="text_20_body_20_2"><draw:frame draw:style-name="fr2" draw:name="Object67" text:anchor-type="paragraph" svg:width="4.1299in" svg:height="2.7256in" draw:z-index="2"><draw:object xlink:href="./Object 68" xlink:type="simple" xlink:show="embed" xlink:actuate="onLoad"/><draw:image xlink:href="./ObjectReplacements/Object 68" xlink:type="simple" xlink:show="embed" xlink:actuate="onLoad"/></draw:frame>شکل <text:sequence text:ref-name="refDrawing0" text:name="Drawing" text:formula="ooow:Drawing+1" style:num-format="1">1.1</text:sequence></text:p>
      <text:p text:style-name="P7">مقناطیس فلکس ڈنسٹی <draw:frame draw:style-name="fr1" draw:name="Object72" text:anchor-type="as-char" svg:width="0.2028in" svg:height="0.1839in" draw:z-index="42"><draw:object xlink:href="./Object 73" xlink:type="simple" xlink:show="embed" xlink:actuate="onLoad"/><draw:image xlink:href="./ObjectReplacements/Object 73" xlink:type="simple" xlink:show="embed" xlink:actuate="onLoad"/></draw:frame> اور مقناطیس فیلڈ انٹنسٹی <draw:frame draw:style-name="fr1" draw:name="Object73" text:anchor-type="as-char" svg:width="0.222in" svg:height="0.1839in" draw:z-index="43"><draw:object xlink:href="./Object 74" xlink:type="simple" xlink:show="embed" xlink:actuate="onLoad"/><draw:image xlink:href="./ObjectReplacements/Object 74" xlink:type="simple" xlink:show="embed" xlink:actuate="onLoad"/></draw:frame>کا تعلق یوں ہے-</text:p>
      <text:p text:style-name="Standard"/>
      <table:table table:name="Table7" table:style-name="Table7">
        <table:table-column table:style-name="Table7.A"/>
        <table:table-column table:style-name="Table7.B"/>
        <table:table-header-rows>
          <table:table-row>
            <table:table-cell table:style-name="Table7.A1" office:value-type="string">
              <text:p text:style-name="P10"><draw:frame draw:style-name="fr1" draw:name="Object74" text:anchor-type="as-char" svg:width="0.6071in" svg:height="0.1839in" draw:z-index="45"><draw:object xlink:href="./Object 75" xlink:type="simple" xlink:show="embed" xlink:actuate="onLoad"/><draw:image xlink:href="./ObjectReplacements/Object 75" xlink:type="simple" xlink:show="embed" xlink:actuate="onLoad"/></draw:frame> </text:p>
            </table:table-cell>
            <table:table-cell table:style-name="Table7.A1" office:value-type="string">
              <text:p text:style-name="P11">(<text:sequence text:ref-name="refText3" text:name="Text" text:formula="ooow:Text+1" style:num-format="1">1.4</text:sequence>)</text:p>
            </table:table-cell>
          </table:table-row>
        </table:table-header-rows>
      </table:table>
      <text:p text:style-name="P3"/>
      <text:p text:style-name="text_20_body_20_2"><text:span text:style-name="T5">یہاں</text:span><text:span text:style-name="T5"><draw:frame draw:style-name="fr1" draw:name="Object75" text:anchor-type="as-char" svg:width="0.1807in" svg:height="0.1839in" draw:z-index="46"><draw:object xlink:href="./Object 76" xlink:type="simple" xlink:show="embed" xlink:actuate="onLoad"/><draw:image xlink:href="./ObjectReplacements/Object 76" xlink:type="simple" xlink:show="embed" xlink:actuate="onLoad"/></draw:frame></text:span><text:span text:style-name="T5">مقناطیس پرمِیبِلٹی کہلاتی ہے جو ویبر فی امپیر-ٹرن-میٹر یا ہنری فی میٹر </text:span><text:soft-page-break/><text:span text:style-name="T5">میں ناپی جاتی ہے۔ خلا کی پرمِیبِلٹی</text:span><text:span text:style-name="T5"><draw:frame draw:style-name="fr1" draw:name="Object76" text:anchor-type="as-char" svg:width="0.948in" svg:height="0.2319in" draw:z-index="47"><draw:object xlink:href="./Object 77" xlink:type="simple" xlink:show="embed" xlink:actuate="onLoad"/><draw:image xlink:href="./ObjectReplacements/Object 77" xlink:type="simple" xlink:show="embed" xlink:actuate="onLoad"/></draw:frame></text:span><text:span text:style-name="T5">ہے۔ مقناطیس اشیاء کی <text:s/></text:span><text:span text:style-name="T5">پرمِیبِلٹی</text:span><text:span text:style-name="T5"><draw:frame draw:style-name="fr1" draw:name="Object77" text:anchor-type="as-char" svg:width="0.1807in" svg:height="0.1839in" draw:z-index="48"><draw:object xlink:href="./Object 78" xlink:type="simple" xlink:show="embed" xlink:actuate="onLoad"/><draw:image xlink:href="./ObjectReplacements/Object 78" xlink:type="simple" xlink:show="embed" xlink:actuate="onLoad"/></draw:frame></text:span><text:span text:style-name="T5"> کو عموما خلا کی <text:s/>پرمِیبِلٹی</text:span><text:span text:style-name="T5"><draw:frame draw:style-name="fr1" draw:name="Object78" text:anchor-type="as-char" svg:width="0.2319in" svg:height="0.2091in" draw:z-index="50"><draw:object xlink:href="./Object 79" xlink:type="simple" xlink:show="embed" xlink:actuate="onLoad"/><draw:image xlink:href="./ObjectReplacements/Object 79" xlink:type="simple" xlink:show="embed" xlink:actuate="onLoad"/></draw:frame></text:span><text:span text:style-name="T5"> کی نسبت سے لکھا جاتا ہے۔ لہاذا </text:span><text:span text:style-name="T5"><draw:frame draw:style-name="fr1" draw:name="Object79" text:anchor-type="as-char" svg:width="0.6366in" svg:height="0.2083in" draw:z-index="59"><draw:object xlink:href="./Object 80" xlink:type="simple" xlink:show="embed" xlink:actuate="onLoad"/><draw:image xlink:href="./ObjectReplacements/Object 80" xlink:type="simple" xlink:show="embed" xlink:actuate="onLoad"/></draw:frame></text:span><text:span text:style-name="T5">جہاں </text:span><text:span text:style-name="T5"><draw:frame draw:style-name="fr1" draw:name="Object80" text:anchor-type="as-char" svg:width="0.222in" svg:height="0.2091in" draw:z-index="62"><draw:object xlink:href="./Object 81" xlink:type="simple" xlink:show="embed" xlink:actuate="onLoad"/><draw:image xlink:href="./ObjectReplacements/Object 81" xlink:type="simple" xlink:show="embed" xlink:actuate="onLoad"/></draw:frame></text:span><text:span text:style-name="T5">کو بنسبت پرمِیبِلٹی relative permeability کہتے ہیں۔ مقناطیس اشیاء کی بنسبت پرمِیبِلٹی </text:span><text:span text:style-name="T5"><draw:frame draw:style-name="fr1" draw:name="Object81" text:anchor-type="as-char" svg:width="0.222in" svg:height="0.2091in" draw:z-index="63"><draw:object xlink:href="./Object 82" xlink:type="simple" xlink:show="embed" xlink:actuate="onLoad"/><draw:image xlink:href="./ObjectReplacements/Object 82" xlink:type="simple" xlink:show="embed" xlink:actuate="onLoad"/></draw:frame></text:span><text:span text:style-name="T5">کی مقدار 2000 اور 80000 کے معبین ہوتی ہے۔ اِسی وجہ سے مقناطیس فلکس مقناطیس اشیاء میں نسبتا بہت آسانی سے رواں ہوتی ہے۔ مقناطیس فلکس وہ راستا اختیار کرتی ہے جہاں </text:span><text:span text:style-name="T5"><draw:frame draw:style-name="fr1" draw:name="Object82" text:anchor-type="as-char" svg:width="0.222in" svg:height="0.2091in" draw:z-index="64"><draw:object xlink:href="./Object 83" xlink:type="simple" xlink:show="embed" xlink:actuate="onLoad"/><draw:image xlink:href="./ObjectReplacements/Object 83" xlink:type="simple" xlink:show="embed" xlink:actuate="onLoad"/></draw:frame></text:span><text:span text:style-name="T5">زیادہ سے زیادہ ہو۔</text:span></text:p>
      <text:p text:style-name="P6"><text:tab/> <text:s/>کرنٹ اور میگنیٹک فیلڈ انٹینسٹی <draw:frame draw:style-name="fr1" draw:name="Object42" text:anchor-type="as-char" svg:width="0.2228in" svg:height="0.1839in" draw:z-index="65"><draw:object xlink:href="./Object 5" xlink:type="simple" xlink:show="embed" xlink:actuate="onLoad"/><draw:image xlink:href="./ObjectReplacements/Object 5" xlink:type="simple" xlink:show="embed" xlink:actuate="onLoad"/></draw:frame> کا بنیادی تعلق کہتا ہے کہ اگر ایک کرنٹ <draw:frame draw:style-name="fr1" draw:name="Object41" text:anchor-type="as-char" svg:width="0.1272in" svg:height="0.1839in" draw:z-index="66"><draw:object xlink:href="./Object 7" xlink:type="simple" xlink:show="embed" xlink:actuate="onLoad"/><draw:image xlink:href="./ObjectReplacements/Object 7" xlink:type="simple" xlink:show="embed" xlink:actuate="onLoad"/></draw:frame> کے <text:s/>گرد ایک بند لکھیر کیھنچ دی جائے تو اس لکھیر پر <draw:frame draw:style-name="fr1" draw:name="Object43" text:anchor-type="as-char" svg:width="0.2228in" svg:height="0.1839in" draw:z-index="67"><draw:object xlink:href="./Object 16" xlink:type="simple" xlink:show="embed" xlink:actuate="onLoad"/><draw:image xlink:href="./ObjectReplacements/Object 16" xlink:type="simple" xlink:show="embed" xlink:actuate="onLoad"/></draw:frame>کا <text:span text:style-name="T1">بند لائن انٹگرل closed line integral</text:span> اسی کرنٹ <draw:frame draw:style-name="fr1" draw:name="Object44" text:anchor-type="as-char" svg:width="0.1272in" svg:height="0.1839in" draw:z-index="68"><draw:object xlink:href="./Object 17" xlink:type="simple" xlink:show="embed" xlink:actuate="onLoad"/><draw:image xlink:href="./ObjectReplacements/Object 17" xlink:type="simple" xlink:show="embed" xlink:actuate="onLoad"/></draw:frame> کے برابر ہوگا۔</text:p>
      <text:p text:style-name="P6"/>
      <table:table table:name="Table2" table:style-name="Table2">
        <table:table-column table:style-name="Table2.A"/>
        <table:table-column table:style-name="Table2.B"/>
        <table:table-header-rows>
          <table:table-row>
            <table:table-cell table:style-name="Table2.A1" office:value-type="string">
              <text:p text:style-name="P10"><draw:frame draw:style-name="fr1" draw:name="Objekt4" text:anchor-type="as-char" svg:width="0.839in" svg:height="0.25in" draw:z-index="69"><draw:object xlink:href="./Object 18" xlink:type="simple" xlink:show="embed" xlink:actuate="onLoad"/><draw:image xlink:href="./ObjectReplacements/Object 18" xlink:type="simple" xlink:show="embed" xlink:actuate="onLoad"/></draw:frame> </text:p>
            </table:table-cell>
            <table:table-cell table:style-name="Table2.A1" office:value-type="string">
              <text:p text:style-name="P11">(<text:sequence text:ref-name="refText4" text:name="Text" text:formula="ooow:Text+1" style:num-format="1">1.5</text:sequence>)</text:p>
            </table:table-cell>
          </table:table-row>
        </table:table-header-rows>
      </table:table>
      <text:p text:style-name="P8"/>
      <text:p text:style-name="text_20_body_20_2"><text:span text:style-name="T5"><text:tab/> <text:s/>اس کتاب میں مقناطیسی فلکس </text:span><text:span text:style-name="T5"><draw:frame draw:style-name="fr1" draw:name="Object83" text:anchor-type="as-char" svg:width="0.1992in" svg:height="0.1839in" draw:z-index="70"><draw:object xlink:href="./Object 84" xlink:type="simple" xlink:show="embed" xlink:actuate="onLoad"/><draw:image xlink:href="./ObjectReplacements/Object 84" xlink:type="simple" xlink:show="embed" xlink:actuate="onLoad"/></draw:frame></text:span><text:span text:style-name="T5"> کو <text:s/>فلکس اور مقناطیسی فلکس ڈنسٹی </text:span><text:span text:style-name="T5"><draw:frame draw:style-name="fr1" draw:name="Object84" text:anchor-type="as-char" svg:width="0.2035in" svg:height="0.1839in" draw:z-index="75"><draw:object xlink:href="./Object 85" xlink:type="simple" xlink:show="embed" xlink:actuate="onLoad"/><draw:image xlink:href="./ObjectReplacements/Object 85" xlink:type="simple" xlink:show="embed" xlink:actuate="onLoad"/></draw:frame></text:span><text:span text:style-name="T5">کو <text:s/>فلکس ڈنسٹی کہا جائیگا۔ اسی طرح مقناطیس <text:s/>پرمِیبِلٹی</text:span><text:span text:style-name="T5"><draw:frame draw:style-name="fr1" draw:name="Object85" text:anchor-type="as-char" svg:width="0.1807in" svg:height="0.1839in" draw:z-index="76"><draw:object xlink:href="./Object 86" xlink:type="simple" xlink:show="embed" xlink:actuate="onLoad"/><draw:image xlink:href="./ObjectReplacements/Object 86" xlink:type="simple" xlink:show="embed" xlink:actuate="onLoad"/></draw:frame></text:span><text:span text:style-name="T5"> کو پرمِیبِلٹی اور مقناطیسی فیلڈ انٹنسٹی </text:span><text:span text:style-name="T5"><draw:frame draw:style-name="fr1" draw:name="Object86" text:anchor-type="as-char" svg:width="0.2228in" svg:height="0.1839in" draw:z-index="77"><draw:object xlink:href="./Object 87" xlink:type="simple" xlink:show="embed" xlink:actuate="onLoad"/><draw:image xlink:href="./ObjectReplacements/Object 87" xlink:type="simple" xlink:show="embed" xlink:actuate="onLoad"/></draw:frame></text:span><text:span text:style-name="T5">کو فیلڈ انٹنسٹی کہا جائیگا۔</text:span></text:p>
      <text:h text:style-name="P18" text:outline-level="2"><text:span text:style-name="T2"><text:s/></text:span><text:span text:style-name="T3">مقناطیسی سرکٹ کا تعارف</text:span></text:h>
      <text:p text:style-name="P6"><text:tab/> کسی بھی پھیچیدۃ شکل کی شے میں <text:alphabetical-index-mark-start text:id="IMark207751356"/><text:span text:style-name="k_20_eng_20_technical_20_in_20_urdu">میگنیٹک فیلڈ انٹینسٹی</text:span><text:alphabetical-index-mark-end text:id="IMark207751356"/> <draw:frame draw:style-name="fr1" draw:name="Object37" text:anchor-type="as-char" svg:width="0.2228in" svg:height="0.1839in" draw:z-index="13"><draw:object xlink:href="./Object 37" xlink:type="simple" xlink:show="embed" xlink:actuate="onLoad"/><draw:image xlink:href="./ObjectReplacements/Object 37" xlink:type="simple" xlink:show="embed" xlink:actuate="onLoad"/></draw:frame> اور <text:alphabetical-index-mark-start text:id="IMark208040484"/><text:span text:style-name="k_20_eng_20_technical_20_in_20_urdu">میگنیٹک فلکس ڈینسٹی</text:span><text:alphabetical-index-mark-end text:id="IMark208040484"/> <draw:frame draw:style-name="fr1" draw:name="Object38" text:anchor-type="as-char" svg:width="0.2035in" svg:height="0.1839in" draw:z-index="15"><draw:object xlink:href="./Object 38" xlink:type="simple" xlink:show="embed" xlink:actuate="onLoad"/><draw:image xlink:href="./ObjectReplacements/Object 38" xlink:type="simple" xlink:show="embed" xlink:actuate="onLoad"/></draw:frame> کا مکمل حل مشکل ہوتا ہے۔ ہم ایسے <text:span text:style-name="k_20_eng_20_technical_20_in_20_urdu">تھری </text:span><text:soft-page-break/><text:span text:style-name="k_20_eng_20_technical_20_in_20_urdu">ڈائمنشنل</text:span> مسلے کو <text:span text:style-name="k_20_eng_20_technical_20_in_20_urdu">ون ڈائمنشنل سرکٹ</text:span> سے ظاہر کرکے اس کے قابلِ قبول حل تلاش کرتے ہے۔</text:p>
      <text:p text:style-name="P6"><text:tab/><text:span text:style-name="k_20_eng_20_technical_20_in_20_urdu"> میگنیٹک سرکٹ</text:span> مجموعی طور پر زیادہ <text:alphabetical-index-mark-start text:id="IMark207751348"/><text:span text:style-name="k_20_eng_20_technical_20_in_20_urdu">پرمیبلَٹی</text:span><text:alphabetical-index-mark-end text:id="IMark207751348"/> رکھنے والے اشیاء سے بنے ہوتے ہیں۔ چونکہ مقناطیسی <text:span text:style-name="k_20_eng_20_technical_20_in_20_urdu">فلکس</text:span> کا گزر، زیادہ <text:span text:style-name="k_20_eng_20_technical_20_in_20_urdu">پرمیبلٹی</text:span> رکھنے والے اشیاء میں زیادہ آسانی سے ہوتا ہے، لہاذٰا اگر<text:span text:style-name="k_20_eng_20_technical_20_in_20_urdu">میگنیٹک فلکس</text:span> کو ایسا راستا میسر ہو تو وہ <text:s/>اُنھی راستوں سے گذریگا۔ ایسے <text:span text:style-name="k_20_eng_20_technical_20_in_20_urdu">میگنیٹک سرکٹ</text:span> کو اس مضمون میں واضع کیا جائے گا اور اِن کو اِس کتاب میں بار بار استعمال کیا جائے گا۔</text:p>
      <text:p text:style-name="P6"><text:tab/><text:span text:style-name="k_20_eng_20_technical_20_in_20_urdu">میگنیٹک سرکٹ</text:span> کی ایک سادہ مثال شکل <text:sequence-ref text:reference-format="value" text:ref-name="refDrawing1">1.2</text:sequence-ref> میں دکھائ گئ ہے۔ بجلی کی مشینوں میں زیادہ <text:span text:style-name="k_20_eng_20_technical_20_in_20_urdu">پرمیبلَٹی</text:span> رکھنے والے حِصوں کو<text:alphabetical-index-mark-start text:id="IMark208041820"/><text:span text:style-name="T1"> </text:span><text:span text:style-name="k_20_eng_20_technical_20_in_20_urdu"><text:span text:style-name="T1">کور</text:span></text:span><text:alphabetical-index-mark-end text:id="IMark208041820"/> <text:span text:style-name="k_20_eng_20_technical_20_in_20_english">core</text:span> کہتے ہیں اور بجلی کی لپٹی ہوی تار کو<text:alphabetical-index-mark-start text:id="IMark208038900"/><text:span text:style-name="k_20_eng_20_technical_20_in_20_urdu"><text:span text:style-name="T1"> کائل</text:span></text:span><text:alphabetical-index-mark-end text:id="IMark208038900"/> <text:span text:style-name="k_20_eng_20_technical_20_in_20_english">coil</text:span> کہتے ہیں۔<text:span text:style-name="T4"> تار جتنے </text:span><text:span text:style-name="k_20_urdu_20_technical">چکر</text:span><text:span text:style-name="T4"> کا ہوتا ہے ہم</text:span><text:span text:style-name="T1"> </text:span><text:span text:style-name="k_20_eng_20_technical_20_in_20_urdu"><text:span text:style-name="T1">کائل</text:span></text:span><text:span text:style-name="T4"> کو اتنے </text:span><text:span text:style-name="k_20_urdu_20_technical">چکر</text:span><text:span text:style-name="T4"> کا</text:span><text:span text:style-name="T1"> </text:span><text:span text:style-name="k_20_eng_20_technical_20_in_20_urdu"><text:span text:style-name="T1">کائل</text:span></text:span><text:span text:style-name="T4"> کہتے ہیں۔</text:span></text:p>
      <text:p text:style-name="P6"><text:span text:style-name="T4"><text:tab/>دیے گئے شکل میں</text:span><text:span text:style-name="k_20_eng_20_technical_20_in_20_urdu"><text:span text:style-name="T4"> </text:span></text:span><text:span text:style-name="k_20_eng_20_technical_20_in_20_urdu"><text:span text:style-name="T1">کور</text:span></text:span><text:span text:style-name="T4"> کا </text:span><text:span text:style-name="k_20_eng_20_technical_20_in_20_english"><text:span text:style-name="T4">cross sectional area</text:span></text:span><text:span text:style-name="T4"> </text:span><text:alphabetical-index-mark-start text:id="IMark207751316"/><text:span text:style-name="k_20_eng_20_technical_20_in_20_urdu"><text:span text:style-name="T1">کراس سیکشنل رقبہ</text:span></text:span><text:alphabetical-index-mark-end text:id="IMark207751316"/><text:span text:style-name="T4"> ہر جگہ یکساں ہے اور </text:span><text:span text:style-name="k_20_eng_20_technical_20_in_20_urdu"><text:span text:style-name="T1">کائل</text:span></text:span><text:span text:style-name="T4"> میں کرنٹ </text:span><text:span text:style-name="T4"><draw:frame draw:style-name="fr1" draw:name="Object39" text:anchor-type="as-char" svg:width="0.1272in" svg:height="0.1839in" draw:z-index="19"><draw:object xlink:href="./Object 39" xlink:type="simple" xlink:show="embed" xlink:actuate="onLoad"/><draw:image xlink:href="./ObjectReplacements/Object 39" xlink:type="simple" xlink:show="embed" xlink:actuate="onLoad"/></draw:frame></text:span><text:span text:style-name="T4"> امپیئر ہے۔ </text:span><text:span text:style-name="T1">کائل</text:span><text:span text:style-name="T4"> </text:span><text:span text:style-name="T4"><draw:frame draw:style-name="fr1" draw:name="Object40" text:anchor-type="as-char" svg:width="0.2035in" svg:height="0.1839in" draw:z-index="22"><draw:object xlink:href="./Object 40" xlink:type="simple" xlink:show="embed" xlink:actuate="onLoad"/><draw:image xlink:href="./ObjectReplacements/Object 40" xlink:type="simple" xlink:show="embed" xlink:actuate="onLoad"/></draw:frame></text:span><text:span text:style-name="T4"> </text:span><text:span text:style-name="T1">چک</text:span><text:span text:style-name="T4">ر کا ہے۔</text:span><text:span text:style-name="T1"> کائل</text:span><text:span text:style-name="T4"> میں کرنٹ کی وجہ سے کور میں مقناطیسی فیلڈ پیدا ہوتی ہے جسکو </text:span><text:alphabetical-index-mark-start text:id="IMark202831316"/><text:span text:style-name="k_20_eng_20_technical_20_in_20_urdu"><text:span text:style-name="T4">فلکس لائنز</text:span></text:span><text:alphabetical-index-mark-end text:id="IMark202831316"/><text:span text:style-name="T4"> سے ظاہر کیا گیا ہے۔</text:span></text:p>
      <text:p text:style-name="P6"><text:span text:style-name="T1"><text:s/>کور</text:span> میں میگنیٹک فیلڈ کا وجود امپیر-ٹرن ampere-turn کے حاصل ضرب <draw:frame draw:style-name="fr1" draw:name="Object5" text:anchor-type="as-char" svg:width="0.2925in" svg:height="0.1839in" draw:z-index="51"><draw:object xlink:href="./Object 6" xlink:type="simple" xlink:show="embed" xlink:actuate="onLoad"/><draw:image xlink:href="./ObjectReplacements/Object 6" xlink:type="simple" xlink:show="embed" xlink:actuate="onLoad"/></draw:frame> کی وجہ سے ہے۔ میگنیٹک سرکٹ کی اصطلاح میں <draw:frame draw:style-name="fr1" draw:name="Object46" text:anchor-type="as-char" svg:width="0.2925in" svg:height="0.1839in" draw:z-index="52"><draw:object xlink:href="./Object 8" xlink:type="simple" xlink:show="embed" xlink:actuate="onLoad"/><draw:image xlink:href="./ObjectReplacements/Object 8" xlink:type="simple" xlink:show="embed" xlink:actuate="onLoad"/></draw:frame> کو magnetomotive-force) mmf) کہا جاتا ہے۔ اگرچہ شکل <text:sequence-ref text:reference-format="value" text:ref-name="refDrawing1">1.2</text:sequence-ref> میں ایک کوئل دکھائ گئ ہے، حقیقت میں ٹرانسفارمر اور زیادہ تر گھومنے والی مشینوں <text:span text:style-name="T4">میں</text:span> کم از کم دو کائل پائے جاتے ہیں اور ان <text:span text:style-name="T4">میں</text:span><draw:frame draw:style-name="fr1" draw:name="Object47" text:anchor-type="as-char" svg:width="0.2925in" svg:height="0.1839in" draw:z-index="53"><draw:object xlink:href="./Object 9" xlink:type="simple" xlink:show="embed" xlink:actuate="onLoad"/><draw:image xlink:href="./ObjectReplacements/Object 9" xlink:type="simple" xlink:show="embed" xlink:actuate="onLoad"/></draw:frame> ان سب کائل کے امپیر-ٹرن کا <text:s/>مجموعہ ہوتا ہے۔ <text:s/></text:p>
      <text:p text:style-name="P6"><text:soft-page-break/><text:tab/>دئے گئے شکل میں کور <text:span text:style-name="T4">میں</text:span><draw:frame draw:style-name="fr1" draw:name="Object48" text:anchor-type="as-char" svg:width="0.2228in" svg:height="0.1839in" draw:z-index="54"><draw:object xlink:href="./Object 10" xlink:type="simple" xlink:show="embed" xlink:actuate="onLoad"/><draw:image xlink:href="./ObjectReplacements/Object 10" xlink:type="simple" xlink:show="embed" xlink:actuate="onLoad"/></draw:frame> کی مقدار <draw:frame draw:style-name="fr1" draw:name="Object6" text:anchor-type="as-char" svg:width="0.2811in" svg:height="0.2083in" draw:z-index="55"><draw:object xlink:href="./Object 19" xlink:type="simple" xlink:show="embed" xlink:actuate="onLoad"/><draw:image xlink:href="./ObjectReplacements/Object 19" xlink:type="simple" xlink:show="embed" xlink:actuate="onLoad"/></draw:frame> ہر جگہ یکساں ہے۔ لہاذا کور میں نکتہ دار لکھیر پر لائن اِنٹگرل <draw:frame draw:style-name="fr1" draw:name="Object8" text:anchor-type="as-char" svg:width="0.2811in" svg:height="0.2083in" draw:z-index="56"><draw:object xlink:href="./Object 11" xlink:type="simple" xlink:show="embed" xlink:actuate="onLoad"/><draw:image xlink:href="./ObjectReplacements/Object 11" xlink:type="simple" xlink:show="embed" xlink:actuate="onLoad"/></draw:frame> اور <draw:frame draw:style-name="fr1" draw:name="Object9" text:anchor-type="as-char" svg:width="0.1862in" svg:height="0.2083in" draw:z-index="57"><draw:object xlink:href="./Object 12" xlink:type="simple" xlink:show="embed" xlink:actuate="onLoad"/><draw:image xlink:href="./ObjectReplacements/Object 12" xlink:type="simple" xlink:show="embed" xlink:actuate="onLoad"/></draw:frame> <text:s/>کا حاصلِ ضرب <draw:frame draw:style-name="fr1" draw:name="Object10" text:anchor-type="as-char" svg:width="0.4091in" svg:height="0.2091in" draw:z-index="58"><draw:object xlink:href="./Object 13" xlink:type="simple" xlink:show="embed" xlink:actuate="onLoad"/><draw:image xlink:href="./ObjectReplacements/Object 13" xlink:type="simple" xlink:show="embed" xlink:actuate="onLoad"/></draw:frame> <text:s/>ہوگا۔ <text:s/>یہاں<draw:frame draw:style-name="fr1" draw:name="Object13" text:anchor-type="as-char" svg:width="0.1862in" svg:height="0.2083in" draw:z-index="60"><draw:object xlink:href="./Object 47" xlink:type="simple" xlink:show="embed" xlink:actuate="onLoad"/><draw:image xlink:href="./ObjectReplacements/Object 47" xlink:type="simple" xlink:show="embed" xlink:actuate="onLoad"/></draw:frame>کور کی اوسط لمبائ <text:s/>کو <text:s/>واضع کرتی ہے۔ ہم یوں شکل <text:sequence-ref text:reference-format="value" text:ref-name="refDrawing1">1.2</text:sequence-ref> کے لئے لکھ سکتے ہیں۔</text:p>
      <text:p text:style-name="P6"/>
      <table:table table:name="Table1" table:style-name="Table1">
        <table:table-column table:style-name="Table1.A"/>
        <table:table-column table:style-name="Table1.B"/>
        <table:table-header-rows>
          <table:table-row>
            <table:table-cell table:style-name="Table1.A1" office:value-type="string">
              <text:p text:style-name="P10"><draw:frame draw:style-name="fr1" draw:name="Object49" text:anchor-type="as-char" svg:width="1.0043in" svg:height="0.2083in" draw:z-index="61"><draw:object xlink:href="./Object 49" xlink:type="simple" xlink:show="embed" xlink:actuate="onLoad"/><draw:image xlink:href="./ObjectReplacements/Object 49" xlink:type="simple" xlink:show="embed" xlink:actuate="onLoad"/></draw:frame> </text:p>
            </table:table-cell>
            <table:table-cell table:style-name="Table1.A1" office:value-type="string">
              <text:p text:style-name="P11">(<text:sequence text:ref-name="refText5" text:name="Text" text:formula="ooow:Text+1" style:num-format="1">1.6</text:sequence>)</text:p>
            </table:table-cell>
          </table:table-row>
        </table:table-header-rows>
      </table:table>
      <text:p text:style-name="Standard"/>
      <table:table table:name="Tabelle4" table:style-name="Tabelle4">
        <table:table-column table:style-name="Tabelle4.A"/>
        <table:table-column table:style-name="Tabelle4.B"/>
        <table:table-header-rows>
          <table:table-row>
            <table:table-cell table:style-name="Tabelle4.A1" office:value-type="string">
              <text:p text:style-name="P10"><draw:frame draw:style-name="fr3" draw:name="Object7" text:anchor-type="as-char" svg:y="-0.3925in" svg:width="2.1799in" svg:height="0.4429in" draw:z-index="71"><draw:object xlink:href="./Object 14" xlink:type="simple" xlink:show="embed" xlink:actuate="onLoad"/><draw:image xlink:href="./ObjectReplacements/Object 14" xlink:type="simple" xlink:show="embed" xlink:actuate="onLoad"/></draw:frame> </text:p>
            </table:table-cell>
            <table:table-cell table:style-name="Tabelle4.A1" office:value-type="string">
              <text:p text:style-name="P11">(<text:sequence text:ref-name="refText6" text:name="Text" text:formula="ooow:Text+1" style:num-format="1">1.7</text:sequence>)</text:p>
            </table:table-cell>
          </table:table-row>
        </table:table-header-rows>
      </table:table>
      <text:p text:style-name="P2"/>
      <text:p text:style-name="text_20_body_20_2">اس کو ہم یوں بہتر طریقے سے لکھ سکتے ہیں۔</text:p>
      <text:p text:style-name="P2"/>
      <table:table table:name="Table8" table:style-name="Table8">
        <table:table-column table:style-name="Table8.A"/>
        <table:table-column table:style-name="Table8.B"/>
        <table:table-header-rows>
          <table:table-row>
            <table:table-cell table:style-name="Table8.A1" office:value-type="string">
              <text:p text:style-name="P10"><draw:frame draw:style-name="fr1" draw:name="Object12" text:anchor-type="as-char" svg:width="0.6874in" svg:height="0.2083in" draw:z-index="72"><draw:object xlink:href="./Object 21" xlink:type="simple" xlink:show="embed" xlink:actuate="onLoad"/><draw:image xlink:href="./ObjectReplacements/Object 21" xlink:type="simple" xlink:show="embed" xlink:actuate="onLoad"/></draw:frame> </text:p>
            </table:table-cell>
            <table:table-cell table:style-name="Table8.A1" office:value-type="string">
              <text:p text:style-name="P11">(<text:sequence text:ref-name="refText7" text:name="Text" text:formula="ooow:Text+1" style:num-format="1">1.8</text:sequence>)</text:p>
            </table:table-cell>
          </table:table-row>
        </table:table-header-rows>
      </table:table>
      <text:p text:style-name="Standard"/>
      <table:table table:name="Table3" table:style-name="Table3">
        <table:table-column table:style-name="Table3.A"/>
        <table:table-column table:style-name="Table3.B"/>
        <table:table-header-rows>
          <table:table-row>
            <table:table-cell table:style-name="Table3.A1" office:value-type="string">
              <text:p text:style-name="P10"><draw:frame draw:style-name="fr1" draw:name="Object11" text:anchor-type="as-char" svg:width="0.9453in" svg:height="0.4425in" draw:z-index="73"><draw:object xlink:href="./Object 20" xlink:type="simple" xlink:show="embed" xlink:actuate="onLoad"/><draw:image xlink:href="./ObjectReplacements/Object 20" xlink:type="simple" xlink:show="embed" xlink:actuate="onLoad"/></draw:frame> </text:p>
            </table:table-cell>
            <table:table-cell table:style-name="Table3.A1" office:value-type="string">
              <text:p text:style-name="P11">(<text:sequence text:ref-name="refText8" text:name="Text" text:formula="ooow:Text+1" style:num-format="1">1.9</text:sequence>)</text:p>
            </table:table-cell>
          </table:table-row>
        </table:table-header-rows>
      </table:table>
      <text:p text:style-name="P4"/>
      <text:p text:style-name="text_20_body_20_2">مساوات<text:sequence-ref text:reference-format="text" text:ref-name="refText8">(1.9)</text:sequence-ref> میں <draw:frame draw:style-name="fr1" draw:name="Object14" text:anchor-type="as-char" svg:width="0.2661in" svg:height="0.2083in" draw:z-index="74"><draw:object xlink:href="./Object 22" xlink:type="simple" xlink:show="embed" xlink:actuate="onLoad"/><draw:image xlink:href="./ObjectReplacements/Object 22" xlink:type="simple" xlink:show="embed" xlink:actuate="onLoad"/></draw:frame>کو کور کی رلکٹنس <text:s/>reluctance کہتے ہیں۔ مساوات<text:sequence-ref text:reference-format="text" text:ref-name="refText7">(1.8)</text:sequence-ref> <text:s/>اوہم کے قانون ohm's law کی طرح ہے۔</text:p>
      <text:p text:style-name="P6"/>
      <text:p text:style-name="P6"><draw:frame draw:style-name="fr4" draw:name="Object45" text:anchor-type="paragraph" svg:x="0.2575in" svg:y="0.022in" svg:width="4.1161in" svg:height="1.9181in" draw:z-index="1"><draw:object xlink:href="./Object 45" xlink:type="simple" xlink:show="embed" xlink:actuate="onLoad"/><draw:image xlink:href="./ObjectReplacements/Object 45" xlink:type="simple" xlink:show="embed" xlink:actuate="onLoad"/></draw:frame><text:soft-page-break/><office:annotation><dc:creator>khalid khan</dc:creator><dc:date>2011-02-28T14:51:52</dc:date><text:p text:style-name="P27"><text:span text:style-name="T8">It is better to add a magnetic circuit here that has two materials in series instead of core and air. This gives a better insight</text:span></text:p></office:annotation></text:p>
      <text:p text:style-name="P6"><text:tab/>شکل <text:sequence text:ref-name="refDrawing1" text:name="Drawing" text:formula="ooow:Drawing+1" style:num-format="1">1.2</text:sequence> سادہ مقناطیسی سرکٹ</text:p>
      <text:p text:style-name="P6"/>
      <text:p text:style-name="P6">کور میں<draw:frame draw:style-name="fr1" draw:name="Object15" text:anchor-type="as-char" svg:width="0.2819in" svg:height="0.2091in" draw:z-index="49"><draw:object xlink:href="./Object 15" xlink:type="simple" xlink:show="embed" xlink:actuate="onLoad"/><draw:image xlink:href="./ObjectReplacements/Object 15" xlink:type="simple" xlink:show="embed" xlink:actuate="onLoad"/></draw:frame> کی سمت دائیں ہاتھ کے قانون (rule<text:tab/>right <text:s/>hand <text:s/>) سے معلوم کی جا سکتی ہے۔ <text:s/>اس قانون کو دو طریقوں سے بیان کیا جا سکتا ہے۔</text:p>
      <text:list xml:id="list1686248855" text:style-name="L1">
        <text:list-item>
          <text:p text:style-name="P21">اگر ایک تار جس میں کرنٹ <text:s/>گزر رہی ہو کو دائیں ہاتھ سے یوں پکڑا جائے کہ انگھوٹا <text:s/>کرنٹ <text:s/>کی سمت میں ہو تو باقی چار انگلیاں اُس میگنٹک فیلڈ ، جو اس کرنٹ کی وجہ سے وجود میں آئے، <text:s/>کی سمت میں لپٹی ہونگی۔</text:p>
        </text:list-item>
        <text:list-item>
          <text:p text:style-name="P23"><text:s/>اگر ایک کائل کو دائیں ہاتھ سے یوں پکڑا <text:s/>جائے کہ ہاتھ کی چار انگلیاں کائل میں کرنٹ کی سمت میں لپٹی <text:s/>ہوں تو انگھوٹا اُس مگنیٹک فیلڈ کی سمت میں ہوگا جو اس کرنٹ کی وجہ سے وجود میں آئیگا ۔</text:p>
          <text:p text:style-name="P24">ٹرانسفارمروں کو شکل<text:sequence-ref text:reference-format="value" text:ref-name="refDrawing1">1.2</text:sequence-ref> کی طرح بند کور پر بنایا جاتا ہے جبکہ حرکت کرنے <text:soft-page-break/>والی مشینوں کی کور میں عموم<text:span text:style-name="T6">ً</text:span>ا خلا پائی جاتی ہے۔ ایسے ہی ایک مقناطیسی سرکٹ شکل<text:sequence-ref text:reference-format="value" text:ref-name="refDrawing2">1.3</text:sequence-ref> میں دکھائ گئ ہے۔</text:p>
          <text:p text:style-name="P24"/>
        </text:list-item>
      </text:list>
      <text:p text:style-name="P14"><draw:frame draw:style-name="fr5" draw:name="Object16" text:anchor-type="paragraph" svg:width="4.1311in" svg:height="2.7272in" draw:z-index="3"><draw:object xlink:href="./Object 23" xlink:type="simple" xlink:show="embed" xlink:actuate="onLoad"/><draw:image xlink:href="./ObjectReplacements/Object 23" xlink:type="simple" xlink:show="embed" xlink:actuate="onLoad"/></draw:frame> شکل <text:sequence text:ref-name="refDrawing2" text:name="Drawing" text:formula="ooow:Drawing+1" style:num-format="1">1.3</text:sequence> کور جِس میں خلاء ہے</text:p>
      <text:list xml:id="list1066563695" text:continue-numbering="true" text:style-name="L1">
        <text:list-header>
          <text:p text:style-name="P24"><text:s text:c="2"/>اگر کور کی وہ سطہ جہاں یہ خلا<draw:frame draw:style-name="fr1" draw:name="Object1" text:anchor-type="as-char" svg:width="0.1681in" svg:height="0.1839in" draw:z-index="78"><draw:object xlink:href="./Object 1" xlink:type="simple" xlink:show="embed" xlink:actuate="onLoad"/><draw:image xlink:href="./ObjectReplacements/Object 1" xlink:type="simple" xlink:show="embed" xlink:actuate="onLoad"/></draw:frame> ہے کی لمبائ <draw:frame draw:style-name="fr1" draw:name="Object3" text:anchor-type="as-char" svg:width="0.1862in" svg:height="0.1839in" draw:z-index="79"><draw:object xlink:href="./Object 3" xlink:type="simple" xlink:show="embed" xlink:actuate="onLoad"/><draw:image xlink:href="./ObjectReplacements/Object 3" xlink:type="simple" xlink:show="embed" xlink:actuate="onLoad"/></draw:frame> اور چوڑائی <draw:frame draw:style-name="fr1" draw:name="Object4" text:anchor-type="as-char" svg:width="0.1902in" svg:height="0.1839in" draw:z-index="80"><draw:object xlink:href="./Object 4" xlink:type="simple" xlink:show="embed" xlink:actuate="onLoad"/><draw:image xlink:href="./ObjectReplacements/Object 4" xlink:type="simple" xlink:show="embed" xlink:actuate="onLoad"/></draw:frame> اس خلاء کی لمبائ <text:s/><draw:frame draw:style-name="fr1" draw:name="Object32" text:anchor-type="as-char" svg:width="0.1681in" svg:height="0.1839in" draw:z-index="81"><draw:object xlink:href="./Object 32" xlink:type="simple" xlink:show="embed" xlink:actuate="onLoad"/><draw:image xlink:href="./ObjectReplacements/Object 32" xlink:type="simple" xlink:show="embed" xlink:actuate="onLoad"/></draw:frame> سے کئ گُنا ہو تو مقناطیسی فلکس کا بیشتر حصّہ کور اور اس خلاء کے راستے ہی گزرے گا۔ <text:s/>لہٰذا ہم شکل <text:sequence-ref text:reference-format="value" text:ref-name="refDrawing2">1.3</text:sequence-ref> کو ایک ایسے مقناطیسی سرکٹ سے ظاہر کرسکتے ہیں جس کے دو سلسلہ وار (series) حصّے ہوں۔ <text:s/>ایک حِصّہ مقناطیسی کور ہے جس کی پرمیبلَٹی <draw:frame draw:style-name="fr1" draw:name="Object17" text:anchor-type="as-char" svg:width="0.2272in" svg:height="0.2091in" draw:z-index="25"><draw:object xlink:href="./Object 24" xlink:type="simple" xlink:show="embed" xlink:actuate="onLoad"/><draw:image xlink:href="./ObjectReplacements/Object 24" xlink:type="simple" xlink:show="embed" xlink:actuate="onLoad"/></draw:frame> <text:s/>اور اوسط لمبائ <draw:frame draw:style-name="fr1" draw:name="Object18" text:anchor-type="as-char" svg:width="0.2016in" svg:height="0.1839in" draw:z-index="31"><draw:object xlink:href="./Object 25" xlink:type="simple" xlink:show="embed" xlink:actuate="onLoad"/><draw:image xlink:href="./ObjectReplacements/Object 25" xlink:type="simple" xlink:show="embed" xlink:actuate="onLoad"/></draw:frame> ہے، اور دوسرا حِصّہ ایک خلا ہے جس کی پرمیبلَٹی <draw:frame draw:style-name="fr1" draw:name="Object30" text:anchor-type="as-char" svg:width="0.2311in" svg:height="0.2083in" draw:z-index="32"><draw:object xlink:href="./Object 30" xlink:type="simple" xlink:show="embed" xlink:actuate="onLoad"/><draw:image xlink:href="./ObjectReplacements/Object 30" xlink:type="simple" xlink:show="embed" xlink:actuate="onLoad"/></draw:frame> اور لمبائ <draw:frame draw:style-name="fr1" draw:name="Object19" text:anchor-type="as-char" svg:width="0.1681in" svg:height="0.1839in" draw:z-index="33"><draw:object xlink:href="./Object 26" xlink:type="simple" xlink:show="embed" xlink:actuate="onLoad"/><draw:image xlink:href="./ObjectReplacements/Object 26" xlink:type="simple" xlink:show="embed" xlink:actuate="onLoad"/></draw:frame> <text:s/>ہے۔ یہاں<draw:frame draw:style-name="fr1" draw:name="Object29" text:anchor-type="as-char" svg:width="0.2016in" svg:height="0.1839in" draw:z-index="17"><draw:object xlink:href="./Object 50" xlink:type="simple" xlink:show="embed" xlink:actuate="onLoad"/><draw:image xlink:href="./ObjectReplacements/Object 50" xlink:type="simple" xlink:show="embed" xlink:actuate="onLoad"/></draw:frame>کور کے گرد ایک چکر کی لمبائ سے خلا کی لمبائ منفی <text:soft-page-break/>کرنے سے حاصل ہوگا۔ مقناطیسی فلکس <draw:frame draw:style-name="fr1" draw:name="Object31" text:anchor-type="as-char" svg:width="0.1992in" svg:height="0.1839in" draw:z-index="20"><draw:object xlink:href="./Object 31" xlink:type="simple" xlink:show="embed" xlink:actuate="onLoad"/><draw:image xlink:href="./ObjectReplacements/Object 31" xlink:type="simple" xlink:show="embed" xlink:actuate="onLoad"/></draw:frame> کور اور اس خلا میں یکساں ہے۔</text:p>
        </text:list-header>
      </text:list>
      <text:p text:style-name="P9"/>
      <text:p text:style-name="P9"><draw:frame draw:style-name="fr2" draw:name="Object33" text:anchor-type="paragraph" svg:width="4.1319in" svg:height="2.728in" draw:z-index="4"><draw:object xlink:href="./Object 33" xlink:type="simple" xlink:show="embed" xlink:actuate="onLoad"/><draw:image xlink:href="./ObjectReplacements/Object 33" xlink:type="simple" xlink:show="embed" xlink:actuate="onLoad"/></draw:frame>شکل <text:sequence text:ref-name="refDrawing3" text:name="Drawing" text:formula="ooow:Drawing+1" style:num-format="1">1.4</text:sequence></text:p>
      <text:p text:style-name="P9">مقناطیسی فیلڈ کی لکیریں اِس خلا سے گزرتے وقت باہر کی طرف پھول جاتی ہیں جیسے شکل <text:s/><text:sequence-ref text:reference-format="value" text:ref-name="refDrawing3">1.4</text:sequence-ref> میں دکھایا گیا ہے۔ اس پھولنے کی وجہ سے خلا میں کراس سکشنل رقبہ <draw:frame draw:style-name="fr1" draw:name="Object20" text:anchor-type="as-char" svg:width="0.2547in" svg:height="0.2083in" draw:z-index="21"><draw:object xlink:href="./Object 27" xlink:type="simple" xlink:show="embed" xlink:actuate="onLoad"/><draw:image xlink:href="./ObjectReplacements/Object 27" xlink:type="simple" xlink:show="embed" xlink:actuate="onLoad"/></draw:frame> بڑھ جاتا ہے۔ اس کتاب میں اس اثر کو نظر انداز کیا جائے گا لہٰذا ہم لکھ سکتے ہیں کہ</text:p>
      <text:p text:style-name="P9"><text:s/></text:p>
      <table:table table:name="Table9" table:style-name="Table9">
        <table:table-column table:style-name="Table9.A"/>
        <table:table-column table:style-name="Table9.B"/>
        <table:table-header-rows>
          <table:table-row>
            <table:table-cell table:style-name="Table9.A1" office:value-type="string">
              <text:p text:style-name="P10"><draw:frame draw:style-name="fr1" draw:name="Object21" text:anchor-type="as-char" svg:width="0.9102in" svg:height="0.3992in" draw:z-index="26"><draw:object xlink:href="./Object 28" xlink:type="simple" xlink:show="embed" xlink:actuate="onLoad"/><draw:image xlink:href="./ObjectReplacements/Object 28" xlink:type="simple" xlink:show="embed" xlink:actuate="onLoad"/></draw:frame> </text:p>
            </table:table-cell>
            <table:table-cell table:style-name="Table9.A1" office:value-type="string">
              <text:p text:style-name="P11">(<text:sequence text:ref-name="refText9" text:name="Text" text:formula="ooow:Text+1" style:num-format="1">1.10</text:sequence>)</text:p>
            </table:table-cell>
          </table:table-row>
        </table:table-header-rows>
      </table:table>
      <text:p text:style-name="P9"><text:soft-page-break/></text:p>
      <text:p text:style-name="P9"><text:s/>مساوات <text:s/><text:sequence-ref text:reference-format="text" text:ref-name="refText5">(1.6)</text:sequence-ref> اور <text:sequence-ref text:reference-format="text" text:ref-name="refText3">(1.4)</text:sequence-ref> کو اس مقناطیسی سرکٹ پر استعمال کر کے ہمیں ملتا ہے</text:p>
      <text:p text:style-name="P6"/>
      <table:table table:name="Table10" table:style-name="Table10">
        <table:table-column table:style-name="Table10.A"/>
        <table:table-column table:style-name="Table10.B"/>
        <table:table-header-rows>
          <table:table-row>
            <table:table-cell table:style-name="Table10.A1" office:value-type="string">
              <text:p text:style-name="P10"><draw:frame draw:style-name="fr1" draw:name="Object22" text:anchor-type="as-char" svg:width="1.4701in" svg:height="0.2083in" draw:z-index="27"><draw:object xlink:href="./Object 29" xlink:type="simple" xlink:show="embed" xlink:actuate="onLoad"/><draw:image xlink:href="./ObjectReplacements/Object 29" xlink:type="simple" xlink:show="embed" xlink:actuate="onLoad"/></draw:frame> </text:p>
            </table:table-cell>
            <table:table-cell table:style-name="Table10.A1" office:value-type="string">
              <text:p text:style-name="P11">(<text:sequence text:ref-name="refText10" text:name="Text" text:formula="ooow:Text+1" style:num-format="1">1.11</text:sequence>)</text:p>
            </table:table-cell>
          </table:table-row>
        </table:table-header-rows>
      </table:table>
      <text:p text:style-name="P13"/>
      <text:p text:style-name="Standard"/>
      <table:table table:name="Table11" table:style-name="Table11">
        <table:table-column table:style-name="Table11.A"/>
        <table:table-column table:style-name="Table11.B"/>
        <table:table-header-rows>
          <table:table-row>
            <table:table-cell table:style-name="Table11.A1" office:value-type="string">
              <text:p text:style-name="P10"><draw:frame draw:style-name="fr1" draw:name="Object23" text:anchor-type="as-char" svg:width="1.1016in" svg:height="0.4425in" draw:z-index="28"><draw:object xlink:href="./Object 41" xlink:type="simple" xlink:show="embed" xlink:actuate="onLoad"/><draw:image xlink:href="./ObjectReplacements/Object 41" xlink:type="simple" xlink:show="embed" xlink:actuate="onLoad"/></draw:frame> </text:p>
            </table:table-cell>
            <table:table-cell table:style-name="Table11.A1" office:value-type="string">
              <text:p text:style-name="P11">(<text:sequence text:ref-name="refText11" text:name="Text" text:formula="ooow:Text+1" style:num-format="1">1.12</text:sequence>)</text:p>
            </table:table-cell>
          </table:table-row>
        </table:table-header-rows>
      </table:table>
      <text:p text:style-name="P12"/>
      <text:p text:style-name="Standard"/>
      <table:table table:name="Table12" table:style-name="Table12">
        <table:table-column table:style-name="Table12.A"/>
        <table:table-column table:style-name="Table12.B"/>
        <table:table-header-rows>
          <table:table-row>
            <table:table-cell table:style-name="Table12.A1" office:value-type="string">
              <text:p text:style-name="P10"><draw:frame draw:style-name="fr1" draw:name="Object24" text:anchor-type="as-char" svg:width="1.4165in" svg:height="0.4425in" draw:z-index="35"><draw:object xlink:href="./Object 42" xlink:type="simple" xlink:show="embed" xlink:actuate="onLoad"/><draw:image xlink:href="./ObjectReplacements/Object 42" xlink:type="simple" xlink:show="embed" xlink:actuate="onLoad"/></draw:frame> </text:p>
            </table:table-cell>
            <table:table-cell table:style-name="Table12.A1" office:value-type="string">
              <text:p text:style-name="P11">(<text:sequence text:ref-name="refText12" text:name="Text" text:formula="ooow:Text+1" style:num-format="1">1.13</text:sequence>)</text:p>
            </table:table-cell>
          </table:table-row>
        </table:table-header-rows>
      </table:table>
      <text:p text:style-name="P12"/>
      <text:p text:style-name="Standard"/>
      <table:table table:name="Table13" table:style-name="Table13">
        <table:table-column table:style-name="Table13.A"/>
        <table:table-column table:style-name="Table13.B"/>
        <table:table-header-rows>
          <table:table-row>
            <table:table-cell table:style-name="Table13.A1" office:value-type="string">
              <text:p text:style-name="P10"><draw:frame draw:style-name="fr1" draw:name="Object25" text:anchor-type="as-char" svg:width="0.7272in" svg:height="0.4425in" draw:z-index="29"><draw:object xlink:href="./Object 43" xlink:type="simple" xlink:show="embed" xlink:actuate="onLoad"/><draw:image xlink:href="./ObjectReplacements/Object 43" xlink:type="simple" xlink:show="embed" xlink:actuate="onLoad"/></draw:frame> </text:p>
            </table:table-cell>
            <table:table-cell table:style-name="Table13.A1" office:value-type="string">
              <text:p text:style-name="P11">(<text:sequence text:ref-name="refText13" text:name="Text" text:formula="ooow:Text+1" style:num-format="1">1.14</text:sequence>)</text:p>
            </table:table-cell>
          </table:table-row>
        </table:table-header-rows>
      </table:table>
      <text:p text:style-name="P12"/>
      <text:p text:style-name="Standard"/>
      <table:table table:name="Table14" table:style-name="Table14">
        <table:table-column table:style-name="Table14.A"/>
        <table:table-column table:style-name="Table14.B"/>
        <table:table-header-rows>
          <table:table-row>
            <table:table-cell table:style-name="Table14.A1" office:value-type="string">
              <text:p text:style-name="P10"><draw:frame draw:style-name="fr1" draw:name="Object26" text:anchor-type="as-char" svg:width="0.8043in" svg:height="0.4173in" draw:z-index="30"><draw:object xlink:href="./Object 44" xlink:type="simple" xlink:show="embed" xlink:actuate="onLoad"/><draw:image xlink:href="./ObjectReplacements/Object 44" xlink:type="simple" xlink:show="embed" xlink:actuate="onLoad"/></draw:frame> </text:p>
            </table:table-cell>
            <table:table-cell table:style-name="Table14.A1" office:value-type="string">
              <text:p text:style-name="P11">(<text:sequence text:ref-name="refText14" text:name="Text" text:formula="ooow:Text+1" style:num-format="1">1.15</text:sequence>)</text:p>
            </table:table-cell>
          </table:table-row>
        </table:table-header-rows>
      </table:table>
      <text:p text:style-name="P12"/>
      <text:p text:style-name="Standard"/>
      <table:table table:name="Table15" table:style-name="Table15">
        <table:table-column table:style-name="Table15.A"/>
        <table:table-column table:style-name="Table15.B"/>
        <table:table-header-rows>
          <text:soft-page-break/>
          <table:table-row>
            <table:table-cell table:style-name="Table15.A1" office:value-type="string">
              <text:p text:style-name="P10"><draw:frame draw:style-name="fr1" draw:name="Object27" text:anchor-type="as-char" svg:width="1.1008in" svg:height="0.2083in" draw:z-index="34"><draw:object xlink:href="./Object 46" xlink:type="simple" xlink:show="embed" xlink:actuate="onLoad"/><draw:image xlink:href="./ObjectReplacements/Object 46" xlink:type="simple" xlink:show="embed" xlink:actuate="onLoad"/></draw:frame> </text:p>
            </table:table-cell>
            <table:table-cell table:style-name="Table15.A1" office:value-type="string">
              <text:p text:style-name="P11">(<text:sequence text:ref-name="refText15" text:name="Text" text:formula="ooow:Text+1" style:num-format="1">1.16</text:sequence>)</text:p>
            </table:table-cell>
          </table:table-row>
        </table:table-header-rows>
      </table:table>
      <text:p text:style-name="Standard"/>
      <table:table table:name="Table16" table:style-name="Table16">
        <table:table-column table:style-name="Table16.A"/>
        <table:table-column table:style-name="Table16.B"/>
        <table:table-header-rows>
          <table:table-row>
            <table:table-cell table:style-name="Table16.A1" office:value-type="string">
              <text:p text:style-name="P10"><draw:frame draw:style-name="fr1" draw:name="Object28" text:anchor-type="as-char" svg:width="1.9465in" svg:height="0.4272in" draw:z-index="36"><draw:object xlink:href="./Object 48" xlink:type="simple" xlink:show="embed" xlink:actuate="onLoad"/><draw:image xlink:href="./ObjectReplacements/Object 48" xlink:type="simple" xlink:show="embed" xlink:actuate="onLoad"/></draw:frame> </text:p>
            </table:table-cell>
            <table:table-cell table:style-name="Table16.A1" office:value-type="string">
              <text:p text:style-name="P11">(<text:sequence text:ref-name="refText16" text:name="Text" text:formula="ooow:Text+1" style:num-format="1">1.17</text:sequence>)</text:p>
            </table:table-cell>
          </table:table-row>
        </table:table-header-rows>
      </table:table>
      <text:p text:style-name="P12"/>
      <text:p text:style-name="P9"><text:s/>ہم یہ دیکھ سکتے ہیں کہ <draw:frame draw:style-name="fr1" draw:name="Object34" text:anchor-type="as-char" svg:width="0.2925in" svg:height="0.1839in" draw:z-index="37"><draw:object xlink:href="./Object 34" xlink:type="simple" xlink:show="embed" xlink:actuate="onLoad"/><draw:image xlink:href="./ObjectReplacements/Object 34" xlink:type="simple" xlink:show="embed" xlink:actuate="onLoad"/></draw:frame> کا <text:s/>کچھ حِصّہ کور میں اور بقایا حِصّہ خلاء میں مقناطیسی فیلڈ کو جنم دیتا ہے۔</text:p>
      <text:p text:style-name="P9">مقناطیسی اشیاء کی پر میبلَٹی کی مقدار در حقیقت اس میں مقناطیسی فلکس <text:s/>انٹنسٹی <text:s/><draw:frame draw:style-name="fr1" draw:name="Object35" text:anchor-type="as-char" svg:width="0.2819in" svg:height="0.2091in" draw:z-index="38"><draw:object xlink:href="./Object 35" xlink:type="simple" xlink:show="embed" xlink:actuate="onLoad"/><draw:image xlink:href="./ObjectReplacements/Object 35" xlink:type="simple" xlink:show="embed" xlink:actuate="onLoad"/></draw:frame> پر منہصر ہوتی ہے۔ اس بات کو سکشن 3-1 میں واضح کیا جائیگا۔ </text:p>
      <text:h text:style-name="P19" text:outline-level="2">فلکس لنکیج <text:s/>flux-linkage، <text:s/>انڈکٹنس inductance <text:s/>اور انرجی energy</text:h>
      <text:p text:style-name="P9"><text:tab/>مقناطیسی فیلڈ کی وقت کے ساتھ تبدیلی الکٹرک فیلڈ electric field کو جنم دیتی ہے۔ لہاذ<text:span text:style-name="T6">ٰ</text:span> اگر شکل <text:sequence-ref text:reference-format="value" text:ref-name="refDrawing2">1.3</text:sequence-ref> کے کور میں مقناطیسی فلکس تندیل ہو رہا ہو تو اس کی وجہ سے اس کے کائل میں وولٹج پیدا ہونگے جوکہ اس کائل کے سروں پر نمودار ہونگے۔ اِس وولٹج کو انڈیوسٹ وولٹج induced voltage یا الکٹروموٹیو وولٹج electromotive voltage کہتے ہیں۔ فیراڈے کے قانون کے تہت</text:p>
      <text:p text:style-name="P9">(1-17)<text:tab/><text:tab/><text:tab/><text:tab/><draw:frame draw:style-name="fr1" draw:name="Object2" text:anchor-type="as-char" svg:width="1.1071in" svg:height="0.3929in" draw:z-index="0"><draw:object xlink:href="./Object 2" xlink:type="simple" xlink:show="embed" xlink:actuate="onLoad"/><draw:image xlink:href="./ObjectReplacements/Object 2" xlink:type="simple" xlink:show="embed" xlink:actuate="onLoad"/></draw:frame> </text:p>
      <text:p text:style-name="P9">جہاں <draw:frame draw:style-name="fr1" draw:name="Object51" text:anchor-type="as-char" svg:width="0.598in" svg:height="0.1839in" draw:z-index="39"><draw:object xlink:href="./Object 52" xlink:type="simple" xlink:show="embed" xlink:actuate="onLoad"/><draw:image xlink:href="./ObjectReplacements/Object 52" xlink:type="simple" xlink:show="embed" xlink:actuate="onLoad"/></draw:frame> کو فلکس لنکیج flux linkage کہتے ہیں۔ اس انڈیوسٹ <text:soft-page-break/>وولٹج کے سمت کا تعین یوں کیا جاتا ہے کہ اگر دئے گئے کائل کے سروں کو شارٹ سرکٹ short circuit کیا جائے تو اِس میں کرنٹ اُس سمت میں رواں ہو جس میں مقناطیسی فلکس کی تبدیلی کو روکا جا سکے۔ </text:p>
      <text:p text:style-name="P9"><text:tab/>جن مقناطیسی سرکٹوں میں پرمیبلیٹی کو مقررہ تصور کیا جاسکے یا جن میں <draw:frame draw:style-name="fr1" draw:name="Object36" text:anchor-type="as-char" svg:width="0.6717in" svg:height="0.2083in" draw:z-index="23"><draw:object xlink:href="./Object 36" xlink:type="simple" xlink:show="embed" xlink:actuate="onLoad"/><draw:image xlink:href="./ObjectReplacements/Object 36" xlink:type="simple" xlink:show="embed" xlink:actuate="onLoad"/></draw:frame>ہو، ایسے حالات میں ہم انڈکٹنس inductance کو یوں بیان کر سکتے ہیں</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10"><draw:frame draw:style-name="fr1" draw:name="Object50" text:anchor-type="as-char" svg:width="0.4547in" svg:height="0.3752in" draw:z-index="40"><draw:object xlink:href="./Object 51" xlink:type="simple" xlink:show="embed" xlink:actuate="onLoad"/><draw:image xlink:href="./ObjectReplacements/Object 51" xlink:type="simple" xlink:show="embed" xlink:actuate="onLoad"/></draw:frame> </text:p>
            </table:table-cell>
            <table:table-cell table:style-name="Table17.A1" office:value-type="string">
              <text:p text:style-name="P11">(<text:sequence text:ref-name="refText17" text:name="Text" text:formula="ooow:Text+1" style:num-format="1">1.18</text:sequence>)</text:p>
            </table:table-cell>
          </table:table-row>
        </table:table-header-rows>
      </table:table>
      <text:p text:style-name="P13"/>
      <text:p text:style-name="Standard"/>
      <table:table table:name="Table18" table:style-name="Table18">
        <table:table-column table:style-name="Table18.A"/>
        <table:table-column table:style-name="Table18.B"/>
        <table:table-header-rows>
          <table:table-row>
            <table:table-cell table:style-name="Table18.A1" office:value-type="string">
              <text:p text:style-name="P10"><draw:frame draw:style-name="fr1" draw:name="Object52" text:anchor-type="as-char" svg:width="1.6098in" svg:height="0.4409in" draw:z-index="41"><draw:object xlink:href="./Object 53" xlink:type="simple" xlink:show="embed" xlink:actuate="onLoad"/><draw:image xlink:href="./ObjectReplacements/Object 53" xlink:type="simple" xlink:show="embed" xlink:actuate="onLoad"/></draw:frame> </text:p>
            </table:table-cell>
            <table:table-cell table:style-name="Table18.A1" office:value-type="string">
              <text:p text:style-name="P11">(<text:sequence text:ref-name="refText18" text:name="Text" text:formula="ooow:Text+1" style:num-format="1">1.19</text:sequence>)</text:p>
            </table:table-cell>
          </table:table-row>
        </table:table-header-rows>
      </table:table>
      <text:p text:style-name="P22"/>
      <text:p text:style-name="P22">انڈکٹنس کو ویبر-ٹرن فی امپیر، جس کو ہنری کا نام دیا گیا، میں ناپا جاتا ہے۔</text:p>
      <text:p text:style-name="P22"><office:annotation><dc:creator>khalid khan</dc:creator><dc:date>2011-02-28T16:12:05</dc:date><text:p text:style-name="P27"><text:span text:style-name="T8">Add an example here</text:span></text:p></office:annotation></text:p>
      <text:p text:style-name="P22">شکل <text:sequence-ref text:reference-format="value" text:ref-name="refDrawing4">1.5</text:sequence-ref> میں دو کائل والا ایک مقناطیسی سرکٹ دکھایا گیا ہے جس میں کرنٹ<draw:frame draw:style-name="fr6" draw:name="Object54" text:anchor-type="as-char" svg:width="0.1846in" svg:height="0.2083in" draw:z-index="82"><draw:object xlink:href="./Object 55" xlink:type="simple" xlink:show="embed" xlink:actuate="onLoad"/><draw:image xlink:href="./ObjectReplacements/Object 55" xlink:type="simple" xlink:show="embed" xlink:actuate="onLoad"/></draw:frame> اور <draw:frame draw:style-name="fr6" draw:name="Object55" text:anchor-type="as-char" svg:width="0.1874in" svg:height="0.2083in" draw:z-index="83"><draw:object xlink:href="./Object 56" xlink:type="simple" xlink:show="embed" xlink:actuate="onLoad"/><draw:image xlink:href="./ObjectReplacements/Object 56" xlink:type="simple" xlink:show="embed" xlink:actuate="onLoad"/></draw:frame>ہیں۔ کرنٹ کی سمتیں یوں رکھی کئی ہیں کہ اِن دونوں کا ایم ایم ایف آپس میں جمع ہو۔ یوں اگر کور کے رِلکٹنس کو نظرانداز کیا جائے تو ہم لکھ سکتے ہیں</text:p>
      <text:p text:style-name="Standard"/>
      <table:table table:name="Table19" table:style-name="Table19">
        <table:table-column table:style-name="Table19.A"/>
        <table:table-column table:style-name="Table19.B"/>
        <table:table-header-rows>
          <text:soft-page-break/>
          <table:table-row>
            <table:table-cell table:style-name="Table19.A1" office:value-type="string">
              <text:p text:style-name="P10"><draw:frame draw:style-name="fr1" draw:name="Object56" text:anchor-type="as-char" svg:width="1.628in" svg:height="0.4173in" draw:z-index="84"><draw:object xlink:href="./Object 57" xlink:type="simple" xlink:show="embed" xlink:actuate="onLoad"/><draw:image xlink:href="./ObjectReplacements/Object 57" xlink:type="simple" xlink:show="embed" xlink:actuate="onLoad"/></draw:frame> </text:p>
            </table:table-cell>
            <table:table-cell table:style-name="Table19.A1" office:value-type="string">
              <text:p text:style-name="P11">(<text:sequence text:ref-name="refText19" text:name="Text" text:formula="ooow:Text+1" style:num-format="1">1.20</text:sequence></text:p>
            </table:table-cell>
          </table:table-row>
        </table:table-header-rows>
      </table:table>
      <text:p text:style-name="P15"/>
      <text:p text:style-name="P22"><draw:frame draw:style-name="fr2" draw:name="Object53" text:anchor-type="paragraph" svg:width="5.6236in" svg:height="3.7126in" draw:z-index="16"><draw:object xlink:href="./Object 54" xlink:type="simple" xlink:show="embed" xlink:actuate="onLoad"/><draw:image xlink:href="./ObjectReplacements/Object 54" xlink:type="simple" xlink:show="embed" xlink:actuate="onLoad"/></draw:frame>شکل <text:sequence text:ref-name="refDrawing4" text:name="Drawing" text:formula="ooow:Drawing+1" style:num-format="1">1.5</text:sequence> دو کائل والی مقناطیسی سرکٹ</text:p>
      <text:p text:style-name="P22"/>
      <text:p text:style-name="P22">یہاں<draw:frame draw:style-name="fr6" draw:name="Object57" text:anchor-type="as-char" svg:width="0.1992in" svg:height="0.1839in" draw:z-index="85"><draw:object xlink:href="./Object 58" xlink:type="simple" xlink:show="embed" xlink:actuate="onLoad"/><draw:image xlink:href="./ObjectReplacements/Object 58" xlink:type="simple" xlink:show="embed" xlink:actuate="onLoad"/></draw:frame>دونوں کائلوں کے مجموعی ایم ایم ایف یعنی <draw:frame draw:style-name="fr6" draw:name="Object58" text:anchor-type="as-char" svg:width="0.8661in" svg:height="0.2083in" draw:z-index="86"><draw:object xlink:href="./Object 59" xlink:type="simple" xlink:show="embed" xlink:actuate="onLoad"/><draw:image xlink:href="./ObjectReplacements/Object 59" xlink:type="simple" xlink:show="embed" xlink:actuate="onLoad"/></draw:frame>سے پیدہ ہونے والا فلکس ہے۔ اس فلکس کی دونوں کائلوں کیساتھ <text:s/>فلکس لنکیج کو یوں لکھا جا سکتا ہے</text:p>
      <text:p text:style-name="Standard"><text:soft-page-break/></text:p>
      <table:table table:name="Table20" table:style-name="Table20">
        <table:table-column table:style-name="Table20.A"/>
        <table:table-column table:style-name="Table20.B"/>
        <table:table-header-rows>
          <table:table-row>
            <table:table-cell table:style-name="Table20.A1" office:value-type="string">
              <text:p text:style-name="P10"><draw:frame draw:style-name="fr1" draw:name="Object87" text:anchor-type="as-char" svg:width="2.6165in" svg:height="0.4173in" draw:z-index="87"><draw:object xlink:href="./Object 88" xlink:type="simple" xlink:show="embed" xlink:actuate="onLoad"/><draw:image xlink:href="./ObjectReplacements/Object 88" xlink:type="simple" xlink:show="embed" xlink:actuate="onLoad"/></draw:frame> </text:p>
            </table:table-cell>
            <table:table-cell table:style-name="Table20.A1" office:value-type="string">
              <text:p text:style-name="P11">(<text:sequence text:ref-name="refText20" text:name="Text" text:formula="ooow:Text+1" style:num-format="1">1.21</text:sequence>)</text:p>
            </table:table-cell>
          </table:table-row>
        </table:table-header-rows>
      </table:table>
      <text:p text:style-name="text_20_body_20_2"><text:span text:style-name="T7"/></text:p>
      <text:p text:style-name="text_20_body_20_2"><text:span text:style-name="T7">اس کو یوں لکھا جا سکتا ہے</text:span></text:p>
      <text:p text:style-name="Standard"/>
      <table:table table:name="Table21" table:style-name="Table21">
        <table:table-column table:style-name="Table21.A"/>
        <table:table-column table:style-name="Table21.B"/>
        <table:table-header-rows>
          <table:table-row>
            <table:table-cell table:style-name="Table21.A1" office:value-type="string">
              <text:p text:style-name="P10"><draw:frame draw:style-name="fr1" draw:name="Object88" text:anchor-type="as-char" svg:width="1.1681in" svg:height="0.2083in" draw:z-index="88"><draw:object xlink:href="./Object 89" xlink:type="simple" xlink:show="embed" xlink:actuate="onLoad"/><draw:image xlink:href="./ObjectReplacements/Object 89" xlink:type="simple" xlink:show="embed" xlink:actuate="onLoad"/></draw:frame> </text:p>
            </table:table-cell>
            <table:table-cell table:style-name="Table21.A1" office:value-type="string">
              <text:p text:style-name="P11">(<text:sequence text:ref-name="refText21" text:name="Text" text:formula="ooow:Text+1" style:num-format="1">1.22</text:sequence>)</text:p>
            </table:table-cell>
          </table:table-row>
        </table:table-header-rows>
      </table:table>
      <text:p text:style-name="text_20_body_20_2"><text:span text:style-name="T7"/></text:p>
      <text:p text:style-name="text_20_body_20_2"><text:span text:style-name="T7">جہاں</text:span></text:p>
      <text:p text:style-name="Standard"/>
      <table:table table:name="Table22" table:style-name="Table22">
        <table:table-column table:style-name="Table22.A"/>
        <table:table-column table:style-name="Table22.B"/>
        <table:table-header-rows>
          <table:table-row>
            <table:table-cell table:style-name="Table22.A1" office:value-type="string">
              <text:p text:style-name="P10"><draw:frame draw:style-name="fr1" draw:name="Object89" text:anchor-type="as-char" svg:width="1.0181in" svg:height="0.4173in" draw:z-index="89"><draw:object xlink:href="./Object 90" xlink:type="simple" xlink:show="embed" xlink:actuate="onLoad"/><draw:image xlink:href="./ObjectReplacements/Object 90" xlink:type="simple" xlink:show="embed" xlink:actuate="onLoad"/></draw:frame> </text:p>
            </table:table-cell>
            <table:table-cell table:style-name="Table22.A1" office:value-type="string">
              <text:p text:style-name="P11">(<text:sequence text:ref-name="refText22" text:name="Text" text:formula="ooow:Text+1" style:num-format="1">1.23</text:sequence>)</text:p>
            </table:table-cell>
          </table:table-row>
        </table:table-header-rows>
      </table:table>
      <text:p text:style-name="Standard"/>
      <table:table table:name="Table23" table:style-name="Table23">
        <table:table-column table:style-name="Table23.A"/>
        <table:table-column table:style-name="Table23.B"/>
        <table:table-header-rows>
          <table:table-row>
            <table:table-cell table:style-name="Table23.A1" office:value-type="string">
              <text:p text:style-name="P10"><draw:frame draw:style-name="fr1" draw:name="Object90" text:anchor-type="as-char" svg:width="1.2354in" svg:height="0.4181in" draw:z-index="90"><draw:object xlink:href="./Object 91" xlink:type="simple" xlink:show="embed" xlink:actuate="onLoad"/><draw:image xlink:href="./ObjectReplacements/Object 91" xlink:type="simple" xlink:show="embed" xlink:actuate="onLoad"/></draw:frame> </text:p>
            </table:table-cell>
            <table:table-cell table:style-name="Table23.A1" office:value-type="string">
              <text:p text:style-name="P11">(<text:sequence text:ref-name="refText23" text:name="Text" text:formula="ooow:Text+1" style:num-format="1">1.24</text:sequence>)</text:p>
            </table:table-cell>
          </table:table-row>
        </table:table-header-rows>
      </table:table>
      <text:p text:style-name="P2"><text:span text:style-name="T7"/></text:p>
      <text:p text:style-name="text_20_body_20_2">یہاں<draw:frame draw:style-name="fr6" draw:name="Object91" text:anchor-type="as-char" svg:width="0.289in" svg:height="0.2083in" draw:z-index="91"><draw:object xlink:href="./Object 92" xlink:type="simple" xlink:show="embed" xlink:actuate="onLoad"/><draw:image xlink:href="./ObjectReplacements/Object 92" xlink:type="simple" xlink:show="embed" xlink:actuate="onLoad"/></draw:frame>پہلے کائل کی اپنی انڈکٹنس ہے اور<draw:frame draw:style-name="fr6" draw:name="Object93" text:anchor-type="as-char" svg:width="0.4102in" svg:height="0.2083in" draw:z-index="93"><draw:object xlink:href="./Object 94" xlink:type="simple" xlink:show="embed" xlink:actuate="onLoad"/><draw:image xlink:href="./ObjectReplacements/Object 94" xlink:type="simple" xlink:show="embed" xlink:actuate="onLoad"/></draw:frame>اِس کائل کی اپنے کرنٹ <draw:frame draw:style-name="fr6" draw:name="Object94" text:anchor-type="as-char" svg:width="0.1846in" svg:height="0.2083in" draw:z-index="94"><draw:object xlink:href="./Object 95" xlink:type="simple" xlink:show="embed" xlink:actuate="onLoad"/><draw:image xlink:href="./ObjectReplacements/Object 95" xlink:type="simple" xlink:show="embed" xlink:actuate="onLoad"/></draw:frame> <text:s/>کے ساتھ فلکس لنکیج ہے۔ <text:s/><draw:frame draw:style-name="fr6" draw:name="Object92" text:anchor-type="as-char" svg:width="0.289in" svg:height="0.2083in" draw:z-index="92"><draw:object xlink:href="./Object 93" xlink:type="simple" xlink:show="embed" xlink:actuate="onLoad"/><draw:image xlink:href="./ObjectReplacements/Object 93" xlink:type="simple" xlink:show="embed" xlink:actuate="onLoad"/></draw:frame>اِن دونوں کائلوں کی آپس کی انڈکٹنس ہے اور <text:s/><draw:frame draw:style-name="fr6" draw:name="Object95" text:anchor-type="as-char" svg:width="0.4146in" svg:height="0.2091in" draw:z-index="95"><draw:object xlink:href="./Object 96" xlink:type="simple" xlink:show="embed" xlink:actuate="onLoad"/><draw:image xlink:href="./ObjectReplacements/Object 96" xlink:type="simple" xlink:show="embed" xlink:actuate="onLoad"/></draw:frame>پہلے کائل کے ساتھ کرنٹ <draw:frame draw:style-name="fr6" draw:name="Object96" text:anchor-type="as-char" svg:width="0.1874in" svg:height="0.2091in" draw:z-index="96"><draw:object xlink:href="./Object 97" xlink:type="simple" xlink:show="embed" xlink:actuate="onLoad"/><draw:image xlink:href="./ObjectReplacements/Object 97" xlink:type="simple" xlink:show="embed" xlink:actuate="onLoad"/></draw:frame>کی وجہ سے پیدہ کردہ فلکس لنکیج ہے۔ بالکل اسی طرح ہم دوسرے کائل کے لئے لکھ سکتے ہیں</text:p>
      <text:p text:style-name="Standard"/>
      <table:table table:name="Table24" table:style-name="Table24">
        <table:table-column table:style-name="Table24.A"/>
        <table:table-column table:style-name="Table24.B"/>
        <table:table-header-rows>
          <text:soft-page-break/>
          <table:table-row>
            <table:table-cell table:style-name="Table24.A1" office:value-type="string">
              <text:p text:style-name="P10"><draw:frame draw:style-name="fr1" draw:name="Object97" text:anchor-type="as-char" svg:width="2.6283in" svg:height="0.4181in" draw:z-index="99"><draw:object xlink:href="./Object 98" xlink:type="simple" xlink:show="embed" xlink:actuate="onLoad"/><draw:image xlink:href="./ObjectReplacements/Object 98" xlink:type="simple" xlink:show="embed" xlink:actuate="onLoad"/></draw:frame> </text:p>
            </table:table-cell>
            <table:table-cell table:style-name="Table24.A1" office:value-type="string">
              <text:p text:style-name="P11">(<text:sequence text:ref-name="refText24" text:name="Text" text:formula="ooow:Text+1" style:num-format="1">1.25</text:sequence>)</text:p>
            </table:table-cell>
          </table:table-row>
        </table:table-header-rows>
      </table:table>
      <text:p text:style-name="Standard"/>
      <text:p text:style-name="Standard"/>
      <table:table table:name="Table25" table:style-name="Table25">
        <table:table-column table:style-name="Table25.A"/>
        <table:table-column table:style-name="Table25.B"/>
        <table:table-header-rows>
          <table:table-row>
            <table:table-cell table:style-name="Table25.A1" office:value-type="string">
              <text:p text:style-name="P10"><draw:frame draw:style-name="fr1" draw:name="Object98" text:anchor-type="as-char" svg:width="1.178in" svg:height="0.2083in" draw:z-index="97"><draw:object xlink:href="./Object 99" xlink:type="simple" xlink:show="embed" xlink:actuate="onLoad"/><draw:image xlink:href="./ObjectReplacements/Object 99" xlink:type="simple" xlink:show="embed" xlink:actuate="onLoad"/></draw:frame> </text:p>
            </table:table-cell>
            <table:table-cell table:style-name="Table25.A1" office:value-type="string">
              <text:p text:style-name="P11">(<text:sequence text:ref-name="refText25" text:name="Text" text:formula="ooow:Text+1" style:num-format="1">1.26</text:sequence>)</text:p>
            </table:table-cell>
          </table:table-row>
        </table:table-header-rows>
      </table:table>
      <text:p text:style-name="Standard"/>
      <table:table table:name="Table26" table:style-name="Table26">
        <table:table-column table:style-name="Table26.A"/>
        <table:table-column table:style-name="Table26.B"/>
        <table:table-header-rows>
          <table:table-row>
            <table:table-cell table:style-name="Table26.A1" office:value-type="string">
              <text:p text:style-name="P10"><draw:frame draw:style-name="fr1" draw:name="Object99" text:anchor-type="as-char" svg:width="1.0217in" svg:height="0.4173in" draw:z-index="98"><draw:object xlink:href="./Object 100" xlink:type="simple" xlink:show="embed" xlink:actuate="onLoad"/><draw:image xlink:href="./ObjectReplacements/Object 100" xlink:type="simple" xlink:show="embed" xlink:actuate="onLoad"/></draw:frame> </text:p>
            </table:table-cell>
            <table:table-cell table:style-name="Table26.A1" office:value-type="string">
              <text:p text:style-name="P11">(<text:sequence text:ref-name="refText26" text:name="Text" text:formula="ooow:Text+1" style:num-format="1">1.27</text:sequence>)</text:p>
            </table:table-cell>
          </table:table-row>
        </table:table-header-rows>
      </table:table>
      <text:p text:style-name="P2"/>
      <text:p text:style-name="text_20_body_20_2">یہاں اب<draw:frame draw:style-name="fr6" draw:name="Object100" text:anchor-type="as-char" svg:width="0.2917in" svg:height="0.2083in" draw:z-index="100"><draw:object xlink:href="./Object 101" xlink:type="simple" xlink:show="embed" xlink:actuate="onLoad"/><draw:image xlink:href="./ObjectReplacements/Object 101" xlink:type="simple" xlink:show="embed" xlink:actuate="onLoad"/></draw:frame>اِس کائل کا اپنا انڈکٹنس اور <draw:frame draw:style-name="fr6" draw:name="Object101" text:anchor-type="as-char" svg:width="0.6402in" svg:height="0.2083in" draw:z-index="101"><draw:object xlink:href="./Object 102" xlink:type="simple" xlink:show="embed" xlink:actuate="onLoad"/><draw:image xlink:href="./ObjectReplacements/Object 102" xlink:type="simple" xlink:show="embed" xlink:actuate="onLoad"/></draw:frame> آپس کا انڈکٹنس ہے۔ یہاں یہ واضع کرنا ضروری ہے کہ ہم جب بھی انڈکٹنس استعمال کرتے ہیں تو اس کا مطلب ہوتا ہے کہ ہم پرمِبلٹی کو مقررہ سمجھ رہے ہیں۔</text:p>
      <text:p text:style-name="text_20_body_20_2"><text:tab/>مساوات <text:sequence-ref text:reference-format="value" text:ref-name="refText17">1.18</text:sequence-ref> کو مساوات <text:sequence-ref text:reference-format="value" text:ref-name="refText16">1.17</text:sequence-ref> میں استعمال کریں تو </text:p>
      <text:p text:style-name="Standard"/>
      <table:table table:name="Table27" table:style-name="Table27">
        <table:table-column table:style-name="Table27.A"/>
        <table:table-column table:style-name="Table27.B"/>
        <table:table-header-rows>
          <table:table-row>
            <table:table-cell table:style-name="Table27.A1" office:value-type="string">
              <text:p text:style-name="P10"><draw:frame draw:style-name="fr1" draw:name="Object102" text:anchor-type="as-char" svg:width="0.7409in" svg:height="0.4in" draw:z-index="102"><draw:object xlink:href="./Object 103" xlink:type="simple" xlink:show="embed" xlink:actuate="onLoad"/><draw:image xlink:href="./ObjectReplacements/Object 103" xlink:type="simple" xlink:show="embed" xlink:actuate="onLoad"/></draw:frame> </text:p>
            </table:table-cell>
            <table:table-cell table:style-name="Table27.A1" office:value-type="string">
              <text:p text:style-name="P11">(<text:sequence text:ref-name="refText27" text:name="Text" text:formula="ooow:Text+1" style:num-format="1">1.28</text:sequence>)</text:p>
            </table:table-cell>
          </table:table-row>
        </table:table-header-rows>
      </table:table>
      <text:p text:style-name="text_20_body_20_2"/>
      <text:p text:style-name="text_20_body_20_2">اگر انڈکٹنس مقررہ ہو جیسا کہ ساکن مشینوں میں ہوتا ہےتو پھرہمیں انڈکٹنس کا جانا پہچانا مساوات ملتا ہے </text:p>
      <text:p text:style-name="Standard"/>
      <table:table table:name="Table28" table:style-name="Table28">
        <table:table-column table:style-name="Table28.A"/>
        <table:table-column table:style-name="Table28.B"/>
        <table:table-header-rows>
          <table:table-row>
            <table:table-cell table:style-name="Table28.A1" office:value-type="string">
              <text:p text:style-name="P10"><draw:frame draw:style-name="fr1" draw:name="Object103" text:anchor-type="as-char" svg:width="0.6311in" svg:height="0.3929in" draw:z-index="103"><draw:object xlink:href="./Object 104" xlink:type="simple" xlink:show="embed" xlink:actuate="onLoad"/><draw:image xlink:href="./ObjectReplacements/Object 104" xlink:type="simple" xlink:show="embed" xlink:actuate="onLoad"/></draw:frame> </text:p>
            </table:table-cell>
            <table:table-cell table:style-name="Table28.A1" office:value-type="string">
              <text:p text:style-name="P11">(<text:sequence text:ref-name="refText28" text:name="Text" text:formula="ooow:Text+1" style:num-format="1">1.29</text:sequence>)</text:p>
            </table:table-cell>
          </table:table-row>
        </table:table-header-rows>
      </table:table>
      <text:p text:style-name="Standard"><text:soft-page-break/></text:p>
      <text:p text:style-name="text_20_body_20_2">مگر اگر انڈکٹنس بھی تبدیل ہوتا ہو جیسا کہ موٹروں اور جنریٹروں میں ہوتا ہے تب</text:p>
      <text:p text:style-name="P2"/>
      <table:table table:name="Table29" table:style-name="Table29">
        <table:table-column table:style-name="Table29.A"/>
        <table:table-column table:style-name="Table29.B"/>
        <table:table-header-rows>
          <table:table-row>
            <table:table-cell table:style-name="Table29.A1" office:value-type="string">
              <text:p text:style-name="P10"><draw:frame draw:style-name="fr1" draw:name="Object104" text:anchor-type="as-char" svg:width="1.102in" svg:height="0.3925in" draw:z-index="104"><draw:object xlink:href="./Object 105" xlink:type="simple" xlink:show="embed" xlink:actuate="onLoad"/><draw:image xlink:href="./ObjectReplacements/Object 105" xlink:type="simple" xlink:show="embed" xlink:actuate="onLoad"/></draw:frame> </text:p>
            </table:table-cell>
            <table:table-cell table:style-name="Table29.A1" office:value-type="string">
              <text:p text:style-name="P11">(<text:sequence text:ref-name="refText29" text:name="Text" text:formula="ooow:Text+1" style:num-format="1">1.30</text:sequence>)</text:p>
            </table:table-cell>
          </table:table-row>
        </table:table-header-rows>
      </table:table>
      <text:p text:style-name="text_20_body_20_2"/>
      <text:p text:style-name="text_20_body_20_2"><office:annotation><dc:creator>khalid khan</dc:creator><dc:date>2011-02-28T18:24:58</dc:date><text:p text:style-name="P28"><text:span text:style-name="T9">Upto page 12</text:span></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style:font-family-generic="swiss"/>
    <style:font-face style:name="XB Tabriz" svg:font-family="'XB Tabriz'"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fill-image draw:name="Bitmape_20_1" draw:display-name="Bitmape 1" xlink:href="Pictures/10000000000000200000002000309F1C.png" xlink:type="simple" xlink:show="embed" xlink:actuate="onLoad"/>
    <draw:stroke-dash draw:name="Dash_20_2" draw:display-name="Dash 2"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ur" style:country-complex="PK"/>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2" style:font-size-asian="10.5pt" style:language-asian="zh" style:country-asian="CN" style:font-name-complex="DejaVu Sans2"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ٹکسٹ_20_2" style:display-name="ٹکسٹ 2" style:family="paragraph" style:parent-style-name="Text_20_body" style:class="text">
      <style:paragraph-properties fo:text-align="end" style:justify-single-word="false" style:writing-mode="rl-tb"/>
      <style:text-properties style:font-name="XB Tabriz" style:text-underline-style="solid" style:text-underline-width="auto" style:text-underline-color="font-color" style:font-name-complex="XB Tabriz"/>
    </style:style>
    <style:style style:name="عنوان_20_1" style:display-name="عنوان 1" style:family="paragraph" style:parent-style-name="Heading_20_1" style:default-outline-level="" style:list-style-name="" style:class="text">
      <style:paragraph-properties fo:text-align="end" style:justify-single-word="false" style:writing-mode="rl-tb"/>
      <style:text-properties style:font-name="XB Tabriz" fo:font-size="28pt" style:text-underline-style="none" fo:font-weight="bold" style:font-size-asian="28pt" style:font-weight-asian="bold" style:font-name-complex="XB Tabriz" style:font-size-complex="28pt" style:font-weight-complex="bold"/>
    </style:style>
    <style:style style:name="عنوان_20_2" style:display-name="عنوان 2" style:family="paragraph" style:parent-style-name="Heading_20_2" style:default-outline-level="" style:list-style-name="" style:class="text">
      <style:paragraph-properties fo:text-align="end" style:justify-single-word="false" style:writing-mode="rl-tb"/>
      <style:text-properties style:font-name="XB Tabriz" style:font-name-complex="XB Tabriz"/>
    </style:style>
    <style:style style:name="text_20_body_20_2" style:display-name="text body 2" style:family="paragraph" style:parent-style-name="ٹکسٹ_20_2" style:class="text">
      <style:text-properties style:font-name="XB Tabriz" fo:font-size="12pt" style:text-underline-style="none" style:font-size-asian="12pt" style:font-name-complex="XB Tabriz" style:font-size-complex="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Numbering_20_Symbols" style:display-name="Numbering Symbols" style:family="text"/>
    <style:style style:name="k_20_english_20_in_20_english" style:display-name="k english in english" style:family="text">
      <style:text-properties style:font-name="XB Tabriz" fo:font-size="12pt" style:text-underline-style="none" fo:font-weight="bold" style:font-size-asian="12pt" style:font-weight-asian="bold" style:font-name-complex="XB Tabriz" style:font-size-complex="12pt" style:font-weight-complex="bold"/>
    </style:style>
    <style:style style:name="نام" style:family="text">
      <style:text-properties style:font-name="XB Tabriz" fo:font-size="12pt" style:text-underline-style="none" style:font-size-asian="12pt" style:font-name-complex="XB Tabriz" style:font-size-complex="12pt"/>
    </style:style>
    <style:style style:name="k_20_eng_20_technical_20_in_20_english" style:display-name="k eng technical in english" style:family="text">
      <style:text-properties style:font-name="XB Tabriz" fo:font-size="12pt" style:text-underline-style="none" style:font-size-asian="12pt" style:font-name-complex="XB Tabriz" style:font-size-complex="12pt"/>
    </style:style>
    <style:style style:name="k_20_eng_20_technical_20_in_20_urdu" style:display-name="k eng technical in urdu" style:family="text">
      <style:text-properties style:font-name="XB Tabriz" fo:font-size="12pt" style:text-underline-style="none" style:font-size-asian="12pt" style:font-name-complex="XB Tabriz" style:font-size-complex="12pt"/>
    </style:style>
    <style:style style:name="k_20_urdu_20_technical" style:display-name="k urdu technical" style:family="text">
      <style:text-properties style:font-name="XB Tabriz" fo:font-size="12pt" style:text-underline-style="none" fo:font-weight="bold" style:font-size-asian="12pt" style:font-weight-asian="bold" style:font-name-complex="XB Tabriz" style:font-size-complex="12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2in" fo:margin-left="0.7in"/>
        </style:list-level-properties>
      </text:outline-level-style>
      <text:outline-level-style text:level="2" style:num-format="1" text:display-levels="2">
        <style:list-level-properties text:list-level-position-and-space-mode="label-alignment">
          <style:list-level-label-alignment text:label-followed-by="listtab" text:list-tab-stop-position="0.3in" fo:text-indent="-0.4in" fo:margin-left="0.9in"/>
        </style:list-level-properties>
      </text:outline-level-style>
      <text:outline-level-style text:level="3" style:num-format="1" text:display-levels="3">
        <style:list-level-properties text:list-level-position-and-space-mode="label-alignment">
          <style:list-level-label-alignment text:label-followed-by="listtab" text:list-tab-stop-position="0.3in" fo:text-indent="-0.4in" fo:margin-left="0.95in"/>
        </style:list-level-properties>
      </text:outline-level-style>
      <text:outline-level-style text:level="4" style:num-format="1">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6in" fo:page-height="8.25in" style:num-format="1" style:print-orientation="portrait" fo:margin-top="0.7in" fo:margin-bottom="0.7in" fo:margin-left="0.7in" fo:margin-right="0.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2-17T13:52:35</meta:creation-date>
    <meta:editing-duration>PT16H23M38S</meta:editing-duration>
    <meta:editing-cycles>83</meta:editing-cycles>
    <meta:generator>OpenOffice.org/3.1$Linux OpenOffice.org_project/310m19$Build-9420</meta:generator>
    <dc:date>2011-02-28T18:25:14</dc:date>
    <dc:creator>khalid khan</dc:creator>
    <meta:document-statistic meta:table-count="30" meta:image-count="0" meta:object-count="105" meta:page-count="15" meta:paragraph-count="111" meta:word-count="1497" meta:character-count="729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i>d</math:mi>
    <math:annotation math:encoding="StarMath 5.0">d</math:annotation>
  </math:semantics>
</math:math>
</file>

<file path=Object 10/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100/content.xml><?xml version="1.0" encoding="utf-8"?>
<!DOCTYPE math  PUBLIC '-//OpenOffice.org//DTD Modified W3C MathML 1.01//EN'  'math.dtd'>
<math:math xmlns:math="http://www.w3.org/1998/Math/MathML">
  <math:semantics>
    <math:mrow>
      <math:mrow>
        <math:msub>
          <math:mi>L</math:mi>
          <math:mn>22</math:mn>
        </math:msub>
        <math:mo math:stretchy="false">=</math:mo>
        <math:msubsup>
          <math:mi>N</math:mi>
          <math:mn>2</math:mn>
          <math:mn>2</math:mn>
        </math:msubsup>
      </math:mrow>
      <math:mfrac>
        <math:mrow>
          <math:msub>
            <math:mo math:stretchy="false">μ</math:mo>
            <math:mn>0</math:mn>
          </math:msub>
          <math:msub>
            <math:mi>A</math:mi>
            <math:mi>c</math:mi>
          </math:msub>
        </math:mrow>
        <math:mi>d</math:mi>
      </math:mfrac>
    </math:mrow>
    <math:annotation math:encoding="StarMath 5.0">L_{22}={N_2^2}{%mu_0 A_c} over {d}</math:annotation>
  </math:semantics>
</math:math>
</file>

<file path=Object 101/content.xml><?xml version="1.0" encoding="utf-8"?>
<!DOCTYPE math  PUBLIC '-//OpenOffice.org//DTD Modified W3C MathML 1.01//EN'  'math.dtd'>
<math:math xmlns:math="http://www.w3.org/1998/Math/MathML">
  <math:semantics>
    <math:msub>
      <math:mi>L</math:mi>
      <math:mn>22</math:mn>
    </math:msub>
    <math:annotation math:encoding="StarMath 5.0">L_{22}</math:annotation>
  </math:semantics>
</math:math>
</file>

<file path=Object 102/content.xml><?xml version="1.0" encoding="utf-8"?>
<!DOCTYPE math  PUBLIC '-//OpenOffice.org//DTD Modified W3C MathML 1.01//EN'  'math.dtd'>
<math:math xmlns:math="http://www.w3.org/1998/Math/MathML">
  <math:semantics>
    <math:mrow>
      <math:msub>
        <math:mi>L</math:mi>
        <math:mn>21</math:mn>
      </math:msub>
      <math:mo math:stretchy="false">=</math:mo>
      <math:msub>
        <math:mi>L</math:mi>
        <math:mn>12</math:mn>
      </math:msub>
    </math:mrow>
    <math:annotation math:encoding="StarMath 5.0">L_{21}=L_{12}</math:annotation>
  </math:semantics>
</math:math>
</file>

<file path=Object 103/content.xml><?xml version="1.0" encoding="utf-8"?>
<!DOCTYPE math  PUBLIC '-//OpenOffice.org//DTD Modified W3C MathML 1.01//EN'  'math.dtd'>
<math:math xmlns:math="http://www.w3.org/1998/Math/MathML">
  <math:semantics>
    <math:mrow>
      <math:mi>e</math:mi>
      <math:mo math:stretchy="false">=</math:mo>
      <math:mfrac>
        <math:mrow>
          <math:mo math:stretchy="false">∂</math:mo>
          <math:mrow>
            <math:mo math:stretchy="false">(</math:mo>
            <math:mrow>
              <math:mi>L</math:mi>
              <math:mi>i</math:mi>
            </math:mrow>
            <math:mo math:stretchy="false">)</math:mo>
          </math:mrow>
        </math:mrow>
        <math:mrow>
          <math:mo math:stretchy="false">∂</math:mo>
          <math:mi>t</math:mi>
        </math:mrow>
      </math:mfrac>
    </math:mrow>
    <math:annotation math:encoding="StarMath 5.0">e={partial{({L}{i})}} over {partial {t}} </math:annotation>
  </math:semantics>
</math:math>
</file>

<file path=Object 104/content.xml><?xml version="1.0" encoding="utf-8"?>
<!DOCTYPE math  PUBLIC '-//OpenOffice.org//DTD Modified W3C MathML 1.01//EN'  'math.dtd'>
<math:math xmlns:math="http://www.w3.org/1998/Math/MathML">
  <math:semantics>
    <math:mrow>
      <math:mrow>
        <math:mi>e</math:mi>
        <math:mo math:stretchy="false">=</math:mo>
        <math:mi>L</math:mi>
      </math:mrow>
      <math:mfrac>
        <math:mrow>
          <math:mo math:stretchy="false">∂</math:mo>
          <math:mi>i</math:mi>
        </math:mrow>
        <math:mrow>
          <math:mo math:stretchy="false">∂</math:mo>
          <math:mi>t</math:mi>
        </math:mrow>
      </math:mfrac>
    </math:mrow>
    <math:annotation math:encoding="StarMath 5.0">e=L {partial {i}} over {partial {t}}</math:annotation>
  </math:semantics>
</math:math>
</file>

<file path=Object 105/content.xml><?xml version="1.0" encoding="utf-8"?>
<!DOCTYPE math  PUBLIC '-//OpenOffice.org//DTD Modified W3C MathML 1.01//EN'  'math.dtd'>
<math:math xmlns:math="http://www.w3.org/1998/Math/MathML">
  <math:semantics>
    <math:mrow>
      <math:mrow>
        <math:mi>e</math:mi>
        <math:mo math:stretchy="false">=</math:mo>
        <math:mi>L</math:mi>
      </math:mrow>
      <math:mrow>
        <math:mfrac>
          <math:mrow>
            <math:mo math:stretchy="false">∂</math:mo>
            <math:mi>i</math:mi>
          </math:mrow>
          <math:mrow>
            <math:mo math:stretchy="false">∂</math:mo>
            <math:mi>t</math:mi>
          </math:mrow>
        </math:mfrac>
        <math:mo math:stretchy="false">+</math:mo>
        <math:mi>i</math:mi>
      </math:mrow>
      <math:mfrac>
        <math:mrow>
          <math:mo math:stretchy="false">∂</math:mo>
          <math:mi>L</math:mi>
        </math:mrow>
        <math:mrow>
          <math:mo math:stretchy="false">∂</math:mo>
          <math:mi>T</math:mi>
        </math:mrow>
      </math:mfrac>
    </math:mrow>
    <math:annotation math:encoding="StarMath 5.0">e={L}{partial {i}} over {partial {t}} + {i}{partial {L}} over {{partial {T}}}</math:annotation>
  </math:semantics>
</math:math>
</file>

<file path=Object 11/content.xml><?xml version="1.0" encoding="utf-8"?>
<math xmlns="http://www.w3.org/1998/Math/MathML">
  <semantics>
    <msub>
      <mi>H</mi>
      <mi>c</mi>
    </msub>
    <annotation encoding="StarMath 5.0">H_c</annotation>
  </semantics>
</math>
</file>

<file path=Object 12/content.xml><?xml version="1.0" encoding="utf-8"?>
<math xmlns="http://www.w3.org/1998/Math/MathML">
  <semantics>
    <msub>
      <mi>l</mi>
      <mi>c</mi>
    </msub>
    <annotation encoding="StarMath 5.0">l_c</annotation>
  </semantics>
</math>
</file>

<file path=Object 13/content.xml><?xml version="1.0" encoding="utf-8"?>
<math xmlns="http://www.w3.org/1998/Math/MathML">
  <semantics>
    <mrow>
      <msub>
        <mi>H</mi>
        <mi>c</mi>
      </msub>
      <msub>
        <mi>l</mi>
        <mi>c</mi>
      </msub>
    </mrow>
    <annotation encoding="StarMath 5.0">{H_c}{l_c}</annotation>
  </semantics>
</math>
</file>

<file path=Object 14/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row>
        <math:mrow>
          <math:msub>
            <math:mi>l</math:mi>
            <math:mi>c</math:mi>
          </math:msub>
          <math:mo math:stretchy="false">=</math:mo>
          <math:mfrac>
            <math:mrow>
              <math:msub>
                <math:mi>B</math:mi>
                <math:mi>c</math:mi>
              </math:msub>
              <math:msub>
                <math:mi>l</math:mi>
                <math:mi>c</math:mi>
              </math:msub>
            </math:mrow>
            <math:mrow>
              <math:msub>
                <math:mo math:stretchy="false">μ</math:mo>
                <math:mi>r</math:mi>
              </math:msub>
              <math:msub>
                <math:mo math:stretchy="false">μ</math:mo>
                <math:mn>0</math:mn>
              </math:msub>
            </math:mrow>
          </math:mfrac>
        </math:mrow>
        <math:mo math:stretchy="false">=</math:mo>
        <math:mfrac>
          <math:mrow>
            <math:msub>
              <math:mo math:stretchy="false">φ</math:mo>
              <math:mi>c</math:mi>
            </math:msub>
            <math:msub>
              <math:mi>l</math:mi>
              <math:mi>c</math:mi>
            </math:msub>
          </math:mrow>
          <math:mrow>
            <math:msub>
              <math:mi>A</math:mi>
              <math:mi>c</math:mi>
            </math:msub>
            <math:msub>
              <math:mo math:stretchy="false">μ</math:mo>
              <math:mi>r</math:mi>
            </math:msub>
            <math:msub>
              <math:mo math:stretchy="false">μ</math:mo>
              <math:mn>0</math:mn>
            </math:msub>
          </math:mrow>
        </math:mfrac>
      </math:mrow>
    </math:mrow>
    <math:annotation math:encoding="StarMath 5.0">%tau={N}{i}={H_c}{l_c}={B_c l_c} over {%mu_r %mu_0} = {%phi_c l_c} over {A_c %mu_r %mu_0}</math:annotation>
  </math:semantics>
</math:math>
</file>

<file path=Object 15/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16/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 </math:annotation>
  </math:semantics>
</math:math>
</file>

<file path=Object 17/content.xml><?xml version="1.0" encoding="utf-8"?>
<!DOCTYPE math  PUBLIC '-//OpenOffice.org//DTD Modified W3C MathML 1.01//EN'  'math.dtd'>
<math:math xmlns:math="http://www.w3.org/1998/Math/MathML">
  <math:semantics>
    <math:mi>i</math:mi>
    <math:annotation math:encoding="StarMath 5.0"> i</math:annotation>
  </math:semantics>
</math:math>
</file>

<file path=Object 18/content.xml><?xml version="1.0" encoding="utf-8"?>
<!DOCTYPE math  PUBLIC '-//OpenOffice.org//DTD Modified W3C MathML 1.01//EN'  'math.dtd'>
<math:math xmlns:math="http://www.w3.org/1998/Math/MathML">
  <math:semantics>
    <math:mrow>
      <math:mi>i</math:mi>
      <math:mo math:stretchy="false">=</math:mo>
      <math:mrow>
        <math:mrow>
          <math:mo math:stretchy="false">∮</math:mo>
          <math:mstyle math:fontweight="bold">
            <math:mrow>
              <math:mi>H</math:mi>
            </math:mrow>
          </math:mstyle>
        </math:mrow>
        <math:mo math:stretchy="false">⋅</math:mo>
        <math:mstyle math:fontweight="bold">
          <math:mrow>
            <math:mi math:fontstyle="italic">dL</math:mi>
          </math:mrow>
        </math:mstyle>
      </math:mrow>
    </math:mrow>
    <math:annotation math:encoding="StarMath 5.0">{i}=lint bold{H} cdot bold {dL}</math:annotation>
  </math:semantics>
</math:math>
</file>

<file path=Object 19/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2/content.xml><?xml version="1.0" encoding="utf-8"?>
<!DOCTYPE math  PUBLIC '-//OpenOffice.org//DTD Modified W3C MathML 1.01//EN'  'math.dtd'>
<math:math xmlns:math="http://www.w3.org/1998/Math/MathML">
  <math:semantics>
    <math:mrow>
      <math:mrow>
        <math:mi>e</math:mi>
        <math:mo math:stretchy="false">=</math:mo>
        <math:mi>N</math:mi>
      </math:mrow>
      <math:mrow>
        <math:mfrac>
          <math:mrow>
            <math:mo math:stretchy="false">∂</math:mo>
            <math:mo math:stretchy="false">φ</math:mo>
          </math:mrow>
          <math:mrow>
            <math:mo math:stretchy="false">∂</math:mo>
            <math:mi>t</math:mi>
          </math:mrow>
        </math:mfrac>
        <math:mo math:stretchy="false">=</math:mo>
        <math:mfrac>
          <math:mrow>
            <math:mo math:stretchy="false">∂</math:mo>
            <math:mo math:stretchy="false">λ</math:mo>
          </math:mrow>
          <math:mrow>
            <math:mo math:stretchy="false">∂</math:mo>
            <math:mi>t</math:mi>
          </math:mrow>
        </math:mfrac>
      </math:mrow>
    </math:mrow>
    <math:annotation math:encoding="StarMath 5.0">e=N{{partial {%phi}} over {partial {t}}} = {partial %lambda} over {partial t}</math:annotation>
  </math:semantics>
</math:math>
</file>

<file path=Object 20/content.xml><?xml version="1.0" encoding="utf-8"?>
<!DOCTYPE math  PUBLIC '-//OpenOffice.org//DTD Modified W3C MathML 1.01//EN'  'math.dtd'>
<math:math xmlns:math="http://www.w3.org/1998/Math/MathML">
  <math:semantics>
    <math:mrow>
      <math:msub>
        <math:mo math:stretchy="false">ℜ</math:mo>
        <math:mi>c</math:mi>
      </math:msub>
      <math:mo math:stretchy="false">=</math:mo>
      <math:mfrac>
        <math:msub>
          <math:mi>l</math:mi>
          <math:mi>c</math:mi>
        </math:msub>
        <math:mrow>
          <math:msub>
            <math:mo math:stretchy="false">μ</math:mo>
            <math:mi>r</math:mi>
          </math:msub>
          <math:msub>
            <math:mo math:stretchy="false">μ</math:mo>
            <math:mn>0</math:mn>
          </math:msub>
          <math:msub>
            <math:mi>A</math:mi>
            <math:mi>c</math:mi>
          </math:msub>
        </math:mrow>
      </math:mfrac>
    </math:mrow>
    <math:annotation math:encoding="StarMath 5.0">re_c={l_c} over {%mu_r %mu_0 A_c}</math:annotation>
  </math:semantics>
</math:math>
</file>

<file path=Object 21/content.xml><?xml version="1.0" encoding="utf-8"?>
<!DOCTYPE math  PUBLIC '-//OpenOffice.org//DTD Modified W3C MathML 1.01//EN'  'math.dtd'>
<math:math xmlns:math="http://www.w3.org/1998/Math/MathML">
  <math:semantics>
    <math:mrow>
      <math:mrow>
        <math:mo math:stretchy="false">τ</math:mo>
        <math:mo math:stretchy="false">=</math:mo>
        <math:msub>
          <math:mo math:stretchy="false">φ</math:mo>
          <math:mi>c</math:mi>
        </math:msub>
      </math:mrow>
      <math:msub>
        <math:mo math:stretchy="false">ℜ</math:mo>
        <math:mi>c</math:mi>
      </math:msub>
    </math:mrow>
    <math:annotation math:encoding="StarMath 5.0">%tau =%phi_c re_c</math:annotation>
  </math:semantics>
</math:math>
</file>

<file path=Object 22/content.xml><?xml version="1.0" encoding="utf-8"?>
<!DOCTYPE math  PUBLIC '-//OpenOffice.org//DTD Modified W3C MathML 1.01//EN'  'math.dtd'>
<math:math xmlns:math="http://www.w3.org/1998/Math/MathML">
  <math:semantics>
    <math:msub>
      <math:mo math:stretchy="false">ℜ</math:mo>
      <math:mi>c</math:mi>
    </math:msub>
    <math:annotation math:encoding="StarMath 5.0">re_c</math:annotation>
  </math:semantics>
</math:math>
</file>

<file path=Object 23/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right" draw:auto-grow-height="true" draw:auto-grow-width="true" fo:min-height="0cm" fo:min-width="0cm"/>
    </style:style>
    <style:style style:name="gr5" style:family="graphic" style:parent-style-name="standard">
      <style:graphic-properties draw:ole-draw-aspect="1" style:protect="siz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right" draw:auto-grow-height="true" draw:auto-grow-width="true" fo:min-height="0.481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dash" draw:stroke-dash="Fine_20_Dashed_20__28_var_29_" draw:textarea-horizontal-align="center" draw:textarea-vertical-align="middle"/>
    </style:style>
    <style:style style:name="P1" style:family="paragraph">
      <style:paragraph-properties fo:text-align="center"/>
    </style:style>
    <style:style style:name="P2" style:family="paragraph">
      <style:paragraph-properties fo:text-align="end" style:writing-mode="rl-tb"/>
    </style:style>
    <style:style style:name="P3" style:family="paragraph">
      <style:paragraph-properties fo:text-align="end" style:writing-mode="rl-tb"/>
      <style:text-properties fo:font-size="12pt" style:font-size-asian="18pt" style:font-size-complex="12pt"/>
    </style:style>
    <style:style style:name="T1" style:family="text">
      <style:text-properties fo:font-size="12pt" style:font-size-asian="18pt" style:font-size-complex="12pt"/>
    </style:style>
    <style:style style:name="T2" style:family="text">
      <style:text-properties fo:font-family="Arial" style:font-style-name="Normal" style:font-family-generic="swiss" style:font-pitch="variable" fo:font-size="12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834cm" svg:y1="1.609cm" svg:x2="1.621cm" svg:y2="1.611cm">
          <text:p/>
        </draw:line>
        <draw:line draw:style-name="gr2" draw:text-style-name="P1" draw:layer="layout" svg:x1="4.219cm" svg:y1="0.679cm" svg:x2="4.794cm" svg:y2="0.469cm">
          <text:p/>
        </draw:line>
        <draw:line draw:style-name="gr2" draw:text-style-name="P1" draw:layer="layout" svg:x1="4.236cm" svg:y1="3.422cm" svg:x2="4.794cm" svg:y2="3.22cm">
          <text:p/>
        </draw:line>
        <draw:line draw:style-name="gr2" draw:text-style-name="P1" draw:layer="layout" svg:x1="2.428cm" svg:y1="0.679cm" svg:x2="3.03cm" svg:y2="0.486cm">
          <text:p/>
        </draw:line>
        <draw:line draw:style-name="gr2" draw:text-style-name="P1" draw:layer="layout" svg:x1="3.027cm" svg:y1="0.485cm" svg:x2="4.79cm" svg:y2="0.469cm">
          <text:p/>
        </draw:line>
        <draw:line draw:style-name="gr2" draw:text-style-name="P1" draw:layer="layout" svg:x1="3.443cm" svg:y1="2.809cm" svg:x2="3.405cm" svg:y2="1.078cm">
          <text:p/>
        </draw:line>
        <draw:line draw:style-name="gr2" draw:text-style-name="P1" draw:layer="layout" svg:x1="3.444cm" svg:y1="2.809cm" svg:x2="3.805cm" svg:y2="2.809cm">
          <text:p/>
        </draw:line>
        <draw:line draw:style-name="gr2" draw:text-style-name="P1" draw:layer="layout" svg:x1="2.853cm" svg:y1="3.012cm" svg:x2="3.446cm" svg:y2="2.806cm">
          <text:p/>
        </draw:line>
        <draw:line draw:style-name="gr3" draw:text-style-name="P1" draw:layer="layout" svg:x1="2.839cm" svg:y1="2.433cm" svg:x2="3.479cm" svg:y2="2.204cm">
          <text:p/>
        </draw:line>
        <draw:line draw:style-name="gr3" draw:text-style-name="P1" draw:layer="layout" svg:x1="2.843cm" svg:y1="2.432cm" svg:x2="2.386cm" svg:y2="2.436cm">
          <text:p/>
        </draw:line>
        <draw:line draw:style-name="gr3" draw:text-style-name="P1" draw:layer="layout" svg:x1="2.384cm" svg:y1="2.435cm" svg:x2="2.44cm" svg:y2="2.418cm">
          <text:p/>
        </draw:line>
        <draw:line draw:style-name="gr3" draw:text-style-name="P1" draw:layer="layout" svg:x1="3.444cm" svg:y1="2.199cm" svg:x2="3.475cm" svg:y2="2.205cm">
          <text:p/>
        </draw:line>
        <draw:line draw:style-name="gr3" draw:text-style-name="P1" draw:layer="layout" svg:x1="2.826cm" svg:y1="2.24cm" svg:x2="3.475cm" svg:y2="2.01cm">
          <text:p/>
        </draw:line>
        <draw:line draw:style-name="gr3" draw:text-style-name="P1" draw:layer="layout" svg:x1="2.829cm" svg:y1="2.238cm" svg:x2="2.366cm" svg:y2="2.242cm">
          <text:p/>
        </draw:line>
        <draw:line draw:style-name="gr3" draw:text-style-name="P1" draw:layer="layout" svg:x1="2.364cm" svg:y1="2.242cm" svg:x2="2.421cm" svg:y2="2.225cm">
          <text:p/>
        </draw:line>
        <draw:line draw:style-name="gr3" draw:text-style-name="P1" draw:layer="layout" svg:x1="3.44cm" svg:y1="2.005cm" svg:x2="3.471cm" svg:y2="2.011cm">
          <text:p/>
        </draw:line>
        <draw:line draw:style-name="gr3" draw:text-style-name="P1" draw:layer="layout" svg:x1="2.841cm" svg:y1="1.783cm" svg:x2="3.484cm" svg:y2="1.553cm">
          <text:p/>
        </draw:line>
        <draw:line draw:style-name="gr3" draw:text-style-name="P1" draw:layer="layout" svg:x1="2.845cm" svg:y1="1.781cm" svg:x2="2.386cm" svg:y2="1.785cm">
          <text:p/>
        </draw:line>
        <draw:line draw:style-name="gr3" draw:text-style-name="P1" draw:layer="layout" svg:x1="2.384cm" svg:y1="1.784cm" svg:x2="2.44cm" svg:y2="1.767cm">
          <text:p/>
        </draw:line>
        <draw:line draw:style-name="gr3" draw:text-style-name="P1" draw:layer="layout" svg:x1="3.449cm" svg:y1="1.547cm" svg:x2="3.48cm" svg:y2="1.553cm">
          <text:p/>
        </draw:line>
        <draw:line draw:style-name="gr3" draw:text-style-name="P1" draw:layer="layout" svg:x1="2.826cm" svg:y1="2.014cm" svg:x2="3.475cm" svg:y2="1.784cm">
          <text:p/>
        </draw:line>
        <draw:line draw:style-name="gr3" draw:text-style-name="P1" draw:layer="layout" svg:x1="2.829cm" svg:y1="2.012cm" svg:x2="2.366cm" svg:y2="2.016cm">
          <text:p/>
        </draw:line>
        <draw:line draw:style-name="gr3" draw:text-style-name="P1" draw:layer="layout" svg:x1="2.364cm" svg:y1="2.016cm" svg:x2="2.421cm" svg:y2="1.999cm">
          <text:p/>
        </draw:line>
        <draw:line draw:style-name="gr3" draw:text-style-name="P1" draw:layer="layout" svg:x1="3.44cm" svg:y1="1.779cm" svg:x2="3.471cm" svg:y2="1.785cm">
          <text:p/>
        </draw:line>
        <draw:line draw:style-name="gr1" draw:text-style-name="P1" draw:layer="layout" svg:x1="2.83cm" svg:y1="1.611cm" svg:x2="3.479cm" svg:y2="1.381cm">
          <text:p/>
        </draw:line>
        <draw:line draw:style-name="gr3" draw:text-style-name="P1" draw:layer="layout" svg:x1="3.444cm" svg:y1="1.375cm" svg:x2="3.475cm" svg:y2="1.381cm">
          <text:p/>
        </draw:line>
        <draw:line draw:style-name="gr3" draw:text-style-name="P1" draw:layer="layout" svg:x1="2.828cm" svg:y1="2.692cm" svg:x2="3.477cm" svg:y2="2.462cm">
          <text:p/>
        </draw:line>
        <draw:line draw:style-name="gr3" draw:text-style-name="P1" draw:layer="layout" svg:x1="2.832cm" svg:y1="2.69cm" svg:x2="2.369cm" svg:y2="2.694cm">
          <text:p/>
        </draw:line>
        <draw:line draw:style-name="gr3" draw:text-style-name="P1" draw:layer="layout" svg:x1="2.366cm" svg:y1="2.693cm" svg:x2="2.423cm" svg:y2="2.676cm">
          <text:p/>
        </draw:line>
        <draw:line draw:style-name="gr3" draw:text-style-name="P1" draw:layer="layout" svg:x1="3.442cm" svg:y1="2.456cm" svg:x2="3.473cm" svg:y2="2.462cm">
          <text:p/>
        </draw:line>
        <draw:line draw:style-name="gr3" draw:text-style-name="P1" draw:layer="layout" svg:x1="2.428cm" svg:y1="2.499cm" svg:x2="1.617cm" svg:y2="2.499cm">
          <text:p/>
        </draw:line>
        <draw:frame draw:style-name="gr4" draw:text-style-name="P3" draw:layer="layout" svg:width="0.858cm" svg:height="0.747cm" svg:x="0.995cm" svg:y="1.203cm">
          <draw:text-box>
            <text:p text:style-name="P2"><text:span text:style-name="T1">+</text:span></text:p>
          </draw:text-box>
        </draw:frame>
        <draw:frame draw:style-name="gr4" draw:text-style-name="P3" draw:layer="layout" svg:width="0.654cm" svg:height="0.747cm" svg:x="1.113cm" svg:y="2.032cm">
          <draw:text-box>
            <text:p text:style-name="P2"><text:span text:style-name="T1">-</text:span></text:p>
          </draw:text-box>
        </draw:frame>
        <draw:frame draw:style-name="gr4" draw:text-style-name="P3" draw:layer="layout" svg:width="0.714cm" svg:height="0.725cm" svg:x="1.097cm" svg:y="1.652cm">
          <draw:text-box>
            <text:p text:style-name="P2"><text:span text:style-name="T2">λ</text:span></text:p>
          </draw:text-box>
        </draw:frame>
        <draw:frame draw:style-name="gr5" draw:layer="layout" svg:width="0.324cm" svg:height="0.469cm" svg:x="1.615cm" svg:y="0.659cm">
          <draw:object xlink:href="./Object 1" xlink:type="simple" xlink:show="embed" xlink:actuate="onLoad"/>
          <draw:image xlink:href="./ObjectReplacements/Object 1" xlink:type="simple" xlink:show="embed" xlink:actuate="onLoad"/>
        </draw:frame>
        <draw:line draw:style-name="gr6" draw:text-style-name="P3" draw:layer="layout" svg:x1="1.636cm" svg:y1="1.289cm" svg:x2="2.367cm" svg:y2="1.299cm">
          <text:p/>
        </draw:line>
        <draw:frame draw:style-name="gr7" draw:text-style-name="P3" draw:id="id1" draw:layer="layout" svg:width="2.509cm" svg:height="0.747cm" svg:x="-0.004cm" svg:y="2.991cm">
          <draw:text-box>
            <text:p text:style-name="P2"><text:span text:style-name="T1">N</text:span><text:span text:style-name="T1"> ٹرن کائل</text:span></text:p>
          </draw:text-box>
        </draw:frame>
        <draw:connector draw:style-name="gr6" draw:text-style-name="P3" draw:layer="layout" draw:type="curve" draw:line-skew="0.271cm" svg:x1="1.25cm" svg:y1="2.991cm" svg:x2="2.31cm" svg:y2="2.748cm" draw:start-shape="id1" draw:start-glue-point="0" svg:d="m1250 2991c0-345 1060-224 1060-243">
          <text:p/>
        </draw:connector>
        <draw:line draw:style-name="gr2" draw:text-style-name="P1" draw:layer="layout" svg:x1="2.423cm" svg:y1="0.67cm" svg:x2="4.242cm" svg:y2="0.66cm">
          <text:p/>
        </draw:line>
        <draw:line draw:style-name="gr2" draw:text-style-name="P1" draw:layer="layout" svg:x1="2.413cm" svg:y1="3.423cm" svg:x2="4.252cm" svg:y2="3.423cm">
          <text:p/>
        </draw:line>
        <draw:line draw:style-name="gr2" draw:text-style-name="P1" draw:layer="layout" svg:x1="2.413cm" svg:y1="3.423cm" svg:x2="2.423cm" svg:y2="0.66cm">
          <text:p/>
        </draw:line>
        <draw:line draw:style-name="gr2" draw:text-style-name="P1" draw:layer="layout" svg:x1="2.85cm" svg:y1="2.997cm" svg:x2="3.785cm" svg:y2="2.997cm">
          <text:p/>
        </draw:line>
        <draw:line draw:style-name="gr2" draw:text-style-name="P1" draw:layer="layout" svg:x1="2.84cm" svg:y1="1.076cm" svg:x2="2.86cm" svg:y2="3.007cm">
          <text:p/>
        </draw:line>
        <draw:line draw:style-name="gr2" draw:text-style-name="P1" draw:layer="layout" svg:x1="3.805cm" svg:y1="1.097cm" svg:x2="2.84cm" svg:y2="1.097cm">
          <text:p/>
        </draw:line>
        <draw:line draw:style-name="gr2" draw:text-style-name="P1" draw:layer="layout" svg:x1="4.821cm" svg:y1="1.239cm" svg:x2="4.262cm" svg:y2="1.432cm">
          <text:p/>
        </draw:line>
        <draw:line draw:style-name="gr2" draw:text-style-name="P1" draw:layer="layout" svg:x1="4.811cm" svg:y1="1.402cm" svg:x2="4.252cm" svg:y2="1.595cm">
          <text:p/>
        </draw:line>
        <draw:line draw:style-name="gr2" draw:text-style-name="P1" draw:layer="layout" svg:x1="4.242cm" svg:y1="0.67cm" svg:x2="4.242cm" svg:y2="1.442cm">
          <text:p/>
        </draw:line>
        <draw:line draw:style-name="gr2" draw:text-style-name="P1" draw:layer="layout" svg:x1="4.252cm" svg:y1="3.403cm" svg:x2="4.252cm" svg:y2="1.574cm">
          <text:p/>
        </draw:line>
        <draw:line draw:style-name="gr2" draw:text-style-name="P1" draw:layer="layout" svg:x1="4.78cm" svg:y1="0.457cm" svg:x2="4.79cm" svg:y2="1.259cm">
          <text:p/>
        </draw:line>
        <draw:line draw:style-name="gr2" draw:text-style-name="P1" draw:layer="layout" svg:x1="4.78cm" svg:y1="3.22cm" svg:x2="4.79cm" svg:y2="1.402cm">
          <text:p/>
        </draw:line>
        <draw:line draw:style-name="gr2" draw:text-style-name="P1" draw:layer="layout" svg:x1="4.242cm" svg:y1="1.574cm" svg:x2="3.785cm" svg:y2="1.564cm">
          <text:p/>
        </draw:line>
        <draw:line draw:style-name="gr2" draw:text-style-name="P1" draw:layer="layout" svg:x1="4.252cm" svg:y1="1.432cm" svg:x2="3.774cm" svg:y2="1.422cm">
          <text:p/>
        </draw:line>
        <draw:line draw:style-name="gr2" draw:text-style-name="P1" draw:layer="layout" svg:x1="3.785cm" svg:y1="1.422cm" svg:x2="3.785cm" svg:y2="1.076cm">
          <text:p/>
        </draw:line>
        <draw:line draw:style-name="gr2" draw:text-style-name="P1" draw:layer="layout" svg:x1="3.785cm" svg:y1="2.997cm" svg:x2="3.785cm" svg:y2="1.564cm">
          <text:p/>
        </draw:line>
        <draw:line draw:style-name="gr2" draw:text-style-name="P1" draw:id="id6" draw:layer="layout" svg:x1="4.79cm" svg:y1="1.422cm" svg:x2="4.293cm" svg:y2="1.432cm">
          <text:p/>
        </draw:line>
        <draw:line draw:style-name="gr2" draw:text-style-name="P1" draw:layer="layout" svg:x1="3.774cm" svg:y1="1.544cm" svg:x2="4.11cm" svg:y2="1.422cm">
          <text:p/>
        </draw:line>
        <draw:line draw:style-name="gr2" draw:text-style-name="P1" draw:layer="layout" svg:x1="5.471cm" svg:y1="1.381cm" svg:x2="5.867cm" svg:y2="1.371cm">
          <text:p/>
        </draw:line>
        <draw:line draw:style-name="gr2" draw:text-style-name="P1" draw:layer="layout" svg:x1="5.481cm" svg:y1="1.208cm" svg:x2="5.877cm" svg:y2="1.198cm">
          <text:p/>
        </draw:line>
        <draw:line draw:style-name="gr2" draw:text-style-name="P1" draw:layer="layout" svg:x1="5.674cm" svg:y1="1.696cm" svg:x2="5.674cm" svg:y2="1.371cm">
          <text:p/>
        </draw:line>
        <draw:line draw:style-name="gr2" draw:text-style-name="P1" draw:layer="layout" svg:x1="5.583cm" svg:y1="1.513cm" svg:x2="5.674cm" svg:y2="1.391cm">
          <text:p/>
        </draw:line>
        <draw:line draw:style-name="gr2" draw:text-style-name="P1" draw:layer="layout" svg:x1="5.745cm" svg:y1="1.513cm" svg:x2="5.694cm" svg:y2="1.391cm">
          <text:p/>
        </draw:line>
        <draw:line draw:style-name="gr2" draw:text-style-name="P1" draw:layer="layout" svg:x1="6.629cm" svg:y1="0.741cm" svg:x2="5.664cm" svg:y2="0.731cm">
          <text:p/>
        </draw:line>
        <draw:line draw:style-name="gr2" draw:text-style-name="P1" draw:layer="layout" svg:x1="5.664cm" svg:y1="1.198cm" svg:x2="5.664cm" svg:y2="0.71cm">
          <text:p/>
        </draw:line>
        <draw:line draw:style-name="gr2" draw:text-style-name="P1" draw:layer="layout" svg:x1="5.776cm" svg:y1="1.045cm" svg:x2="5.664cm" svg:y2="1.178cm">
          <text:p/>
        </draw:line>
        <draw:line draw:style-name="gr2" draw:text-style-name="P1" draw:layer="layout" svg:x1="5.481cm" svg:y1="1.035cm" svg:x2="5.644cm" svg:y2="1.178cm">
          <text:p/>
        </draw:line>
        <draw:frame draw:style-name="gr8" draw:layer="layout" svg:width="0.853cm" svg:height="0.962cm" svg:x="6.639cm" svg:y="0.206cm">
          <draw:text-box>
            <text:p>d</text:p>
          </draw:text-box>
        </draw:frame>
        <draw:line draw:style-name="gr9" draw:text-style-name="P1" draw:id="id2" draw:layer="layout" svg:x1="4.79cm" svg:y1="1.848cm" svg:x2="4.242cm" svg:y2="2.021cm">
          <text:p/>
        </draw:line>
        <draw:line draw:style-name="gr9" draw:text-style-name="P1" draw:id="id4" draw:layer="layout" svg:x1="3.774cm" svg:y1="2.265cm" svg:x2="4.253cm" svg:y2="2.265cm">
          <text:p/>
        </draw:line>
        <draw:frame draw:style-name="gr8" draw:layer="layout" svg:width="0.853cm" svg:height="0.962cm" svg:x="5.512cm" svg:y="2.624cm">
          <draw:text-box>
            <text:p>L</text:p>
          </draw:text-box>
        </draw:frame>
        <draw:connector draw:style-name="gr6" draw:text-style-name="P1" draw:layer="layout" draw:type="curve" svg:x1="5.847cm" svg:y1="2.792cm" svg:x2="4.516cm" svg:y2="2.021cm" draw:end-shape="id2" draw:end-glue-point="2" svg:d="m5847 2792c0-202-1331 183-1331-771">
          <text:p/>
        </draw:connector>
        <draw:frame draw:style-name="gr8" draw:id="id3" draw:layer="layout" svg:width="0.959cm" svg:height="0.962cm" svg:x="4.394cm" svg:y="3.393cm">
          <draw:text-box>
            <text:p>C</text:p>
          </draw:text-box>
        </draw:frame>
        <draw:connector draw:style-name="gr6" draw:text-style-name="P1" draw:layer="layout" draw:type="curve" svg:x1="4.873cm" svg:y1="3.393cm" svg:x2="4.013cm" svg:y2="2.265cm" draw:start-shape="id3" draw:end-shape="id4" draw:end-glue-point="0" svg:d="m4873 3393c0-846-860-282-860-1128">
          <text:p/>
        </draw:connector>
        <draw:frame draw:style-name="gr8" draw:layer="layout" svg:width="2.056cm" svg:height="1.673cm" svg:x="7.005cm" svg:y="2.722cm">
          <draw:text-box>
            <text:p>d&lt;&lt;L</text:p>
            <text:p>d&lt;&lt;C</text:p>
          </draw:text-box>
        </draw:frame>
        <draw:connector draw:style-name="gr6" draw:text-style-name="P1" draw:layer="layout" draw:type="curve" svg:x1="6.396cm" svg:y1="2.157cm" svg:x2="4.79cm" svg:y2="1.427cm" draw:start-shape="id5" draw:start-glue-point="3" draw:end-shape="id6" draw:end-glue-point="1" svg:d="m6396 2157c-1204 0-402-730-1606-730">
          <text:p/>
        </draw:connector>
        <draw:frame draw:style-name="gr8" draw:id="id5" draw:layer="layout" svg:width="1.577cm" svg:height="0.988cm" svg:x="6.396cm" svg:y="1.663cm">
          <draw:text-box>
            <text:p>خلاء</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4/content.xml><?xml version="1.0" encoding="utf-8"?>
<!DOCTYPE math  PUBLIC '-//OpenOffice.org//DTD Modified W3C MathML 1.01//EN'  'math.dtd'>
<math:math xmlns:math="http://www.w3.org/1998/Math/MathML">
  <math:semantics>
    <math:msub>
      <math:mo math:stretchy="false">μ</math:mo>
      <math:mi>c</math:mi>
    </math:msub>
    <math:annotation math:encoding="StarMath 5.0">%mu_c</math:annotation>
  </math:semantics>
</math:math>
</file>

<file path=Object 25/content.xml><?xml version="1.0" encoding="utf-8"?>
<!DOCTYPE math  PUBLIC '-//OpenOffice.org//DTD Modified W3C MathML 1.01//EN'  'math.dtd'>
<math:math xmlns:math="http://www.w3.org/1998/Math/MathML">
  <math:semantics>
    <math:mi math:fontstyle="italic">lc</math:mi>
    <math:annotation math:encoding="StarMath 5.0">lc</math:annotation>
  </math:semantics>
</math:math>
</file>

<file path=Object 26/content.xml><?xml version="1.0" encoding="utf-8"?>
<!DOCTYPE math  PUBLIC '-//OpenOffice.org//DTD Modified W3C MathML 1.01//EN'  'math.dtd'>
<math:math xmlns:math="http://www.w3.org/1998/Math/MathML">
  <math:semantics>
    <math:mi>d</math:mi>
    <math:annotation math:encoding="StarMath 5.0">d</math:annotation>
  </math:semantics>
</math:math>
</file>

<file path=Object 27/content.xml><?xml version="1.0" encoding="utf-8"?>
<!DOCTYPE math  PUBLIC '-//OpenOffice.org//DTD Modified W3C MathML 1.01//EN'  'math.dtd'>
<math:math xmlns:math="http://www.w3.org/1998/Math/MathML">
  <math:semantics>
    <math:msub>
      <math:mi>A</math:mi>
      <math:mi>g</math:mi>
    </math:msub>
    <math:annotation math:encoding="StarMath 5.0">A_g</math:annotation>
  </math:semantics>
</math:math>
</file>

<file path=Object 28/content.xml><?xml version="1.0" encoding="utf-8"?>
<!DOCTYPE math  PUBLIC '-//OpenOffice.org//DTD Modified W3C MathML 1.01//EN'  'math.dtd'>
<math:math xmlns:math="http://www.w3.org/1998/Math/MathML">
  <math:semantics>
    <math:mrow>
      <math:mrow>
        <math:msub>
          <math:mi>B</math:mi>
          <math:mi>g</math:mi>
        </math:msub>
        <math:mo math:stretchy="false">=</math:mo>
        <math:msub>
          <math:mi>B</math:mi>
          <math:mi>c</math:mi>
        </math:msub>
      </math:mrow>
      <math:mo math:stretchy="false">=</math:mo>
      <math:mfrac>
        <math:mo math:stretchy="false">φ</math:mo>
        <math:msub>
          <math:mi>A</math:mi>
          <math:mi>c</math:mi>
        </math:msub>
      </math:mfrac>
    </math:mrow>
    <math:annotation math:encoding="StarMath 5.0">B_g = B_c =%phi over A_c</math:annotation>
  </math:semantics>
</math:math>
</file>

<file path=Object 29/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row>
        <math:msub>
          <math:mi>l</math:mi>
          <math:mi>c</math:mi>
        </math:msub>
        <math:mo math:stretchy="false">+</math:mo>
        <math:msub>
          <math:mi>H</math:mi>
          <math:mi>d</math:mi>
        </math:msub>
      </math:mrow>
      <math:mi>d</math:mi>
    </math:mrow>
    <math:annotation math:encoding="StarMath 5.0">%tau = {N}{i} ={H_c}{l_c}+{H_d}{d}</math:annotation>
  </math:semantics>
</math:math>
</file>

<file path=Object 3/content.xml><?xml version="1.0" encoding="utf-8"?>
<!DOCTYPE math  PUBLIC '-//OpenOffice.org//DTD Modified W3C MathML 1.01//EN'  'math.dtd'>
<math:math xmlns:math="http://www.w3.org/1998/Math/MathML">
  <math:semantics>
    <math:mi>L</math:mi>
    <math:annotation math:encoding="StarMath 5.0">L</math:annotation>
  </math:semantics>
</math:math>
</file>

<file path=Object 30/content.xml><?xml version="1.0" encoding="utf-8"?>
<math xmlns="http://www.w3.org/1998/Math/MathML">
  <semantics>
    <msub>
      <mo stretchy="false">μ</mo>
      <mn>0</mn>
    </msub>
    <annotation encoding="StarMath 5.0">%mu_0</annotation>
  </semantics>
</math>
</file>

<file path=Object 31/content.xml><?xml version="1.0" encoding="utf-8"?>
<math xmlns="http://www.w3.org/1998/Math/MathML">
  <semantics>
    <mo stretchy="false">φ</mo>
    <annotation encoding="StarMath 5.0">%phi</annotation>
  </semantics>
</math>
</file>

<file path=Object 32/content.xml><?xml version="1.0" encoding="utf-8"?>
<!DOCTYPE math  PUBLIC '-//OpenOffice.org//DTD Modified W3C MathML 1.01//EN'  'math.dtd'>
<math:math xmlns:math="http://www.w3.org/1998/Math/MathML">
  <math:semantics>
    <math:mi>d</math:mi>
    <math:annotation math:encoding="StarMath 5.0">d</math:annotation>
  </math:semantics>
</math:math>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right" draw:auto-grow-height="true" draw:auto-grow-width="false" fo:min-height="0cm" fo:min-width="4.154c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P1" style:family="paragraph">
      <style:paragraph-properties fo:text-align="end" style:writing-mode="rl-tb"/>
    </style:style>
    <style:style style:name="P2" style:family="paragraph">
      <style:paragraph-properties fo:text-align="end" style:writing-mode="rl-tb"/>
      <style:text-properties fo:font-size="12pt" style:font-size-asian="18pt" style:font-size-complex="12pt" style:language-complex="ur" style:country-complex="PK"/>
    </style:style>
    <style:style style:name="P3" style:family="paragraph">
      <style:paragraph-properties fo:text-align="center"/>
    </style:style>
    <style:style style:name="T1" style:family="text">
      <style:text-properties fo:font-size="12pt" style:font-size-asian="18pt" style:font-size-complex="12pt" style:language-complex="ur" style:country-complex="PK"/>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6.696cm" svg:height="1.243cm" svg:x="1.692cm" svg:y="2.607cm">
          <draw:text-box>
            <text:p text:style-name="P1"><text:span text:style-name="T1">کور سے نکلتے وقت فلکس باہر کی طرف پھول جاتی ہے</text:span></text:p>
          </draw:text-box>
        </draw:frame>
        <draw:line draw:style-name="gr2" draw:text-style-name="P3" draw:layer="layout" svg:x1="2.708cm" svg:y1="1.3cm" svg:x2="4.018cm" svg:y2="1.3cm">
          <text:p/>
        </draw:line>
        <draw:line draw:style-name="gr2" draw:text-style-name="P3" draw:layer="layout" svg:x1="2.758cm" svg:y1="2.275cm" svg:x2="4.049cm" svg:y2="2.265cm">
          <text:p/>
        </draw:line>
        <draw:line draw:style-name="gr2" draw:text-style-name="P3" draw:layer="layout" svg:x1="4.039cm" svg:y1="1.29cm" svg:x2="4.039cm" svg:y2="2.265cm">
          <text:p/>
        </draw:line>
        <draw:line draw:style-name="gr2" draw:text-style-name="P3" draw:layer="layout" svg:x1="5.573cm" svg:y1="1.27cm" svg:x2="5.573cm" svg:y2="2.275cm">
          <text:p/>
        </draw:line>
        <draw:line draw:style-name="gr2" draw:text-style-name="P3" draw:layer="layout" svg:x1="6.822cm" svg:y1="1.27cm" svg:x2="5.552cm" svg:y2="1.27cm">
          <text:p/>
        </draw:line>
        <draw:line draw:style-name="gr2" draw:text-style-name="P3" draw:layer="layout" svg:x1="6.822cm" svg:y1="2.275cm" svg:x2="5.573cm" svg:y2="2.275cm">
          <text:p/>
        </draw:line>
        <draw:path draw:style-name="gr3" draw:text-style-name="P3" draw:layer="layout" svg:width="1.228cm" svg:height="0.92cm" draw:transform="rotate (0.661654319430925) translate (4.035cm 1.301cm)" svg:viewBox="0 0 1229 921" svg:d="m0 7011c141 28 208 9 410 74 114 37 266 77 416 194 112 88 90 125 195 230l97 205 111 218">
          <text:p/>
        </draw:path>
        <draw:path draw:style-name="gr3" draw:text-style-name="P3" draw:layer="layout" svg:width="1.105cm" svg:height="1.113cm" draw:transform="rotate (-0.785398163398486) translate (4.80449999999795cm 1.4965cm)" svg:viewBox="0 0 1106 1114" svg:d="m0-3590c182 82 330-53 486-114 141-55 269-150 372-269 111-128 174-290 206-455l42-165-19-85">
          <text:p/>
        </draw:path>
        <draw:path draw:style-name="gr3" draw:text-style-name="P3" draw:layer="layout" svg:width="1.43cm" svg:height="0.607cm" draw:transform="rotate (0.413992098572977) translate (4.01541827207334cm 1.50957242372428cm)" svg:viewBox="0 0 1431 608" svg:d="m0 6006c161 39 314-42 478 3 145 39 320 17 433 142 106 117 236 211 356 316l116 99 48 37">
          <text:p/>
        </draw:path>
        <draw:path draw:style-name="gr3" draw:text-style-name="P3" draw:layer="layout" svg:width="1.504cm" svg:height="0.385cm" draw:transform="rotate (-0.217817090650037) translate (4.10056370848708cm 1.73577191524246cm)" svg:viewBox="0 0 1505 386" svg:d="m0 1921c155-5 305 24 462 62 147 35 312 22 459-26 150-51 308-106 431-216l133-74 20-50">
          <text:p/>
        </draw:path>
        <draw:path draw:style-name="gr3" draw:text-style-name="P3" draw:layer="layout" svg:width="1.541cm" svg:height="0.254cm" draw:transform="rotate (0.113970000155208) translate (4.0227056723623cm 1.5735940996006cm)" svg:viewBox="0 0 1542 255" svg:d="m0 4150c162 41 311-47 465-80 150-32 309-41 457-6 151 36 283 132 436 168l141 60 43 5">
          <text:p/>
        </draw:path>
        <draw:path draw:style-name="gr3" draw:text-style-name="P3" draw:layer="layout" svg:width="1.537cm" svg:height="0.201cm" draw:transform="rotate (-0.127583568321948) translate (4.05818438692257cm 1.64626783073531cm)" svg:viewBox="0 0 1538 202" svg:d="m0 2415c153 4 305 32 459 15 150-16 303 2 453-29 143-30 285-68 430-98l139-63 57-7">
          <text:p/>
        </draw:path>
        <draw:path draw:style-name="gr3" draw:text-style-name="P3" draw:layer="layout" svg:width="-1.285cm" svg:height="-0.053cm" svg:x="4.005cm" svg:y="1.362cm" svg:viewBox="0 0 -1286 -54" svg:d="m0-2678c151 34 287-54 438-29 146 24 292-30 439-14h146 146 117">
          <text:p/>
        </draw:path>
        <draw:path draw:style-name="gr3" draw:text-style-name="P3" draw:layer="layout" svg:width="-1.285cm" svg:height="-0.043cm" svg:x="4.02cm" svg:y="1.52cm" svg:viewBox="0 0 -1286 -44" svg:d="m0-3026c151-5 302-14 453-14 148 0 293 10 439 14h146l161 15 87 15">
          <text:p/>
        </draw:path>
        <draw:path draw:style-name="gr3" draw:text-style-name="P3" draw:layer="layout" svg:width="1.288cm" svg:height="0.058cm" draw:transform="rotate (3.02762265343399) translate (4.01500565917984cm 2.04663163960794cm)" svg:viewBox="0 0 1289 59" svg:d="m0-3110c157 26 316 11 472 6 146-5 290-46 437-35l161-5 147-1 72-9">
          <text:p/>
        </draw:path>
        <draw:path draw:style-name="gr3" draw:text-style-name="P3" draw:layer="layout" svg:width="1.285cm" svg:height="0.089cm" draw:transform="rotate (3.03600023384356) translate (4.02629265882103cm 1.9091550972502cm)" svg:viewBox="0 0 1286 90" svg:d="m0-2866c148-1 297 19 441-2 151-22 301-41 449-63l160-17h147l89 4">
          <text:p/>
        </draw:path>
        <draw:path draw:style-name="gr3" draw:text-style-name="P3" draw:layer="layout" svg:width="1.231cm" svg:height="0.25cm" draw:transform="rotate (-2.91644518008316) translate (4.02008333641257cm 1.666363865885cm)" svg:viewBox="0 0 1232 251" svg:d="m0-5043c148-4 292 27 437 55 154 30 296 109 456 104l172 39 139 47 28 6">
          <text:p/>
        </draw:path>
        <draw:path draw:style-name="gr3" draw:text-style-name="P3" draw:layer="layout" svg:width="1.246cm" svg:height="0.158cm" draw:transform="rotate (-0.113970000156394) translate (5.58783860366707cm 1.3201581072792cm)" svg:viewBox="0 0 1247 159" svg:d="m0 1509c151 9 301-21 452-37 149-15 299-35 450-51l160-18 143-32 42-19">
          <text:p/>
        </draw:path>
        <draw:path draw:style-name="gr3" draw:text-style-name="P3" draw:layer="layout" svg:width="1.27cm" svg:height="0.032cm" svg:x="5.57cm" svg:y="1.284cm" svg:viewBox="0 0 1271 33" svg:d="m0 2c147-13 291 36 438 30 146-6 293-23 439 0h160 147 87">
          <text:p/>
        </draw:path>
        <draw:path draw:style-name="gr3" draw:text-style-name="P3" draw:layer="layout" svg:width="1.254cm" svg:height="0.211cm" draw:transform="rotate (0.225147473507226) translate (5.57cm 2.266cm)" svg:viewBox="0 0 1255 212" svg:d="m0 6905c145 16 289-2 437 55 139 53 306 17 445 86l142 33 143 32 88 6">
          <text:p/>
        </draw:path>
        <draw:path draw:style-name="gr3" draw:text-style-name="P3" draw:layer="layout" svg:width="1.272cm" svg:height="0.208cm" draw:transform="rotate (2.92534635926714) translate (3.99104742496964cm 2.4360742699709cm)" svg:viewBox="0 0 1273 209" svg:d="m0-2841c155 16 304-17 458-26 147-9 274-117 426-109l142-31 172-38 75-1">
          <text:p/>
        </draw:path>
        <draw:path draw:style-name="gr3" draw:text-style-name="P3" draw:layer="layout" svg:width="1.295cm" svg:height="0.164cm" draw:transform="rotate (0.216246294322057) translate (5.555cm 2.09cm)" svg:viewBox="0 0 1296 165" svg:d="m0 6466c154 32 302-5 461 13 156 17 288 97 446 82l160 20 143 31 86 19">
          <text:p/>
        </draw:path>
        <draw:path draw:style-name="gr3" draw:text-style-name="P3" draw:layer="layout" svg:width="1.24cm" svg:height="0.28cm" draw:transform="rotate (-0.217817090650037) translate (5.62935404175307cm 1.38382825503844cm)" svg:viewBox="0 0 1241 281" svg:d="m0 544c155 25 298-40 452-55 144-14 285-63 427-95l154-49 140-46 68-30">
          <text:p/>
        </draw:path>
        <draw:path draw:style-name="gr3" draw:text-style-name="P3" draw:layer="layout" svg:width="1.285cm" svg:height="0.058cm" svg:x="5.555cm" svg:y="1.783cm" svg:viewBox="0 0 1286 59" svg:d="m0 59c151-9 300-27 453-29 147-2 291 30 439 14l146-14 146-15 102-15">
          <text:p/>
        </draw:path>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4/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35/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36/content.xml><?xml version="1.0" encoding="utf-8"?>
<!DOCTYPE math  PUBLIC '-//OpenOffice.org//DTD Modified W3C MathML 1.01//EN'  'math.dtd'>
<math:math xmlns:math="http://www.w3.org/1998/Math/MathML">
  <math:semantics>
    <math:mrow>
      <math:msub>
        <math:mo math:stretchy="false">ℜ</math:mo>
        <math:mi>d</math:mi>
      </math:msub>
      <math:mo math:stretchy="false">≫</math:mo>
      <math:msub>
        <math:mo math:stretchy="false">ℜ</math:mo>
        <math:mi>c</math:mi>
      </math:msub>
    </math:mrow>
    <math:annotation math:encoding="StarMath 5.0">re_d&gt;&gt;re_c</math:annotation>
  </math:semantics>
</math:math>
</file>

<file path=Object 37/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38/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39/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content.xml><?xml version="1.0" encoding="utf-8"?>
<!DOCTYPE math  PUBLIC '-//OpenOffice.org//DTD Modified W3C MathML 1.01//EN'  'math.dtd'>
<math:math xmlns:math="http://www.w3.org/1998/Math/MathML">
  <math:semantics>
    <math:mi>C</math:mi>
    <math:annotation math:encoding="StarMath 5.0">C</math:annotation>
  </math:semantics>
</math:math>
</file>

<file path=Object 40/content.xml><?xml version="1.0" encoding="utf-8"?>
<!DOCTYPE math  PUBLIC '-//OpenOffice.org//DTD Modified W3C MathML 1.01//EN'  'math.dtd'>
<math:math xmlns:math="http://www.w3.org/1998/Math/MathML">
  <math:semantics>
    <math:mi>N</math:mi>
    <math:annotation math:encoding="StarMath 5.0">N</math:annotation>
  </math:semantics>
</math:math>
</file>

<file path=Object 41/content.xml><?xml version="1.0" encoding="utf-8"?>
<!DOCTYPE math  PUBLIC '-//OpenOffice.org//DTD Modified W3C MathML 1.01//EN'  'math.dtd'>
<math:math xmlns:math="http://www.w3.org/1998/Math/MathML">
  <math:semantics>
    <math:mrow>
      <math:mrow>
        <math:mo math:stretchy="false">τ</math:mo>
        <math:mo math:stretchy="false">=</math:mo>
        <math:mfrac>
          <math:msub>
            <math:mi>B</math:mi>
            <math:mi>c</math:mi>
          </math:msub>
          <math:mo math:stretchy="false">μ</math:mo>
        </math:mfrac>
      </math:mrow>
      <math:mrow>
        <math:msub>
          <math:mi>l</math:mi>
          <math:mi>c</math:mi>
        </math:msub>
        <math:mo math:stretchy="false">+</math:mo>
        <math:mfrac>
          <math:msub>
            <math:mi>B</math:mi>
            <math:mi>d</math:mi>
          </math:msub>
          <math:msub>
            <math:mo math:stretchy="false">μ</math:mo>
            <math:mn>0</math:mn>
          </math:msub>
        </math:mfrac>
      </math:mrow>
      <math:mi>d</math:mi>
    </math:mrow>
    <math:annotation math:encoding="StarMath 5.0">%tau=B_c over {%mu} l_c+{B_d} over {%mu_0} d</math:annotation>
  </math:semantics>
</math:math>
</file>

<file path=Object 42/content.xml><?xml version="1.0" encoding="utf-8"?>
<!DOCTYPE math  PUBLIC '-//OpenOffice.org//DTD Modified W3C MathML 1.01//EN'  'math.dtd'>
<math:math xmlns:math="http://www.w3.org/1998/Math/MathML">
  <math:semantics>
    <math:mrow>
      <math:mrow>
        <math:mo math:stretchy="false">τ</math:mo>
        <math:mo math:stretchy="false">=</math:mo>
        <math:mo math:stretchy="false">φ</math:mo>
      </math:mrow>
      <math:mrow>
        <math:mfrac>
          <math:msub>
            <math:mi>l</math:mi>
            <math:mi>c</math:mi>
          </math:msub>
          <math:mrow>
            <math:mo math:stretchy="false">μ</math:mo>
            <math:msub>
              <math:mi>A</math:mi>
              <math:mi>c</math:mi>
            </math:msub>
          </math:mrow>
        </math:mfrac>
        <math:mo math:stretchy="false">+</math:mo>
        <math:mo math:stretchy="false">φ</math:mo>
      </math:mrow>
      <math:mfrac>
        <math:mi>d</math:mi>
        <math:mrow>
          <math:msub>
            <math:mo math:stretchy="false">μ</math:mo>
            <math:mn>0</math:mn>
          </math:msub>
          <math:msub>
            <math:mi>A</math:mi>
            <math:mi>c</math:mi>
          </math:msub>
        </math:mrow>
      </math:mfrac>
    </math:mrow>
    <math:annotation math:encoding="StarMath 5.0">%tau=%phi {l_c} over {%mu A_c}+%phi {d} over {%mu_0 A_c}</math:annotation>
  </math:semantics>
</math:math>
</file>

<file path=Object 43/content.xml><?xml version="1.0" encoding="utf-8"?>
<!DOCTYPE math  PUBLIC '-//OpenOffice.org//DTD Modified W3C MathML 1.01//EN'  'math.dtd'>
<math:math xmlns:math="http://www.w3.org/1998/Math/MathML">
  <math:semantics>
    <math:mrow>
      <math:msub>
        <math:mo math:stretchy="false">ℜ</math:mo>
        <math:mi>c</math:mi>
      </math:msub>
      <math:mo math:stretchy="false">=</math:mo>
      <math:mfrac>
        <math:msub>
          <math:mi>l</math:mi>
          <math:mi>c</math:mi>
        </math:msub>
        <math:mrow>
          <math:mo math:stretchy="false">μ</math:mo>
          <math:msub>
            <math:mi>A</math:mi>
            <math:mi>c</math:mi>
          </math:msub>
        </math:mrow>
      </math:mfrac>
    </math:mrow>
    <math:annotation math:encoding="StarMath 5.0">re_c=l_c over {%mu A_c}</math:annotation>
  </math:semantics>
</math:math>
</file>

<file path=Object 44/content.xml><?xml version="1.0" encoding="utf-8"?>
<!DOCTYPE math  PUBLIC '-//OpenOffice.org//DTD Modified W3C MathML 1.01//EN'  'math.dtd'>
<math:math xmlns:math="http://www.w3.org/1998/Math/MathML">
  <math:semantics>
    <math:mrow>
      <math:msub>
        <math:mo math:stretchy="false">ℜ</math:mo>
        <math:mi>d</math:mi>
      </math:msub>
      <math:mo math:stretchy="false">=</math:mo>
      <math:mfrac>
        <math:mi>d</math:mi>
        <math:mrow>
          <math:msub>
            <math:mo math:stretchy="false">μ</math:mo>
            <math:mn>0</math:mn>
          </math:msub>
          <math:msub>
            <math:mi>A</math:mi>
            <math:mi>d</math:mi>
          </math:msub>
        </math:mrow>
      </math:mfrac>
    </math:mrow>
    <math:annotation math:encoding="StarMath 5.0">re_d=d over {%mu_0 A_d}</math:annotation>
  </math:semantics>
</math:math>
</file>

<file path=Object 45/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2" style:family="graphic" style:parent-style-name="standard">
      <style:graphic-properties draw:opacity="0%" draw:auto-grow-height="false" fo:min-height="0.749cm" fo:min-width="0.499cm" fo:wrap-option="no-wrap" draw:shadow-opacity="0%"/>
    </style:style>
    <style:style style:name="gr3" style:family="graphic" style:parent-style-name="standard">
      <style:graphic-properties draw:textarea-horizontal-align="center" draw:textarea-vertical-align="middle"/>
    </style:style>
    <style:style style:name="gr4"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textarea-horizontal-align="right" draw:auto-grow-height="true" draw:auto-grow-width="false" fo:min-height="0cm" fo:min-width="4.154cm"/>
    </style:style>
    <style:style style:name="gr6" style:family="graphic" style:parent-style-name="standard">
      <style:graphic-properties draw:stroke="dash" draw:stroke-dash="Fine_20_Dashed_20__28_var_29_" draw:textarea-horizontal-align="center" draw:textarea-vertical-align="middle"/>
    </style:style>
    <style:style style:name="gr7" style:family="graphic" style:parent-style-name="standard">
      <style:graphic-properties draw:stroke="none" svg:stroke-color="#000000" draw:fill="none" draw:fill-color="#ffffff" draw:textarea-horizontal-align="right" draw:auto-grow-height="true" draw:auto-grow-width="false" fo:min-height="1.305cm" fo:min-width="2.445cm"/>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draw:textarea-horizontal-align="right" draw:auto-grow-height="true" draw:auto-grow-width="false" fo:min-height="0.405cm" fo:min-width="1.62cm"/>
    </style:style>
    <style:style style:name="gr10" style:family="graphic" style:parent-style-name="standard">
      <style:graphic-properties draw:stroke="dash" draw:stroke-dash="Ultrafine_20_Dashed" draw:textarea-horizontal-align="center" draw:textarea-vertical-align="middle"/>
    </style:style>
    <style:style style:name="gr11" style:family="graphic" style:parent-style-name="standard">
      <style:graphic-properties draw:stroke="none" svg:stroke-color="#000000" draw:fill="none" draw:fill-color="#ffffff" draw:textarea-horizontal-align="right" draw:auto-grow-height="true" draw:auto-grow-width="false" fo:min-height="1.158cm" fo:min-width="2.498cm"/>
    </style:style>
    <style:style style:name="gr12" style:family="graphic" style:parent-style-name="standard">
      <style:graphic-properties draw:stroke="none" svg:stroke-color="#000000" draw:fill="none" draw:fill-color="#ffffff" draw:textarea-horizontal-align="right" draw:auto-grow-height="true" draw:auto-grow-width="true" fo:min-height="0cm" fo:min-width="0cm"/>
    </style:style>
    <style:style style:name="gr13" style:family="graphic" style:parent-style-name="standard">
      <style:graphic-properties draw:ole-draw-aspect="1" style:protect="size"/>
    </style:style>
    <style:style style:name="gr14" style:family="graphic" style:parent-style-name="standard">
      <style:graphic-properties draw:stroke="none" svg:stroke-color="#000000" draw:fill="none" draw:fill-color="#ffffff" draw:textarea-horizontal-align="right" draw:auto-grow-height="true" draw:auto-grow-width="true" fo:min-height="0.481cm" fo:min-width="0cm"/>
    </style:style>
    <style:style style:name="P1" style:family="paragraph">
      <style:paragraph-properties fo:text-align="center"/>
    </style:style>
    <style:style style:name="P2" style:family="paragraph">
      <style:paragraph-properties fo:text-align="end" style:writing-mode="rl-tb"/>
    </style:style>
    <style:style style:name="P3" style:family="paragraph">
      <style:paragraph-properties fo:text-align="end" style:writing-mode="rl-tb"/>
      <style:text-properties fo:font-size="12pt" style:font-size-asian="18pt" style:font-size-complex="12pt" style:language-complex="ur" style:country-complex="PK"/>
    </style:style>
    <style:style style:name="P4" style:family="paragraph">
      <style:paragraph-properties fo:text-align="end" style:writing-mode="rl-tb"/>
      <style:text-properties fo:font-size="12pt" style:font-size-asian="18pt" style:font-size-complex="12pt"/>
    </style:style>
    <style:style style:name="T1" style:family="text">
      <style:text-properties fo:font-size="12pt" style:font-size-asian="18pt" style:font-size-complex="12pt" style:language-complex="ur" style:country-complex="PK"/>
    </style:style>
    <style:style style:name="T2" style:family="text">
      <style:text-properties fo:font-size="12pt" style:font-size-asian="18pt" style:font-size-complex="12pt"/>
    </style:style>
    <style:style style:name="T3" style:family="text">
      <style:text-properties fo:font-family="Arial" style:font-family-generic="swiss" style:font-pitch="variable" fo:font-size="12pt" style:font-size-asian="18pt" style:font-family-complex="Arial" style:font-family-generic-complex="swiss" style:font-pitch-complex="variable" style:font-size-complex="12pt"/>
    </style:style>
    <style:style style:name="T4" style:family="text">
      <style:text-properties style:text-position="sub 58%" fo:font-family="Arial" style:font-family-generic="swiss" style:font-pitch="variable" fo:font-size="12pt" style:font-size-asian="18pt" style:font-family-complex="Arial" style:font-family-generic-complex="swiss" style:font-pitch-complex="variable" style:font-size-complex="12pt"/>
    </style:style>
    <style:style style:name="T5" style:family="text">
      <style:text-properties fo:font-family="Arial" style:font-style-name="Normal" style:font-family-generic="swiss" style:font-pitch="variable" fo:font-size="12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2pt" style:language-complex="ur" style:country-complex="PK"/>
    </style:style>
    <style:style style:name="T6" style:family="text">
      <style:text-properties fo:font-family="cmmi10" style:font-pitch="variable" fo:font-size="12pt" style:font-size-asian="18pt" style:font-size-complex="12pt"/>
    </style:style>
    <style:style style:name="T7" style:family="text">
      <style:text-properties style:text-position="sub 58%" fo:font-size="12pt" style:font-size-asian="18pt" style:font-size-complex="12pt"/>
    </style:style>
    <style:style style:name="T8" style:family="text">
      <style:text-properties fo:font-family="Arial" style:font-style-name="Normal" style:font-family-generic="swiss" style:font-pitch="variable" fo:font-size="12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2pt"/>
    </style:style>
    <style:style style:name="T9" style:family="text">
      <style:text-properties fo:font-size="12pt" style:font-size-asian="1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2.834cm" svg:y1="1.609cm" svg:x2="1.621cm" svg:y2="1.611cm">
            <text:p/>
          </draw:line>
          <draw:custom-shape draw:style-name="gr2" draw:layer="layout" svg:width="1.807cm" svg:height="2.747cm" svg:x="2.428cm" svg:y="0.676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5112.926692781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3" draw:text-style-name="P1" draw:layer="layout" svg:x1="4.219cm" svg:y1="0.679cm" svg:x2="4.794cm" svg:y2="0.469cm">
            <text:p/>
          </draw:line>
          <draw:line draw:style-name="gr3" draw:text-style-name="P1" draw:layer="layout" svg:x1="4.236cm" svg:y1="3.422cm" svg:x2="4.794cm" svg:y2="3.22cm">
            <text:p/>
          </draw:line>
          <draw:line draw:style-name="gr3" draw:text-style-name="P1" draw:layer="layout" svg:x1="2.428cm" svg:y1="0.679cm" svg:x2="3.03cm" svg:y2="0.486cm">
            <text:p/>
          </draw:line>
          <draw:line draw:style-name="gr3" draw:text-style-name="P1" draw:layer="layout" svg:x1="3.027cm" svg:y1="0.485cm" svg:x2="4.79cm" svg:y2="0.469cm">
            <text:p/>
          </draw:line>
          <draw:line draw:style-name="gr3" draw:text-style-name="P1" draw:layer="layout" svg:x1="4.79cm" svg:y1="0.467cm" svg:x2="4.795cm" svg:y2="3.219cm">
            <text:p/>
          </draw:line>
          <draw:line draw:style-name="gr3" draw:text-style-name="P1" draw:layer="layout" svg:x1="3.443cm" svg:y1="2.809cm" svg:x2="3.405cm" svg:y2="1.078cm">
            <text:p/>
          </draw:line>
          <draw:line draw:style-name="gr3" draw:text-style-name="P1" draw:layer="layout" svg:x1="3.444cm" svg:y1="2.809cm" svg:x2="3.805cm" svg:y2="2.809cm">
            <text:p/>
          </draw:line>
          <draw:line draw:style-name="gr3" draw:text-style-name="P1" draw:layer="layout" svg:x1="2.853cm" svg:y1="3.012cm" svg:x2="3.446cm" svg:y2="2.806cm">
            <text:p/>
          </draw:line>
          <draw:line draw:style-name="gr4" draw:text-style-name="P1" draw:layer="layout" svg:x1="2.839cm" svg:y1="2.433cm" svg:x2="3.479cm" svg:y2="2.204cm">
            <text:p/>
          </draw:line>
          <draw:line draw:style-name="gr4" draw:text-style-name="P1" draw:layer="layout" svg:x1="2.843cm" svg:y1="2.432cm" svg:x2="2.386cm" svg:y2="2.436cm">
            <text:p/>
          </draw:line>
          <draw:line draw:style-name="gr4" draw:text-style-name="P1" draw:layer="layout" svg:x1="2.384cm" svg:y1="2.435cm" svg:x2="2.44cm" svg:y2="2.418cm">
            <text:p/>
          </draw:line>
          <draw:line draw:style-name="gr4" draw:text-style-name="P1" draw:layer="layout" svg:x1="3.444cm" svg:y1="2.199cm" svg:x2="3.475cm" svg:y2="2.205cm">
            <text:p/>
          </draw:line>
          <draw:line draw:style-name="gr4" draw:text-style-name="P1" draw:layer="layout" svg:x1="2.826cm" svg:y1="2.24cm" svg:x2="3.475cm" svg:y2="2.01cm">
            <text:p/>
          </draw:line>
          <draw:line draw:style-name="gr4" draw:text-style-name="P1" draw:layer="layout" svg:x1="2.829cm" svg:y1="2.238cm" svg:x2="2.366cm" svg:y2="2.242cm">
            <text:p/>
          </draw:line>
          <draw:line draw:style-name="gr4" draw:text-style-name="P1" draw:layer="layout" svg:x1="2.364cm" svg:y1="2.242cm" svg:x2="2.421cm" svg:y2="2.225cm">
            <text:p/>
          </draw:line>
          <draw:line draw:style-name="gr4" draw:text-style-name="P1" draw:layer="layout" svg:x1="3.44cm" svg:y1="2.005cm" svg:x2="3.471cm" svg:y2="2.011cm">
            <text:p/>
          </draw:line>
          <draw:line draw:style-name="gr4" draw:text-style-name="P1" draw:layer="layout" svg:x1="2.841cm" svg:y1="1.783cm" svg:x2="3.484cm" svg:y2="1.553cm">
            <text:p/>
          </draw:line>
          <draw:line draw:style-name="gr4" draw:text-style-name="P1" draw:layer="layout" svg:x1="2.845cm" svg:y1="1.781cm" svg:x2="2.386cm" svg:y2="1.785cm">
            <text:p/>
          </draw:line>
          <draw:line draw:style-name="gr4" draw:text-style-name="P1" draw:layer="layout" svg:x1="2.384cm" svg:y1="1.784cm" svg:x2="2.44cm" svg:y2="1.767cm">
            <text:p/>
          </draw:line>
          <draw:line draw:style-name="gr4" draw:text-style-name="P1" draw:layer="layout" svg:x1="3.449cm" svg:y1="1.547cm" svg:x2="3.48cm" svg:y2="1.553cm">
            <text:p/>
          </draw:line>
          <draw:line draw:style-name="gr4" draw:text-style-name="P1" draw:layer="layout" svg:x1="2.826cm" svg:y1="2.014cm" svg:x2="3.475cm" svg:y2="1.784cm">
            <text:p/>
          </draw:line>
          <draw:line draw:style-name="gr4" draw:text-style-name="P1" draw:layer="layout" svg:x1="2.829cm" svg:y1="2.012cm" svg:x2="2.366cm" svg:y2="2.016cm">
            <text:p/>
          </draw:line>
          <draw:line draw:style-name="gr4" draw:text-style-name="P1" draw:layer="layout" svg:x1="2.364cm" svg:y1="2.016cm" svg:x2="2.421cm" svg:y2="1.999cm">
            <text:p/>
          </draw:line>
          <draw:line draw:style-name="gr4" draw:text-style-name="P1" draw:layer="layout" svg:x1="3.44cm" svg:y1="1.779cm" svg:x2="3.471cm" svg:y2="1.785cm">
            <text:p/>
          </draw:line>
          <draw:line draw:style-name="gr1" draw:text-style-name="P1" draw:layer="layout" svg:x1="2.83cm" svg:y1="1.611cm" svg:x2="3.479cm" svg:y2="1.381cm">
            <text:p/>
          </draw:line>
          <draw:line draw:style-name="gr4" draw:text-style-name="P1" draw:layer="layout" svg:x1="3.444cm" svg:y1="1.375cm" svg:x2="3.475cm" svg:y2="1.381cm">
            <text:p/>
          </draw:line>
          <draw:line draw:style-name="gr4" draw:text-style-name="P1" draw:layer="layout" svg:x1="2.828cm" svg:y1="2.692cm" svg:x2="3.477cm" svg:y2="2.462cm">
            <text:p/>
          </draw:line>
          <draw:line draw:style-name="gr4" draw:text-style-name="P1" draw:layer="layout" svg:x1="2.832cm" svg:y1="2.69cm" svg:x2="2.369cm" svg:y2="2.694cm">
            <text:p/>
          </draw:line>
          <draw:line draw:style-name="gr4" draw:text-style-name="P1" draw:layer="layout" svg:x1="2.366cm" svg:y1="2.693cm" svg:x2="2.423cm" svg:y2="2.676cm">
            <text:p/>
          </draw:line>
          <draw:line draw:style-name="gr4" draw:text-style-name="P1" draw:layer="layout" svg:x1="3.442cm" svg:y1="2.456cm" svg:x2="3.473cm" svg:y2="2.462cm">
            <text:p/>
          </draw:line>
          <draw:line draw:style-name="gr4" draw:text-style-name="P1" draw:layer="layout" svg:x1="2.428cm" svg:y1="2.499cm" svg:x2="1.617cm" svg:y2="2.499cm">
            <text:p/>
          </draw:line>
        </draw:g>
        <draw:frame draw:style-name="gr5" draw:text-style-name="P3" draw:layer="layout" svg:width="6.696cm" svg:height="0.747cm" svg:x="2.454cm" svg:y="3.733cm">
          <draw:text-box>
            <text:p text:style-name="P2"><text:span text:style-name="T1">سادہ مقناطیسی سرکٹ</text:span></text:p>
          </draw:text-box>
        </draw:frame>
        <draw:line draw:style-name="gr6" draw:text-style-name="P2" draw:layer="layout" svg:x1="3.772cm" svg:y1="2.518cm" svg:x2="4.198cm" svg:y2="2.508cm">
          <text:p/>
        </draw:line>
        <draw:line draw:style-name="gr6" draw:text-style-name="P2" draw:layer="layout" svg:x1="4.178cm" svg:y1="2.508cm" svg:x2="4.737cm" svg:y2="2.305cm">
          <text:p/>
        </draw:line>
        <draw:line draw:style-name="gr6" draw:text-style-name="P2" draw:layer="layout" svg:x1="3.772cm" svg:y1="2.508cm" svg:x2="4.422cm" svg:y2="2.295cm">
          <text:p/>
        </draw:line>
        <draw:line draw:style-name="gr6" draw:text-style-name="P2" draw:id="id1" draw:layer="layout" svg:x1="4.402cm" svg:y1="2.305cm" svg:x2="4.747cm" svg:y2="2.295cm">
          <text:p/>
        </draw:line>
        <draw:frame draw:style-name="gr7" draw:text-style-name="P4" draw:layer="layout" svg:width="3.249cm" svg:height="1.555cm" svg:x="5.676cm" svg:y="1.402cm">
          <draw:text-box>
            <text:p text:style-name="P2"><text:span text:style-name="T2">کراس سیکشنل رقبہ </text:span><text:span text:style-name="T3">A</text:span><text:span text:style-name="T4">c</text:span></text:p>
          </draw:text-box>
        </draw:frame>
        <draw:connector draw:style-name="gr8" draw:text-style-name="P2" draw:layer="layout" draw:type="curve" svg:x1="6.113cm" svg:y1="1.792cm" svg:x2="4.574cm" svg:y2="2.295cm" draw:end-shape="id1" draw:end-glue-point="0" svg:d="m6113 1792c0 1-1539-250-1539 503">
          <text:p/>
        </draw:connector>
        <draw:frame draw:style-name="gr9" draw:text-style-name="P3" draw:id="id2" draw:layer="layout" svg:width="3.353cm" svg:height="1.243cm" svg:x="6.07cm" svg:y="0.128cm">
          <draw:text-box>
            <text:p text:style-name="P2"><text:span text:style-name="T1">مقناطیسی کور،</text:span></text:p>
            <text:p text:style-name="P2"><text:span text:style-name="T1">پرمیبیلیٹی </text:span><text:span text:style-name="T5">μ</text:span></text:p>
          </draw:text-box>
        </draw:frame>
        <draw:connector draw:style-name="gr8" draw:text-style-name="P2" draw:layer="layout" draw:type="curve" svg:x1="6.07cm" svg:y1="0.749cm" svg:x2="4.824cm" svg:y2="0.453cm" draw:start-shape="id2" svg:d="m6070 749c-1309 0-687-296-1246-296">
          <text:p/>
        </draw:connector>
        <draw:line draw:style-name="gr6" draw:text-style-name="P2" draw:layer="layout" svg:x1="2.641cm" svg:y1="0.822cm" svg:x2="2.641cm" svg:y2="3.219cm">
          <text:p/>
        </draw:line>
        <draw:line draw:style-name="gr6" draw:text-style-name="P2" draw:layer="layout" svg:x1="2.641cm" svg:y1="3.219cm" svg:x2="3.972cm" svg:y2="3.199cm">
          <text:p/>
        </draw:line>
        <draw:line draw:style-name="gr6" draw:text-style-name="P2" draw:id="id3" draw:layer="layout" svg:x1="3.972cm" svg:y1="3.189cm" svg:x2="3.972cm" svg:y2="0.811cm">
          <text:p/>
        </draw:line>
        <draw:line draw:style-name="gr10" draw:text-style-name="P2" draw:layer="layout" svg:x1="2.895cm" svg:y1="0.833cm" svg:x2="2.631cm" svg:y2="0.832cm">
          <text:p/>
        </draw:line>
        <draw:frame draw:style-name="gr11" draw:text-style-name="P4" draw:layer="layout" svg:width="3.034cm" svg:height="1.408cm" svg:x="6.369cm" svg:y="2.54cm">
          <draw:text-box>
            <text:p text:style-name="P2"><text:span text:style-name="T2">کور کی اوسط</text:span></text:p>
            <text:p text:style-name="P2"><text:span text:style-name="T2">لمبائ </text:span><text:span text:style-name="T6">l</text:span><text:span text:style-name="T7">c</text:span></text:p>
          </draw:text-box>
        </draw:frame>
        <draw:connector draw:style-name="gr8" draw:text-style-name="P4" draw:layer="layout" draw:type="curve" svg:x1="6.75cm" svg:y1="3.153cm" svg:x2="3.972cm" svg:y2="3.189cm" draw:end-shape="id3" draw:end-glue-point="2" svg:d="m6750 3153c-1707 0-318 36-2778 36">
          <text:p/>
        </draw:connector>
        <draw:frame draw:style-name="gr12" draw:text-style-name="P4" draw:layer="layout" svg:width="0.858cm" svg:height="0.747cm" svg:x="0.995cm" svg:y="1.203cm">
          <draw:text-box>
            <text:p text:style-name="P2"><text:span text:style-name="T2">+</text:span></text:p>
          </draw:text-box>
        </draw:frame>
        <draw:frame draw:style-name="gr12" draw:text-style-name="P4" draw:layer="layout" svg:width="0.654cm" svg:height="0.747cm" svg:x="1.113cm" svg:y="2.032cm">
          <draw:text-box>
            <text:p text:style-name="P2"><text:span text:style-name="T2">-</text:span></text:p>
          </draw:text-box>
        </draw:frame>
        <draw:frame draw:style-name="gr12" draw:text-style-name="P4" draw:layer="layout" svg:width="0.714cm" svg:height="0.725cm" svg:x="1.097cm" svg:y="1.652cm">
          <draw:text-box>
            <text:p text:style-name="P2"><text:span text:style-name="T8">λ</text:span></text:p>
          </draw:text-box>
        </draw:frame>
        <draw:frame draw:style-name="gr13" draw:layer="layout" svg:width="0.324cm" svg:height="0.469cm" svg:x="1.615cm" svg:y="0.659cm">
          <draw:object xlink:href="./Object 1" xlink:type="simple" xlink:show="embed" xlink:actuate="onLoad"/>
          <draw:image xlink:href="./ObjectReplacements/Object 1" xlink:type="simple" xlink:show="embed" xlink:actuate="onLoad"/>
        </draw:frame>
        <draw:line draw:style-name="gr8" draw:text-style-name="P4" draw:layer="layout" svg:x1="1.636cm" svg:y1="1.289cm" svg:x2="2.367cm" svg:y2="1.299cm">
          <text:p/>
        </draw:line>
        <draw:frame draw:style-name="gr12" draw:text-style-name="P4" draw:layer="layout" svg:width="1.247cm" svg:height="0.581cm" svg:x="2.695cm" svg:y="0.536cm">
          <draw:text-box>
            <text:p text:style-name="P2"><text:span text:style-name="T9">فلکس</text:span></text:p>
          </draw:text-box>
        </draw:frame>
        <draw:line draw:style-name="gr6" draw:text-style-name="P4" draw:layer="layout" svg:x1="3.962cm" svg:y1="0.833cm" svg:x2="3.708cm" svg:y2="0.833cm">
          <text:p/>
        </draw:line>
        <draw:frame draw:style-name="gr14" draw:text-style-name="P4" draw:id="id4" draw:layer="layout" svg:width="2.509cm" svg:height="0.747cm" svg:x="-0.004cm" svg:y="2.991cm">
          <draw:text-box>
            <text:p text:style-name="P2"><text:span text:style-name="T2">N</text:span><text:span text:style-name="T2"> ٹرن کائل</text:span></text:p>
          </draw:text-box>
        </draw:frame>
        <draw:connector draw:style-name="gr8" draw:text-style-name="P4" draw:layer="layout" draw:type="curve" draw:line-skew="0.271cm" svg:x1="1.25cm" svg:y1="2.991cm" svg:x2="2.31cm" svg:y2="2.748cm" draw:start-shape="id4" draw:start-glue-point="0" svg:d="m1250 2991c0-345 1060-224 1060-243">
          <text:p/>
        </draw:connector>
      </draw:page>
    </office:drawing>
  </office:body>
</office:document-content>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6/content.xml><?xml version="1.0" encoding="utf-8"?>
<!DOCTYPE math  PUBLIC '-//OpenOffice.org//DTD Modified W3C MathML 1.01//EN'  'math.dtd'>
<math:math xmlns:math="http://www.w3.org/1998/Math/MathML">
  <math:semantics>
    <math:mrow>
      <math:mrow>
        <math:mo math:stretchy="false">τ</math:mo>
        <math:mo math:stretchy="false">=</math:mo>
        <math:mo math:stretchy="false">φ</math:mo>
      </math:mrow>
      <math:mrow>
        <math:mo math:stretchy="false">(</math:mo>
        <math:mrow>
          <math:msub>
            <math:mo math:stretchy="false">ℜ</math:mo>
            <math:mi>c</math:mi>
          </math:msub>
          <math:mo math:stretchy="false">+</math:mo>
          <math:msub>
            <math:mo math:stretchy="false">ℜ</math:mo>
            <math:mi>d</math:mi>
          </math:msub>
        </math:mrow>
        <math:mo math:stretchy="false">)</math:mo>
      </math:mrow>
    </math:mrow>
    <math:annotation math:encoding="StarMath 5.0">%tau=%phi {(re_c+re_d)}</math:annotation>
  </math:semantics>
</math:math>
</file>

<file path=Object 47/content.xml><?xml version="1.0" encoding="utf-8"?>
<math xmlns="http://www.w3.org/1998/Math/MathML">
  <semantics>
    <msub>
      <mi>l</mi>
      <mi>c</mi>
    </msub>
    <annotation encoding="StarMath 5.0">l_c</annotation>
  </semantics>
</math>
</file>

<file path=Object 48/content.xml><?xml version="1.0" encoding="utf-8"?>
<!DOCTYPE math  PUBLIC '-//OpenOffice.org//DTD Modified W3C MathML 1.01//EN'  'math.dtd'>
<math:math xmlns:math="http://www.w3.org/1998/Math/MathML">
  <math:semantics>
    <math:mrow>
      <math:mrow>
        <math:mrow>
          <math:mrow>
            <math:mo math:stretchy="false">φ</math:mo>
            <math:mo math:stretchy="false">≈</math:mo>
            <math:mfrac>
              <math:mo math:stretchy="false">τ</math:mo>
              <math:msub>
                <math:mo math:stretchy="false">ℜ</math:mo>
                <math:mi>d</math:mi>
              </math:msub>
            </math:mfrac>
          </math:mrow>
          <math:mo math:stretchy="false">=</math:mo>
          <math:mfrac>
            <math:mrow>
              <math:mo math:stretchy="false">τ</math:mo>
              <math:msub>
                <math:mo math:stretchy="false">μ</math:mo>
                <math:mn>0</math:mn>
              </math:msub>
              <math:msub>
                <math:mi>A</math:mi>
                <math:mi>c</math:mi>
              </math:msub>
            </math:mrow>
            <math:mi>d</math:mi>
          </math:mfrac>
        </math:mrow>
        <math:mo math:stretchy="false">=</math:mo>
        <math:mi>N</math:mi>
      </math:mrow>
      <math:mi>i</math:mi>
      <math:mfrac>
        <math:mrow>
          <math:msub>
            <math:mo math:stretchy="false">μ</math:mo>
            <math:mn>0</math:mn>
          </math:msub>
          <math:msub>
            <math:mi>A</math:mi>
            <math:mi>c</math:mi>
          </math:msub>
        </math:mrow>
        <math:mi>d</math:mi>
      </math:mfrac>
    </math:mrow>
    <math:annotation math:encoding="StarMath 5.0">%phi approx%tau over re_d={%tau %mu_0 A_c} over {d}={N}{i}{%mu_0 A_c} over {d}</math:annotation>
  </math:semantics>
</math:math>
</file>

<file path=Object 49/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sub>
        <math:mi>l</math:mi>
        <math:mi>c</math:mi>
      </math:msub>
    </math:mrow>
    <math:annotation math:encoding="StarMath 5.0">%tau={N}{i}={H_c}{l_c}</math:annotation>
  </math:semantics>
</math:math>
</file>

<file path=Object 5/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50/content.xml><?xml version="1.0" encoding="utf-8"?>
<!DOCTYPE math  PUBLIC '-//OpenOffice.org//DTD Modified W3C MathML 1.01//EN'  'math.dtd'>
<math:math xmlns:math="http://www.w3.org/1998/Math/MathML">
  <math:semantics>
    <math:mi math:fontstyle="italic">lc</math:mi>
    <math:annotation math:encoding="StarMath 5.0">lc</math:annotation>
  </math:semantics>
</math:math>
</file>

<file path=Object 51/content.xml><?xml version="1.0" encoding="utf-8"?>
<!DOCTYPE math  PUBLIC '-//OpenOffice.org//DTD Modified W3C MathML 1.01//EN'  'math.dtd'>
<math:math xmlns:math="http://www.w3.org/1998/Math/MathML">
  <math:semantics>
    <math:mrow>
      <math:mi>L</math:mi>
      <math:mo math:stretchy="false">=</math:mo>
      <math:mfrac>
        <math:mo math:stretchy="false">λ</math:mo>
        <math:mi>i</math:mi>
      </math:mfrac>
    </math:mrow>
    <math:annotation math:encoding="StarMath 5.0">L=%lambda over {i}</math:annotation>
  </math:semantics>
</math:math>
</file>

<file path=Object 52/content.xml><?xml version="1.0" encoding="utf-8"?>
<!DOCTYPE math  PUBLIC '-//OpenOffice.org//DTD Modified W3C MathML 1.01//EN'  'math.dtd'>
<math:math xmlns:math="http://www.w3.org/1998/Math/MathML">
  <math:semantics>
    <math:mrow>
      <math:mrow>
        <math:mo math:stretchy="false">λ</math:mo>
        <math:mo math:stretchy="false">=</math:mo>
        <math:mi>N</math:mi>
      </math:mrow>
      <math:mo math:stretchy="false">φ</math:mo>
    </math:mrow>
    <math:annotation math:encoding="StarMath 5.0">%lambda = {N}{%phi}</math:annotation>
  </math:semantics>
</math:math>
</file>

<file path=Object 53/content.xml><?xml version="1.0" encoding="utf-8"?>
<!DOCTYPE math  PUBLIC '-//OpenOffice.org//DTD Modified W3C MathML 1.01//EN'  'math.dtd'>
<math:math xmlns:math="http://www.w3.org/1998/Math/MathML">
  <math:semantics>
    <math:mrow>
      <math:mrow>
        <math:mi>L</math:mi>
        <math:mo math:stretchy="false">=</math:mo>
        <math:mfrac>
          <math:mrow>
            <math:mi>N</math:mi>
            <math:msub>
              <math:mi>B</math:mi>
              <math:mi>c</math:mi>
            </math:msub>
            <math:msub>
              <math:mi>A</math:mi>
              <math:mi>c</math:mi>
            </math:msub>
          </math:mrow>
          <math:mi>i</math:mi>
        </math:mfrac>
      </math:mrow>
      <math:mo math:stretchy="false">=</math:mo>
      <math:mfrac>
        <math:mrow>
          <math:msup>
            <math:mi>N</math:mi>
            <math:mn>2</math:mn>
          </math:msup>
          <math:msub>
            <math:mo math:stretchy="false">μ</math:mo>
            <math:mn>0</math:mn>
          </math:msub>
          <math:msub>
            <math:mi>A</math:mi>
            <math:mi>c</math:mi>
          </math:msub>
        </math:mrow>
        <math:mi>d</math:mi>
      </math:mfrac>
    </math:mrow>
    <math:annotation math:encoding="StarMath 5.0">L={{N}{B_c}{A_c}} over {i} = {{N^2}{%mu_0}{A_c}} over {d}</math:annotation>
  </math:semantics>
</math:math>
</file>

<file path=Object 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T1" style:family="text">
      <style:text-properties fo:font-family="Arial" style:font-style-name="Normal" style:font-family-generic="swiss"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2" style:family="text">
      <style:text-properties style:text-position="sub 58%" fo:font-family="Arial" style:font-style-name="Normal" style:font-family-generic="swiss"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3" style:family="text">
      <style:text-properties fo:font-family="Arial" style:font-family-generic="roman"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4"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081cm" svg:y1="1.056cm" svg:x2="6.081cm" svg:y2="2.326cm">
          <text:p/>
        </draw:line>
        <draw:line draw:style-name="gr1" draw:text-style-name="P1" draw:layer="layout" svg:x1="6.081cm" svg:y1="2.326cm" svg:x2="3.53cm" svg:y2="2.326cm">
          <text:p/>
        </draw:line>
        <draw:line draw:style-name="gr1" draw:text-style-name="P1" draw:layer="layout" svg:x1="3.55cm" svg:y1="1.056cm" svg:x2="3.55cm" svg:y2="2.326cm">
          <text:p/>
        </draw:line>
        <draw:line draw:style-name="gr1" draw:text-style-name="P1" draw:layer="layout" svg:x1="3.55cm" svg:y1="1.056cm" svg:x2="4.709cm" svg:y2="1.056cm">
          <text:p/>
        </draw:line>
        <draw:line draw:style-name="gr1" draw:text-style-name="P1" draw:layer="layout" svg:x1="6.548cm" svg:y1="0.487cm" svg:x2="6.548cm" svg:y2="2.834cm">
          <text:p/>
        </draw:line>
        <draw:line draw:style-name="gr1" draw:text-style-name="P1" draw:layer="layout" svg:x1="3.063cm" svg:y1="0.508cm" svg:x2="3.063cm" svg:y2="2.824cm">
          <text:p/>
        </draw:line>
        <draw:line draw:style-name="gr1" draw:text-style-name="P1" draw:layer="layout" svg:x1="3.063cm" svg:y1="2.824cm" svg:x2="6.548cm" svg:y2="2.804cm">
          <text:p/>
        </draw:line>
        <draw:line draw:style-name="gr1" draw:text-style-name="P1" draw:layer="layout" svg:x1="4.902cm" svg:y1="1.056cm" svg:x2="4.902cm" svg:y2="0.508cm">
          <text:p/>
        </draw:line>
        <draw:line draw:style-name="gr1" draw:text-style-name="P1" draw:layer="layout" svg:x1="4.709cm" svg:y1="1.056cm" svg:x2="4.709cm" svg:y2="0.508cm">
          <text:p/>
        </draw:line>
        <draw:line draw:style-name="gr1" draw:text-style-name="P1" draw:layer="layout" svg:x1="3.062cm" svg:y1="0.508cm" svg:x2="4.709cm" svg:y2="0.508cm">
          <text:p/>
        </draw:line>
        <draw:line draw:style-name="gr1" draw:text-style-name="P1" draw:layer="layout" svg:x1="4.902cm" svg:y1="0.508cm" svg:x2="6.538cm" svg:y2="0.497cm">
          <text:p/>
        </draw:line>
        <draw:line draw:style-name="gr1" draw:text-style-name="P1" draw:layer="layout" svg:x1="4.902cm" svg:y1="1.056cm" svg:x2="6.081cm" svg:y2="1.056cm">
          <text:p/>
        </draw:line>
        <draw:path draw:style-name="gr2" draw:text-style-name="P1" draw:layer="layout" svg:width="2.437cm" svg:height="0.269cm" draw:transform="rotate (-0.117460658660383) translate (1.22557609193188cm 0.90041475035369cm)" svg:viewBox="0 0 2438 270" svg:d="m0 1771c73 13 1618-188 1687-208s140-36 214-45c70-8 144-5 216-12 65-7 128-6 194 2l120 57 7 61-77 50">
          <text:p/>
        </draw:path>
        <draw:path draw:style-name="gr2" draw:text-style-name="P1" draw:layer="layout" svg:width="0.275cm" svg:height="0.585cm" draw:transform="rotate (-2.16665173342654) translate (3.6315469006262cm 1.52600064456767cm)" svg:viewBox="0 0 276 586" svg:d="m191-7151c126 58 83-102 52-147-37-54-74-109-111-164-37-54-74-110-112-164l-20-66 58-32 43 27">
          <text:p/>
        </draw:path>
        <draw:path draw:style-name="gr2" draw:text-style-name="P1" draw:layer="layout" svg:width="0.275cm" svg:height="0.585cm" draw:transform="rotate (-2.16665173342654) translate (3.6485469006262cm 1.79100064456767cm)" svg:viewBox="0 0 276 586" svg:d="m191-7477c126 59 83-102 52-146-37-55-74-110-111-165-37-54-74-109-112-164l-20-66 58-32 61 37">
          <text:p/>
        </draw:path>
        <draw:path draw:style-name="gr2" draw:text-style-name="P1" draw:layer="layout" svg:width="0.275cm" svg:height="0.585cm" draw:transform="rotate (-2.16665173342654) translate (3.6485469006262cm 2.05500064456767cm)" svg:viewBox="0 0 276 586" svg:d="m191-7773c126 58 83-102 52-147-37-54-74-109-111-164-37-54-74-110-112-164l-20-66 58-32 59 51">
          <text:p/>
        </draw:path>
        <draw:path draw:style-name="gr2" draw:text-style-name="P1" draw:layer="layout" svg:width="1.801cm" svg:height="0.396cm" draw:transform="rotate (-2.91627064715796) translate (3.05910553881324cm 2.12746043736032cm)" svg:viewBox="0 0 1802 397" svg:d="m0-5514c58-3 115 10 172 12s112 14 167 28c50 12 103 24 155 35l1308 322">
          <text:p/>
        </draw:path>
        <draw:path draw:style-name="gr2" draw:text-style-name="P1" draw:layer="layout" svg:width="0.275cm" svg:height="0.585cm" draw:transform="rotate (-2.16665173342654) translate (6.6655469006262cm 1.84200064456767cm)" svg:viewBox="0 0 276 586" svg:d="m191-12528c126 58 83-102 52-147-37-54-35-61-73-117-36-54-112-157-150-211l-20-66 58-32 59 51">
          <text:p/>
        </draw:path>
        <draw:path draw:style-name="gr2" draw:text-style-name="P1" draw:layer="layout" svg:width="0.258cm" svg:height="0.566cm" draw:transform="rotate (-2.16665173342654) translate (6.6404842498774cm 1.37556781532773cm)" svg:viewBox="0 0 259 567" svg:d="m174-11982c126 58 83-102 52-146-37-55-74-110-111-165-37-54-74-109-112-164l-3-53 56-26 51 39">
          <text:p/>
        </draw:path>
        <draw:path draw:style-name="gr2" draw:text-style-name="P1" draw:layer="layout" svg:width="0.275cm" svg:height="0.585cm" draw:transform="rotate (-2.16665173342654) translate (6.6555469006262cm 1.61800064456767cm)" svg:viewBox="0 0 276 586" svg:d="m191-12260c126 58 83-102 52-147-37-54-36-60-73-115-37-54-112-159-150-213l-20-66 58-32 59 51">
          <text:p/>
        </draw:path>
        <draw:path draw:style-name="gr2" draw:text-style-name="P1" draw:layer="layout" svg:width="1.894cm" svg:height="0.508cm" draw:transform="rotate (-0.257261531745102) translate (6.6759809708054cm 0.726748445873646cm)" svg:viewBox="0 0 1895 509" svg:d="m0-1485c24 5 47-2 71-6 22-3 45-11 68-21 20-9 45-15 69-20 22-5 43-14 66-19 22-5 45-11 66-18 22-7 46-13 68-20s45-10 68-16c24-6 44-21 68-27 26-7 49-18 76-24 24-5 53-11 77-20 24-10 49-16 74-23 22-6 46-13 70-18l22-6 21-6 1011-263">
          <text:p/>
        </draw:path>
        <draw:path draw:style-name="gr2" draw:text-style-name="P1" draw:layer="layout" svg:width="2.452cm" svg:height="0.361cm" draw:transform="rotate (-3.04193435330153) translate (8.478cm 2.032cm)" svg:viewBox="0 0 2453 362" svg:d="m2375-5373c25-4 55 17 72-8 18-23-8-53-26-69s-40-32-62-44c-19-11-43-12-64-17s-48-6-70-13-49-10-72-17c-22-6-46-11-69-14-22-2-48-5-71-7-24-1-48-1-73-2s-51-3-77-6c-23-2-47 0-70 0-27 2-57-3-84-6-26-3-52-5-79-8-21-2-45-4-68-9-21-4-45-4-67-10-22-5-47-4-71-7-22-2-46-3-68-6-22-4-46-7-70-9-23-3-49-5-72-8-28-2-57-8-85-10-24-1-49-5-73-7-22-3-44-6-68-5l-988-76">
          <text:p/>
        </draw:path>
        <draw:frame draw:style-name="gr3" draw:layer="layout" svg:width="1.023cm" svg:height="2.593cm" svg:x="0.919cm" svg:y="0.497cm">
          <draw:text-box>
            <text:p>+</text:p>
            <text:p><text:span text:style-name="T1">λ</text:span><text:span text:style-name="T2">1</text:span></text:p>
            <text:p><text:span text:style-name="T3">-</text:span></text:p>
          </draw:text-box>
        </draw:frame>
        <draw:frame draw:style-name="gr3" draw:layer="layout" svg:width="0.845cm" svg:height="1.171cm" svg:x="1.517cm" svg:y="-0.196cm">
          <draw:text-box>
            <text:p>i<text:span text:style-name="T4">1</text:span></text:p>
          </draw:text-box>
        </draw:frame>
        <draw:line draw:style-name="gr4" draw:text-style-name="P1" draw:layer="layout" svg:x1="1.773cm" svg:y1="0.853cm" svg:x2="2.88cm" svg:y2="0.853cm">
          <text:p/>
        </draw:line>
        <draw:frame draw:style-name="gr3" draw:layer="layout" svg:width="0.845cm" svg:height="1.171cm" svg:x="7.024cm" svg:y="-0.121cm">
          <draw:text-box>
            <text:p>i<text:span text:style-name="T4">2</text:span></text:p>
          </draw:text-box>
        </draw:frame>
        <draw:frame draw:style-name="gr3" draw:layer="layout" svg:width="1.023cm" svg:height="2.593cm" svg:x="7.943cm" svg:y="0.335cm">
          <draw:text-box>
            <text:p>+</text:p>
            <text:p><text:span text:style-name="T1">λ</text:span><text:span text:style-name="T2">2</text:span></text:p>
            <text:p><text:span text:style-name="T3">-</text:span></text:p>
          </draw:text-box>
        </draw:frame>
        <draw:line draw:style-name="gr4" draw:text-style-name="P1" draw:layer="layout" svg:x1="7.94cm" svg:y1="0.914cm" svg:x2="6.7cm" svg:y2="0.894cm">
          <text:p/>
        </draw:line>
        <draw:frame draw:style-name="gr3" draw:layer="layout" svg:width="1.162cm" svg:height="1.171cm" svg:x="2.846cm" svg:y="2.923cm">
          <draw:text-box>
            <text:p>N<text:span text:style-name="T4">1</text:span></text:p>
          </draw:text-box>
        </draw:frame>
        <draw:frame draw:style-name="gr3" draw:layer="layout" svg:width="1.162cm" svg:height="1.171cm" svg:x="5.766cm" svg:y="2.882cm">
          <draw:text-box>
            <text:p>N<text:span text:style-name="T4">2</text:span></text:p>
          </draw:text-box>
        </draw:frame>
      </draw:page>
    </office:drawing>
  </office:body>
</office:document-content>
</file>

<file path=Object 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5/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56/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57/content.xml><?xml version="1.0" encoding="utf-8"?>
<!DOCTYPE math  PUBLIC '-//OpenOffice.org//DTD Modified W3C MathML 1.01//EN'  'math.dtd'>
<math:math xmlns:math="http://www.w3.org/1998/Math/MathML">
  <math:semantics>
    <math:mrow>
      <math:mo math:stretchy="false">φ</math:mo>
      <math:mo math:stretchy="false">=</math:mo>
      <math:mrow>
        <math:mrow>
          <math:mo math:stretchy="false">(</math:mo>
          <math:mrow>
            <math:msub>
              <math:mi>N</math:mi>
              <math:mn>1</math:mn>
            </math:msub>
            <math:mrow>
              <math:msub>
                <math:mi>i</math:mi>
                <math:mn>1</math:mn>
              </math:msub>
              <math:mo math:stretchy="false">+</math:mo>
              <math:msub>
                <math:mi>N</math:mi>
                <math:mn>2</math:mn>
              </math:msub>
            </math:mrow>
            <math:msub>
              <math:mi>i</math:mi>
              <math:mn>2</math:mn>
            </math:msub>
          </math:mrow>
          <math:mo math:stretchy="false">)</math:mo>
        </math:mrow>
        <math:mfrac>
          <math:mrow>
            <math:msub>
              <math:mo math:stretchy="false">μ</math:mo>
              <math:mn>0</math:mn>
            </math:msub>
            <math:msub>
              <math:mi>A</math:mi>
              <math:mi>c</math:mi>
            </math:msub>
          </math:mrow>
          <math:mi>d</math:mi>
        </math:mfrac>
      </math:mrow>
    </math:mrow>
    <math:annotation math:encoding="StarMath 5.0">%phi={({N_1}{i_1}+{N_2}{i_2}){%mu_0 A_c} over {d}}</math:annotation>
  </math:semantics>
</math:math>
</file>

<file path=Object 58/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59/content.xml><?xml version="1.0" encoding="utf-8"?>
<!DOCTYPE math  PUBLIC '-//OpenOffice.org//DTD Modified W3C MathML 1.01//EN'  'math.dtd'>
<math:math xmlns:math="http://www.w3.org/1998/Math/MathML">
  <math:semantics>
    <math:mrow>
      <math:msub>
        <math:mi>N</math:mi>
        <math:mn>1</math:mn>
      </math:msub>
      <math:mrow>
        <math:msub>
          <math:mi>i</math:mi>
          <math:mn>1</math:mn>
        </math:msub>
        <math:mo math:stretchy="false">+</math:mo>
        <math:msub>
          <math:mi>N</math:mi>
          <math:mn>2</math:mn>
        </math:msub>
      </math:mrow>
      <math:msub>
        <math:mi>i</math:mi>
        <math:mn>2</math:mn>
      </math:msub>
    </math:mrow>
    <math:annotation math:encoding="StarMath 5.0">{N_1}{i_1}+{N_2}{i_2}</math:annotation>
  </math:semantics>
</math:math>
</file>

<file path=Object 6/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60/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1/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62/content.xml><?xml version="1.0" encoding="utf-8"?>
<!DOCTYPE math  PUBLIC '-//OpenOffice.org//DTD Modified W3C MathML 1.01//EN'  'math.dtd'>
<math:math xmlns:math="http://www.w3.org/1998/Math/MathML">
  <math:semantics>
    <math:mrow>
      <math:msub>
        <math:mi>B</math:mi>
        <math:mi math:fontstyle="italic">av</math:mi>
      </math:msub>
      <math:mo math:stretchy="false">=</math:mo>
      <math:mfrac>
        <math:mo math:stretchy="false">φ</math:mo>
        <math:mi>A</math:mi>
      </math:mfrac>
    </math:mrow>
    <math:annotation math:encoding="StarMath 5.0">B_av={%phi} over {A}</math:annotation>
  </math:semantics>
</math:math>
</file>

<file path=Object 63/content.xml><?xml version="1.0" encoding="utf-8"?>
<!DOCTYPE math  PUBLIC '-//OpenOffice.org//DTD Modified W3C MathML 1.01//EN'  'math.dtd'>
<math:math xmlns:math="http://www.w3.org/1998/Math/MathML">
  <math:semantics>
    <math:msub>
      <math:mi>B</math:mi>
      <math:mi math:fontstyle="italic">av</math:mi>
    </math:msub>
    <math:annotation math:encoding="StarMath 5.0">B_av</math:annotation>
  </math:semantics>
</math:math>
</file>

<file path=Object 64/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5/content.xml><?xml version="1.0" encoding="utf-8"?>
<!DOCTYPE math  PUBLIC '-//OpenOffice.org//DTD Modified W3C MathML 1.01//EN'  'math.dtd'>
<math:math xmlns:math="http://www.w3.org/1998/Math/MathML">
  <math:semantics>
    <math:mrow>
      <math:mi>B</math:mi>
      <math:mo math:stretchy="false">=</math:mo>
      <math:mfrac>
        <math:mrow>
          <math:mo math:stretchy="false">Δ</math:mo>
          <math:mo math:stretchy="false">φ</math:mo>
        </math:mrow>
        <math:mrow>
          <math:mo math:stretchy="false">Δ</math:mo>
          <math:mi>A</math:mi>
        </math:mrow>
      </math:mfrac>
    </math:mrow>
    <math:annotation math:encoding="StarMath 5.0">B={%DELTA %phi} over {%DELTA A}</math:annotation>
  </math:semantics>
</math:math>
</file>

<file path=Object 66/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67/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8/Object 1/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8/Object 2/content.xml><?xml version="1.0" encoding="utf-8"?>
<!DOCTYPE math  PUBLIC '-//OpenOffice.org//DTD Modified W3C MathML 1.01//EN'  'math.dtd'>
<math:math xmlns:math="http://www.w3.org/1998/Math/MathML">
  <math:semantics>
    <math:mrow>
      <math:msub>
        <math:mi>B</math:mi>
        <math:mi math:fontstyle="italic">av</math:mi>
      </math:msub>
      <math:mo math:stretchy="false">=</math:mo>
      <math:mfrac>
        <math:mo math:stretchy="false">φ</math:mo>
        <math:mi>A</math:mi>
      </math:mfrac>
    </math:mrow>
    <math:annotation math:encoding="StarMath 5.0">B_av={%phi} over {A}</math:annotation>
  </math:semantics>
</math:math>
</file>

<file path=Object 6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808cm"/>
    </style:style>
    <style:style style:name="gr5" style:family="graphic" style:parent-style-name="standard">
      <style:graphic-properties draw:ole-draw-aspect="1" style:protect="siz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356cm" svg:y1="1.843cm" svg:x2="4.16cm" svg:y2="1.822cm">
          <text:p/>
        </draw:line>
        <draw:line draw:style-name="gr1" draw:text-style-name="P1" draw:layer="layout" svg:x1="1.356cm" svg:y1="2.068cm" svg:x2="4.16cm" svg:y2="2.047cm">
          <text:p/>
        </draw:line>
        <draw:line draw:style-name="gr1" draw:text-style-name="P1" draw:layer="layout" svg:x1="1.356cm" svg:y1="2.322cm" svg:x2="4.16cm" svg:y2="2.301cm">
          <text:p/>
        </draw:line>
        <draw:line draw:style-name="gr1" draw:text-style-name="P1" draw:layer="layout" svg:x1="1.356cm" svg:y1="2.575cm" svg:x2="4.16cm" svg:y2="2.554cm">
          <text:p/>
        </draw:line>
        <draw:line draw:style-name="gr1" draw:text-style-name="P1" draw:layer="layout" svg:x1="1.356cm" svg:y1="1.569cm" svg:x2="4.16cm" svg:y2="1.548cm">
          <text:p/>
        </draw:line>
        <draw:path draw:style-name="gr2" draw:text-style-name="P1" draw:id="id1" draw:layer="layout" svg:width="1.459cm" svg:height="2.017cm" draw:transform="skewX (0.19495327744773) rotate (2.97665903927577) translate (4.56556313215306cm 3.15312778018957cm)" svg:viewBox="0 0 1460 2018" svg:d="m867-2717c243 30 500-79 552-264 42-152 80-317-33-456-111-138-105-300-142-452-38-156-8-318 6-478 13-147-45-390-374-350-217 26-538-39-652 112-116 154-180 327-220 499-41 173 281 255 388 394 106 138 64 299 74 449s31 312 179 430l179 123 48 7z">
          <text:p/>
        </draw:path>
        <draw:line draw:style-name="gr1" draw:text-style-name="P1" draw:layer="layout" svg:x1="4.657cm" svg:y1="1.569cm" svg:x2="6.466cm" svg:y2="1.549cm">
          <text:p/>
        </draw:line>
        <draw:line draw:style-name="gr1" draw:text-style-name="P1" draw:layer="layout" svg:x1="4.586cm" svg:y1="1.803cm" svg:x2="6.446cm" svg:y2="1.793cm">
          <text:p/>
        </draw:line>
        <draw:line draw:style-name="gr1" draw:text-style-name="P1" draw:layer="layout" svg:x1="4.495cm" svg:y1="2.047cm" svg:x2="6.466cm" svg:y2="2.016cm">
          <text:p/>
        </draw:line>
        <draw:line draw:style-name="gr1" draw:text-style-name="P1" draw:id="id3" draw:layer="layout" svg:x1="4.677cm" svg:y1="2.301cm" svg:x2="6.476cm" svg:y2="2.29cm">
          <text:p/>
        </draw:line>
        <draw:line draw:style-name="gr1" draw:text-style-name="P1" draw:layer="layout" svg:x1="4.81cm" svg:y1="2.534cm" svg:x2="6.435cm" svg:y2="2.544cm">
          <text:p/>
        </draw:line>
        <draw:frame draw:style-name="gr3" draw:id="id2" draw:layer="layout" svg:width="3.338cm" svg:height="2.359cm" svg:x="6.104cm" svg:y="2.005cm">
          <draw:text-box>
            <text:p>مقناطیسی</text:p>
            <text:p><text:s/>فلکس</text:p>
          </draw:text-box>
        </draw:frame>
        <draw:frame draw:style-name="gr4" draw:layer="layout" svg:width="1.582cm" svg:height="2.359cm" svg:x="2.158cm" svg:y="2.702cm">
          <draw:text-box>
            <text:p>رقبہ </text:p>
          </draw:text-box>
        </draw:frame>
        <draw:frame draw:style-name="gr5" draw:layer="layout" svg:width="0.502cm" svg:height="0.469cm" svg:x="2.005cm" svg:y="3.021cm">
          <draw:object xlink:href="./Object 1" xlink:type="simple" xlink:show="embed" xlink:actuate="onLoad"/>
          <draw:image xlink:href="./ObjectReplacements/Object 1" xlink:type="simple" xlink:show="embed" xlink:actuate="onLoad"/>
        </draw:frame>
        <draw:frame draw:style-name="gr5" draw:layer="layout" svg:width="1.523cm" svg:height="1.002cm" svg:x="7.36cm" svg:y="1.03cm">
          <draw:object xlink:href="./Object 2" xlink:type="simple" xlink:show="embed" xlink:actuate="onLoad"/>
          <draw:image xlink:href="./ObjectReplacements/Object 2" xlink:type="simple" xlink:show="embed" xlink:actuate="onLoad"/>
        </draw:frame>
        <draw:connector draw:style-name="gr6" draw:text-style-name="P1" draw:layer="layout" draw:type="curve" svg:x1="3.348cm" svg:y1="3.45cm" svg:x2="4.111cm" svg:y2="3.063cm" draw:end-shape="id1" draw:end-glue-point="2" svg:d="m3348 3450c0 171 763 364 763-387">
          <text:p/>
        </draw:connector>
        <draw:connector draw:style-name="gr6" draw:text-style-name="P1" draw:layer="layout" draw:type="curve" svg:x1="6.104cm" svg:y1="3.184cm" svg:x2="5.576cm" svg:y2="2.301cm" draw:start-shape="id2" draw:end-shape="id3" draw:end-glue-point="2" svg:d="m6104 3184c-352 0-528-294-528-883">
          <text:p/>
        </draw:connector>
      </draw:page>
    </office:drawing>
  </office:body>
</office:document-content>
</file>

<file path=Object 6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0.16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9/content.xml><?xml version="1.0" encoding="utf-8"?>
<!DOCTYPE math  PUBLIC '-//OpenOffice.org//DTD Modified W3C MathML 1.01//EN'  'math.dtd'>
<math:math xmlns:math="http://www.w3.org/1998/Math/MathML">
  <math:semantics>
    <math:mrow>
      <math:mo math:stretchy="false">Δ</math:mo>
      <math:mstyle math:fontweight="bold">
        <math:mrow>
          <math:mi>A</math:mi>
        </math:mrow>
      </math:mstyle>
    </math:mrow>
    <math:annotation math:encoding="StarMath 5.0">%DELTA bold {A}</math:annotation>
  </math:semantics>
</math:math>
</file>

<file path=Object 7/content.xml><?xml version="1.0" encoding="utf-8"?>
<!DOCTYPE math  PUBLIC '-//OpenOffice.org//DTD Modified W3C MathML 1.01//EN'  'math.dtd'>
<math:math xmlns:math="http://www.w3.org/1998/Math/MathML">
  <math:semantics>
    <math:mi>i</math:mi>
    <math:annotation math:encoding="StarMath 5.0"> i</math:annotation>
  </math:semantics>
</math:math>
</file>

<file path=Object 70/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71/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72/content.xml><?xml version="1.0" encoding="utf-8"?>
<!DOCTYPE math  PUBLIC '-//OpenOffice.org//DTD Modified W3C MathML 1.01//EN'  'math.dtd'>
<math:math xmlns:math="http://www.w3.org/1998/Math/MathML">
  <math:semantics>
    <math:mrow>
      <math:mrow>
        <math:mo math:stretchy="false">φ</math:mo>
        <math:mo math:stretchy="false">=</math:mo>
        <math:mrow>
          <math:msub>
            <math:mo math:stretchy="false">∫</math:mo>
            <math:mi>S</math:mi>
          </math:msub>
          <math:mi>B</math:mi>
        </math:mrow>
      </math:mrow>
      <math:mi>cos</math:mi>
      <math:mo math:stretchy="false">θ</math:mo>
      <math:mrow>
        <math:mi math:fontstyle="italic">dA</math:mi>
        <math:mo math:stretchy="false">=</math:mo>
        <math:mrow>
          <math:mrow>
            <math:msub>
              <math:mo math:stretchy="false">∫</math:mo>
              <math:mi>S</math:mi>
            </math:msub>
            <math:mstyle math:fontweight="bold">
              <math:mrow>
                <math:mi>B</math:mi>
              </math:mrow>
            </math:mstyle>
          </math:mrow>
          <math:mo math:stretchy="false">⋅</math:mo>
          <math:mstyle math:fontweight="bold">
            <math:mrow>
              <math:mi math:fontstyle="italic">dA</math:mi>
            </math:mrow>
          </math:mstyle>
        </math:mrow>
      </math:mrow>
    </math:mrow>
    <math:annotation math:encoding="StarMath 5.0">%phi =int_S B cos%theta dA  =int_S bold{B} cdot bold{dA}</math:annotation>
  </math:semantics>
</math:math>
</file>

<file path=Object 73/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74/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75/content.xml><?xml version="1.0" encoding="utf-8"?>
<!DOCTYPE math  PUBLIC '-//OpenOffice.org//DTD Modified W3C MathML 1.01//EN'  'math.dtd'>
<math:math xmlns:math="http://www.w3.org/1998/Math/MathML">
  <math:semantics>
    <math:mrow>
      <math:mrow>
        <math:mstyle math:fontweight="bold">
          <math:mrow>
            <math:mi>B</math:mi>
          </math:mrow>
        </math:mstyle>
        <math:mo math:stretchy="false">=</math:mo>
        <math:mo math:stretchy="false">μ</math:mo>
      </math:mrow>
      <math:mstyle math:fontweight="bold">
        <math:mrow>
          <math:mi>H</math:mi>
        </math:mrow>
      </math:mstyle>
    </math:mrow>
    <math:annotation math:encoding="StarMath 5.0">bold B=%mu bold H</math:annotation>
  </math:semantics>
</math:math>
</file>

<file path=Object 76/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77/content.xml><?xml version="1.0" encoding="utf-8"?>
<!DOCTYPE math  PUBLIC '-//OpenOffice.org//DTD Modified W3C MathML 1.01//EN'  'math.dtd'>
<math:math xmlns:math="http://www.w3.org/1998/Math/MathML">
  <math:semantics>
    <math:mrow>
      <math:mrow>
        <math:msub>
          <math:mo math:stretchy="false">μ</math:mo>
          <math:mn>0</math:mn>
        </math:msub>
        <math:mo math:stretchy="false">=</math:mo>
        <math:mn>4</math:mn>
      </math:mrow>
      <math:mrow>
        <math:mo math:stretchy="false">π</math:mo>
        <math:mo math:stretchy="false">⋅</math:mo>
        <math:msup>
          <math:mn>10</math:mn>
          <math:mrow>
            <math:mo math:stretchy="false">−</math:mo>
            <math:mn>7</math:mn>
          </math:mrow>
        </math:msup>
      </math:mrow>
    </math:mrow>
    <math:annotation math:encoding="StarMath 5.0">%mu_0 = 4 %pi cdot 10^-7</math:annotation>
  </math:semantics>
</math:math>
</file>

<file path=Object 78/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79/content.xml><?xml version="1.0" encoding="utf-8"?>
<!DOCTYPE math  PUBLIC '-//OpenOffice.org//DTD Modified W3C MathML 1.01//EN'  'math.dtd'>
<math:math xmlns:math="http://www.w3.org/1998/Math/MathML">
  <math:semantics>
    <math:msub>
      <math:mo math:stretchy="false">μ</math:mo>
      <math:mn>0</math:mn>
    </math:msub>
    <math:annotation math:encoding="StarMath 5.0">%mu_0</math:annotation>
  </math:semantics>
</math:math>
</file>

<file path=Object 8/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80/content.xml><?xml version="1.0" encoding="utf-8"?>
<!DOCTYPE math  PUBLIC '-//OpenOffice.org//DTD Modified W3C MathML 1.01//EN'  'math.dtd'>
<math:math xmlns:math="http://www.w3.org/1998/Math/MathML">
  <math:semantics>
    <math:mrow>
      <math:mrow>
        <math:mo math:stretchy="false">μ</math:mo>
        <math:mo math:stretchy="false">=</math:mo>
        <math:msub>
          <math:mo math:stretchy="false">μ</math:mo>
          <math:mi>r</math:mi>
        </math:msub>
      </math:mrow>
      <math:msub>
        <math:mo math:stretchy="false">μ</math:mo>
        <math:mn>0</math:mn>
      </math:msub>
    </math:mrow>
    <math:annotation math:encoding="StarMath 5.0">%mu = %mu_r %mu_0</math:annotation>
  </math:semantics>
</math:math>
</file>

<file path=Object 81/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2/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3/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4/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85/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86/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87/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88/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sub>
          <math:mi>N</math:mi>
          <math:mn>1</math:mn>
        </math:msub>
      </math:mrow>
      <math:mrow>
        <math:mo math:stretchy="false">φ</math:mo>
        <math:mo math:stretchy="false">=</math:mo>
        <math:msubsup>
          <math:mi>N</math:mi>
          <math:mn>1</math:mn>
          <math:mn>2</math:mn>
        </math:msubsup>
      </math:mrow>
      <math:mfrac>
        <math:mrow>
          <math:msub>
            <math:mo math:stretchy="false">μ</math:mo>
            <math:mn>0</math:mn>
          </math:msub>
          <math:msub>
            <math:mi>A</math:mi>
            <math:mi>c</math:mi>
          </math:msub>
        </math:mrow>
        <math:mi>d</math:mi>
      </math:mfrac>
      <math:mrow>
        <math:msub>
          <math:mi>i</math:mi>
          <math:mn>1</math:mn>
        </math:msub>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sub>
        <math:mi>i</math:mi>
        <math:mn>2</math:mn>
      </math:msub>
    </math:mrow>
    <math:annotation math:encoding="StarMath 5.0">%lambda_1={N_1}{%phi}=N_1^2{%mu_0 A_c} over {d} {i_1}+{N_1}{N_2}{%mu_0 A_c} over {d} {i_2}</math:annotation>
  </math:semantics>
</math:math>
</file>

<file path=Object 89/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sub>
          <math:mi>L</math:mi>
          <math:mn>11</math:mn>
        </math:msub>
      </math:mrow>
      <math:mrow>
        <math:msub>
          <math:mi>i</math:mi>
          <math:mn>1</math:mn>
        </math:msub>
        <math:mo math:stretchy="false">+</math:mo>
        <math:msub>
          <math:mi>L</math:mi>
          <math:mn>12</math:mn>
        </math:msub>
      </math:mrow>
      <math:msub>
        <math:mi>i</math:mi>
        <math:mn>2</math:mn>
      </math:msub>
    </math:mrow>
    <math:annotation math:encoding="StarMath 5.0">%lambda_1=L_{11}i_1+L_{12}i_2</math:annotation>
  </math:semantics>
</math:math>
</file>

<file path=Object 9/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90/content.xml><?xml version="1.0" encoding="utf-8"?>
<!DOCTYPE math  PUBLIC '-//OpenOffice.org//DTD Modified W3C MathML 1.01//EN'  'math.dtd'>
<math:math xmlns:math="http://www.w3.org/1998/Math/MathML">
  <math:semantics>
    <math:mrow>
      <math:mrow>
        <math:msub>
          <math:mi>L</math:mi>
          <math:mn>11</math:mn>
        </math:msub>
        <math:mo math:stretchy="false">=</math:mo>
        <math:msubsup>
          <math:mi>N</math:mi>
          <math:mn>1</math:mn>
          <math:mn>2</math:mn>
        </math:msubsup>
      </math:mrow>
      <math:mfrac>
        <math:mrow>
          <math:msub>
            <math:mo math:stretchy="false">μ</math:mo>
            <math:mn>0</math:mn>
          </math:msub>
          <math:msub>
            <math:mi>A</math:mi>
            <math:mi>c</math:mi>
          </math:msub>
        </math:mrow>
        <math:mi>d</math:mi>
      </math:mfrac>
    </math:mrow>
    <math:annotation math:encoding="StarMath 5.0">L_{11}={N_1^2}{%mu_0 A_c} over {d}</math:annotation>
  </math:semantics>
</math:math>
</file>

<file path=Object 91/content.xml><?xml version="1.0" encoding="utf-8"?>
<!DOCTYPE math  PUBLIC '-//OpenOffice.org//DTD Modified W3C MathML 1.01//EN'  'math.dtd'>
<math:math xmlns:math="http://www.w3.org/1998/Math/MathML">
  <math:semantics>
    <math:mrow>
      <math:mrow>
        <math:msub>
          <math:mi>L</math:mi>
          <math:mn>12</math:mn>
        </math:msub>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row>
    <math:annotation math:encoding="StarMath 5.0">L_{12}={N_1}{N_2}{%mu_0 A_c} over {d}</math:annotation>
  </math:semantics>
</math:math>
</file>

<file path=Object 92/content.xml><?xml version="1.0" encoding="utf-8"?>
<!DOCTYPE math  PUBLIC '-//OpenOffice.org//DTD Modified W3C MathML 1.01//EN'  'math.dtd'>
<math:math xmlns:math="http://www.w3.org/1998/Math/MathML">
  <math:semantics>
    <math:msub>
      <math:mi>L</math:mi>
      <math:mn>11</math:mn>
    </math:msub>
    <math:annotation math:encoding="StarMath 5.0">L_{11}</math:annotation>
  </math:semantics>
</math:math>
</file>

<file path=Object 93/content.xml><?xml version="1.0" encoding="utf-8"?>
<!DOCTYPE math  PUBLIC '-//OpenOffice.org//DTD Modified W3C MathML 1.01//EN'  'math.dtd'>
<math:math xmlns:math="http://www.w3.org/1998/Math/MathML">
  <math:semantics>
    <math:msub>
      <math:mi>L</math:mi>
      <math:mn>12</math:mn>
    </math:msub>
    <math:annotation math:encoding="StarMath 5.0">L_{12}</math:annotation>
  </math:semantics>
</math:math>
</file>

<file path=Object 94/content.xml><?xml version="1.0" encoding="utf-8"?>
<!DOCTYPE math  PUBLIC '-//OpenOffice.org//DTD Modified W3C MathML 1.01//EN'  'math.dtd'>
<math:math xmlns:math="http://www.w3.org/1998/Math/MathML">
  <math:semantics>
    <math:mrow>
      <math:msub>
        <math:mi>L</math:mi>
        <math:mn>11</math:mn>
      </math:msub>
      <math:msub>
        <math:mi>i</math:mi>
        <math:mn>1</math:mn>
      </math:msub>
    </math:mrow>
    <math:annotation math:encoding="StarMath 5.0">L_{11}i_1</math:annotation>
  </math:semantics>
</math:math>
</file>

<file path=Object 95/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96/content.xml><?xml version="1.0" encoding="utf-8"?>
<!DOCTYPE math  PUBLIC '-//OpenOffice.org//DTD Modified W3C MathML 1.01//EN'  'math.dtd'>
<math:math xmlns:math="http://www.w3.org/1998/Math/MathML">
  <math:semantics>
    <math:mrow>
      <math:msub>
        <math:mi>L</math:mi>
        <math:mn>12</math:mn>
      </math:msub>
      <math:msub>
        <math:mi>i</math:mi>
        <math:mn>2</math:mn>
      </math:msub>
    </math:mrow>
    <math:annotation math:encoding="StarMath 5.0">L_{12}i_2</math:annotation>
  </math:semantics>
</math:math>
</file>

<file path=Object 97/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98/content.xml><?xml version="1.0" encoding="utf-8"?>
<!DOCTYPE math  PUBLIC '-//OpenOffice.org//DTD Modified W3C MathML 1.01//EN'  'math.dtd'>
<math:math xmlns:math="http://www.w3.org/1998/Math/MathML">
  <math:semantics>
    <math:mrow>
      <math:mrow>
        <math:msub>
          <math:mo math:stretchy="false">λ</math:mo>
          <math:mn>2</math:mn>
        </math:msub>
        <math:mo math:stretchy="false">=</math:mo>
        <math:msub>
          <math:mi>N</math:mi>
          <math:mn>2</math:mn>
        </math:msub>
      </math:mrow>
      <math:mrow>
        <math:mo math:stretchy="false">φ</math:mo>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row>
        <math:msub>
          <math:mi>i</math:mi>
          <math:mn>1</math:mn>
        </math:msub>
        <math:mo math:stretchy="false">+</math:mo>
        <math:msubsup>
          <math:mi>N</math:mi>
          <math:mn>2</math:mn>
          <math:mn>2</math:mn>
        </math:msubsup>
      </math:mrow>
      <math:mfrac>
        <math:mrow>
          <math:msub>
            <math:mo math:stretchy="false">μ</math:mo>
            <math:mn>0</math:mn>
          </math:msub>
          <math:msub>
            <math:mi>A</math:mi>
            <math:mi>c</math:mi>
          </math:msub>
        </math:mrow>
        <math:mi>d</math:mi>
      </math:mfrac>
      <math:msub>
        <math:mi>i</math:mi>
        <math:mn>2</math:mn>
      </math:msub>
    </math:mrow>
    <math:annotation math:encoding="StarMath 5.0">%lambda_2={N_2}{%phi}={N_1}{N_2}{%mu_0 A_c} over {d} {i_1}+{N_2^2}{%mu_0 A_c} over {d} {i_2}</math:annotation>
  </math:semantics>
</math:math>
</file>

<file path=Object 99/content.xml><?xml version="1.0" encoding="utf-8"?>
<!DOCTYPE math  PUBLIC '-//OpenOffice.org//DTD Modified W3C MathML 1.01//EN'  'math.dtd'>
<math:math xmlns:math="http://www.w3.org/1998/Math/MathML">
  <math:semantics>
    <math:mrow>
      <math:mrow>
        <math:msub>
          <math:mo math:stretchy="false">λ</math:mo>
          <math:mn>2</math:mn>
        </math:msub>
        <math:mo math:stretchy="false">=</math:mo>
        <math:msub>
          <math:mi>L</math:mi>
          <math:mn>21</math:mn>
        </math:msub>
      </math:mrow>
      <math:mrow>
        <math:msub>
          <math:mi>i</math:mi>
          <math:mn>1</math:mn>
        </math:msub>
        <math:mo math:stretchy="false">+</math:mo>
        <math:msub>
          <math:mi>L</math:mi>
          <math:mn>22</math:mn>
        </math:msub>
      </math:mrow>
      <math:msub>
        <math:mi>i</math:mi>
        <math:mn>2</math:mn>
      </math:msub>
    </math:mrow>
    <math:annotation math:encoding="StarMath 5.0">%lambda_2=L_{21}{i_1}+L_{22}{i_2}</math:annotation>
  </math:semantics>
</math:math>
</file>